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828cm" style:rel-width="99%" fo:break-before="auto" fo:break-after="auto" table:align="right" style:may-break-between-rows="true"/>
    </style:style>
    <style:style style:name="Table2.A" style:family="table-column">
      <style:table-column-properties style:column-width="2.475cm" style:rel-column-width="1403*"/>
    </style:style>
    <style:style style:name="Table2.B" style:family="table-column">
      <style:table-column-properties style:column-width="14.353cm" style:rel-column-width="8138*"/>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javatimesupport" style:family="table">
      <style:table-properties style:width="16.999cm" fo:margin-top="0cm" fo:margin-bottom="0.101cm" table:align="margins"/>
    </style:style>
    <style:style style:name="javatimesupport.A" style:family="table-column">
      <style:table-column-properties style:column-width="5.398cm" style:rel-column-width="20809*"/>
    </style:style>
    <style:style style:name="javatimesupport.B" style:family="table-column">
      <style:table-column-properties style:column-width="1.614cm" style:rel-column-width="6222*"/>
    </style:style>
    <style:style style:name="javatimesupport.C" style:family="table-column">
      <style:table-column-properties style:column-width="1.296cm" style:rel-column-width="4998*"/>
    </style:style>
    <style:style style:name="javatimesupport.D" style:family="table-column">
      <style:table-column-properties style:column-width="2.196cm" style:rel-column-width="8466*"/>
    </style:style>
    <style:style style:name="javatimesupport.E" style:family="table-column">
      <style:table-column-properties style:column-width="2.302cm" style:rel-column-width="8874*"/>
    </style:style>
    <style:style style:name="javatimesupport.F" style:family="table-column">
      <style:table-column-properties style:column-width="4.193cm" style:rel-column-width="16166*"/>
    </style:style>
    <style:style style:name="javatimesupport.A1" style:family="table-cell">
      <style:table-cell-properties fo:padding="0.097cm" fo:border-left="0.05pt solid #000000" fo:border-right="none" fo:border-top="0.05pt solid #000000" fo:border-bottom="0.05pt solid #000000"/>
    </style:style>
    <style:style style:name="javatimesupport.F1" style:family="table-cell">
      <style:table-cell-properties fo:padding="0.097cm" fo:border="0.05pt solid #000000"/>
    </style:style>
    <style:style style:name="javatimesupport.A2" style:family="table-cell">
      <style:table-cell-properties fo:padding="0.097cm" fo:border-left="0.05pt solid #000000" fo:border-right="none" fo:border-top="none" fo:border-bottom="0.05pt solid #000000"/>
    </style:style>
    <style:style style:name="javatimesupport.F2" style:family="table-cell">
      <style:table-cell-properties fo:padding="0.097cm" fo:border-left="0.05pt solid #000000" fo:border-right="0.05pt solid #000000"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Heading_20_1">
      <style:paragraph-properties fo:text-align="center" style:justify-single-word="false"/>
    </style:style>
    <style:style style:name="P2" style:family="paragraph" style:parent-style-name="Text_20_body">
      <style:text-properties officeooo:paragraph-rsid="00b96289"/>
    </style:style>
    <style:style style:name="P3" style:family="paragraph" style:parent-style-name="Heading_20_2" style:master-page-name="">
      <style:paragraph-properties style:page-number="auto" fo:break-before="page"/>
    </style:style>
    <style:style style:name="P4" style:family="paragraph" style:parent-style-name="Heading_20_4">
      <style:text-properties style:font-name="Arial2" fo:font-size="12pt" officeooo:rsid="0045fd96" officeooo:paragraph-rsid="00aa31fa" style:font-size-asian="12pt" style:font-size-complex="12pt"/>
    </style:style>
    <style:style style:name="P5" style:family="paragraph" style:parent-style-name="Text_20_body">
      <style:text-properties style:font-name="Times New Roman2" fo:font-size="12pt" officeooo:rsid="0045fd96" officeooo:paragraph-rsid="00aa31fa" style:font-size-asian="12pt" style:font-size-complex="12pt"/>
    </style:style>
    <style:style style:name="P6" style:family="paragraph" style:parent-style-name="Text_20_body" style:list-style-name="L1">
      <style:text-properties officeooo:paragraph-rsid="00aa31fa"/>
    </style:style>
    <style:style style:name="P7" style:family="paragraph" style:parent-style-name="Text_20_body">
      <style:text-properties officeooo:rsid="005abdba" officeooo:paragraph-rsid="00aa31fa"/>
    </style:style>
    <style:style style:name="P8" style:family="paragraph" style:parent-style-name="Text_20_body">
      <style:text-properties officeooo:rsid="00a93222" officeooo:paragraph-rsid="00be3624"/>
    </style:style>
    <style:style style:name="P9" style:family="paragraph" style:parent-style-name="Text_20_body">
      <style:text-properties officeooo:paragraph-rsid="00353d5d"/>
    </style:style>
    <style:style style:name="P10" style:family="paragraph" style:parent-style-name="Text_20_body">
      <style:text-properties officeooo:paragraph-rsid="001f838d"/>
    </style:style>
    <style:style style:name="P11" style:family="paragraph" style:parent-style-name="Text_20_body">
      <style:text-properties officeooo:paragraph-rsid="00815b9c"/>
    </style:style>
    <style:style style:name="P12" style:family="paragraph" style:parent-style-name="Text_20_body">
      <style:text-properties style:font-name="Times New Roman1" officeooo:rsid="0049afcb" officeooo:paragraph-rsid="0049afcb"/>
    </style:style>
    <style:style style:name="P13" style:family="paragraph" style:parent-style-name="Text_20_body">
      <style:text-properties officeooo:rsid="00546a03" officeooo:paragraph-rsid="00c1b3c0"/>
    </style:style>
    <style:style style:name="P14" style:family="paragraph" style:parent-style-name="Text_20_body">
      <style:text-properties officeooo:paragraph-rsid="00b96289"/>
    </style:style>
    <style:style style:name="P15" style:family="paragraph" style:parent-style-name="Text_20_body">
      <style:text-properties style:font-name="Times New Roman2" fo:font-size="12pt" officeooo:rsid="0045fd96" officeooo:paragraph-rsid="00b21a35" style:font-size-asian="12pt" style:font-size-complex="12pt"/>
    </style:style>
    <style:style style:name="P16" style:family="paragraph" style:parent-style-name="Text_20_body">
      <style:text-properties style:font-name="Times New Roman2" fo:font-size="12pt" style:font-size-asian="10.5pt" style:font-size-complex="12pt"/>
    </style:style>
    <style:style style:name="P17" style:family="paragraph" style:parent-style-name="Text_20_body">
      <style:text-properties style:font-name="Times New Roman2" fo:font-size="12pt" officeooo:paragraph-rsid="001de287" style:font-size-asian="10.5pt" style:font-size-complex="12pt"/>
    </style:style>
    <style:style style:name="P18" style:family="paragraph" style:parent-style-name="Text_20_body">
      <style:text-properties officeooo:rsid="005abdba" officeooo:paragraph-rsid="00b21a35"/>
    </style:style>
    <style:style style:name="P19" style:family="paragraph" style:parent-style-name="Text_20_body">
      <style:text-properties officeooo:paragraph-rsid="00353d5d"/>
    </style:style>
    <style:style style:name="P20" style:family="paragraph" style:parent-style-name="Text_20_body">
      <style:text-properties officeooo:paragraph-rsid="001f838d"/>
    </style:style>
    <style:style style:name="P21" style:family="paragraph" style:parent-style-name="Text_20_body">
      <style:text-properties officeooo:paragraph-rsid="00815b9c"/>
    </style:style>
    <style:style style:name="P22" style:family="paragraph" style:parent-style-name="Text_20_body">
      <style:text-properties style:font-name="Times New Roman1"/>
    </style:style>
    <style:style style:name="P23" style:family="paragraph" style:parent-style-name="Text_20_body">
      <style:text-properties style:font-name="Times New Roman1" officeooo:rsid="0049afcb" officeooo:paragraph-rsid="0049afcb"/>
    </style:style>
    <style:style style:name="P24" style:family="paragraph" style:parent-style-name="Text_20_body">
      <style:text-properties style:font-name="Times New Roman1" officeooo:rsid="0083fbf7" officeooo:paragraph-rsid="0083fbf7"/>
    </style:style>
    <style:style style:name="P25" style:family="paragraph" style:parent-style-name="Text_20_body">
      <style:text-properties style:font-name="Times New Roman1" officeooo:rsid="00ad9a51" officeooo:paragraph-rsid="00ad9a51"/>
    </style:style>
    <style:style style:name="P26" style:family="paragraph" style:parent-style-name="Text_20_body">
      <style:text-properties officeooo:rsid="00546a03" officeooo:paragraph-rsid="00c1b3c0"/>
    </style:style>
    <style:style style:name="P27" style:family="paragraph" style:parent-style-name="Text_20_body">
      <style:text-properties officeooo:rsid="00450054" officeooo:paragraph-rsid="00450054"/>
    </style:style>
    <style:style style:name="P28" style:family="paragraph" style:parent-style-name="Text_20_body">
      <style:paragraph-properties fo:text-align="center" style:justify-single-word="false"/>
      <style:text-properties style:font-name="Courier New" fo:font-size="10pt" officeooo:rsid="009c4c2b" officeooo:paragraph-rsid="009f2b5a" style:font-size-asian="10pt" style:font-size-complex="10pt"/>
    </style:style>
    <style:style style:name="P29" style:family="paragraph" style:parent-style-name="Text_20_body">
      <style:text-properties style:font-name="Courier New" fo:font-size="10pt" officeooo:rsid="009c4c2b" officeooo:paragraph-rsid="009f2b5a" style:font-size-asian="10pt" style:font-size-complex="10pt"/>
    </style:style>
    <style:style style:name="P30" style:family="paragraph" style:parent-style-name="Text_20_body">
      <style:text-properties officeooo:rsid="00472f31" officeooo:paragraph-rsid="005e6e87"/>
    </style:style>
    <style:style style:name="P31" style:family="paragraph" style:parent-style-name="Text_20_body">
      <style:text-properties officeooo:paragraph-rsid="003ff7f5"/>
    </style:style>
    <style:style style:name="P32" style:family="paragraph" style:parent-style-name="Text_20_body">
      <style:text-properties officeooo:paragraph-rsid="00413f55"/>
    </style:style>
    <style:style style:name="P33" style:family="paragraph" style:parent-style-name="Text_20_body">
      <style:paragraph-properties fo:text-align="start" style:justify-single-word="false"/>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officeooo:rsid="000ba64c" officeooo:paragraph-rsid="000ba64c"/>
    </style:style>
    <style:style style:name="P37" style:family="paragraph" style:parent-style-name="Text_20_body">
      <style:text-properties officeooo:rsid="002f6e2b" officeooo:paragraph-rsid="002f6e2b"/>
    </style:style>
    <style:style style:name="P38" style:family="paragraph" style:parent-style-name="Text_20_body">
      <style:text-properties officeooo:paragraph-rsid="003f8955"/>
    </style:style>
    <style:style style:name="P39" style:family="paragraph" style:parent-style-name="Text_20_body">
      <style:text-properties officeooo:rsid="0031fdb5" officeooo:paragraph-rsid="00413f55"/>
    </style:style>
    <style:style style:name="P40" style:family="paragraph" style:parent-style-name="Text_20_body">
      <style:paragraph-properties fo:text-align="start" style:justify-single-word="false"/>
      <style:text-properties officeooo:rsid="0036b4f3" officeooo:paragraph-rsid="00413f55"/>
    </style:style>
    <style:style style:name="P41" style:family="paragraph" style:parent-style-name="Text_20_body">
      <style:text-properties officeooo:rsid="00539a4c" officeooo:paragraph-rsid="00539a4c"/>
    </style:style>
    <style:style style:name="P42" style:family="paragraph" style:parent-style-name="Text_20_body">
      <style:text-properties officeooo:paragraph-rsid="00546a03"/>
    </style:style>
    <style:style style:name="P43" style:family="paragraph" style:parent-style-name="Text_20_body">
      <style:text-properties officeooo:rsid="00709abb" officeooo:paragraph-rsid="00709abb"/>
    </style:style>
    <style:style style:name="P44" style:family="paragraph" style:parent-style-name="Text_20_body">
      <style:text-properties officeooo:rsid="0074dc96" officeooo:paragraph-rsid="0074dc96"/>
    </style:style>
    <style:style style:name="P45" style:family="paragraph" style:parent-style-name="Text_20_body">
      <style:text-properties officeooo:rsid="00815b9c" officeooo:paragraph-rsid="00815b9c"/>
    </style:style>
    <style:style style:name="P46" style:family="paragraph" style:parent-style-name="Text_20_body">
      <style:text-properties officeooo:rsid="0082dfba" officeooo:paragraph-rsid="0082dfba"/>
    </style:style>
    <style:style style:name="P47" style:family="paragraph" style:parent-style-name="Text_20_body">
      <style:text-properties officeooo:rsid="0083fbf7" officeooo:paragraph-rsid="00846a8e"/>
    </style:style>
    <style:style style:name="P48" style:family="paragraph" style:parent-style-name="Text_20_body">
      <style:text-properties officeooo:rsid="00846a8e" officeooo:paragraph-rsid="00846a8e"/>
    </style:style>
    <style:style style:name="P49" style:family="paragraph" style:parent-style-name="Text_20_body">
      <style:text-properties officeooo:rsid="0096229c" officeooo:paragraph-rsid="0096229c"/>
    </style:style>
    <style:style style:name="P50" style:family="paragraph" style:parent-style-name="Text_20_body">
      <style:text-properties officeooo:rsid="00973b57" officeooo:paragraph-rsid="00973b57"/>
    </style:style>
    <style:style style:name="P51" style:family="paragraph" style:parent-style-name="Text_20_body">
      <style:text-properties officeooo:rsid="00973b57" officeooo:paragraph-rsid="00b21a35"/>
    </style:style>
    <style:style style:name="P52" style:family="paragraph" style:parent-style-name="Text_20_body">
      <style:text-properties officeooo:rsid="0060204a" officeooo:paragraph-rsid="00a93222"/>
    </style:style>
    <style:style style:name="P53" style:family="paragraph" style:parent-style-name="Text_20_body">
      <style:text-properties officeooo:rsid="00ad9a51" officeooo:paragraph-rsid="00ad9a51"/>
    </style:style>
    <style:style style:name="P54" style:family="paragraph" style:parent-style-name="Text_20_body">
      <style:text-properties officeooo:rsid="00be3624" officeooo:paragraph-rsid="00be3624"/>
    </style:style>
    <style:style style:name="P55" style:family="paragraph" style:parent-style-name="Text_20_body" style:master-page-name="">
      <style:paragraph-properties style:page-number="auto" fo:keep-with-next="always"/>
    </style:style>
    <style:style style:name="P56" style:family="paragraph" style:parent-style-name="Heading_20_4" style:master-page-name="">
      <style:paragraph-properties style:page-number="auto"/>
    </style:style>
    <style:style style:name="P57" style:family="paragraph" style:parent-style-name="Heading_20_4">
      <style:text-properties style:font-name="Arial2" fo:font-size="12pt" officeooo:rsid="0045fd96" officeooo:paragraph-rsid="00b21a35" style:font-size-asian="12pt" style:font-size-complex="12pt"/>
    </style:style>
    <style:style style:name="P58" style:family="paragraph" style:parent-style-name="Heading_20_4">
      <style:text-properties style:font-name="Arial2" fo:font-size="12pt" style:font-size-asian="10.5pt" style:font-size-complex="12pt"/>
    </style:style>
    <style:style style:name="P59" style:family="paragraph" style:parent-style-name="Heading_20_4">
      <style:text-properties style:font-name="Arial2" officeooo:rsid="0049afcb" officeooo:paragraph-rsid="0049afcb"/>
    </style:style>
    <style:style style:name="P60" style:family="paragraph" style:parent-style-name="Heading_20_4">
      <style:text-properties officeooo:rsid="0082dfba" officeooo:paragraph-rsid="0082dfba"/>
    </style:style>
    <style:style style:name="P61" style:family="paragraph" style:parent-style-name="Table_20_Contents">
      <style:paragraph-properties fo:text-align="start" style:justify-single-word="false"/>
    </style:style>
    <style:style style:name="P62" style:family="paragraph" style:parent-style-name="Table_20_Contents">
      <style:paragraph-properties fo:text-align="center" style:justify-single-word="false"/>
    </style:style>
    <style:style style:name="P63" style:family="paragraph" style:parent-style-name="Table_20_Contents">
      <style:text-properties style:font-name="Courier New" fo:font-size="10pt" style:font-size-asian="10pt" style:font-size-complex="10pt"/>
    </style:style>
    <style:style style:name="P64" style:family="paragraph" style:parent-style-name="Table_20_Contents">
      <style:paragraph-properties fo:text-align="start" style:justify-single-word="false"/>
      <style:text-properties style:font-name="Courier New" fo:font-size="10pt" style:font-size-asian="10pt" style:font-size-complex="10pt"/>
    </style:style>
    <style:style style:name="P65" style:family="paragraph" style:parent-style-name="Table_20_Contents">
      <style:text-properties style:font-name="Courier New" fo:font-size="10pt" officeooo:rsid="00339c69" officeooo:paragraph-rsid="00339c69" style:font-size-asian="10pt" style:font-size-complex="10pt"/>
    </style:style>
    <style:style style:name="P66" style:family="paragraph" style:parent-style-name="Table_20_Contents">
      <style:text-properties officeooo:paragraph-rsid="00339c69"/>
    </style:style>
    <style:style style:name="P67" style:family="paragraph" style:parent-style-name="Table_20_Contents">
      <style:paragraph-properties fo:text-align="center" style:justify-single-word="false"/>
      <style:text-properties officeooo:rsid="00339c69" officeooo:paragraph-rsid="00339c69"/>
    </style:style>
    <style:style style:name="P68" style:family="paragraph" style:parent-style-name="Table_20_Contents">
      <style:paragraph-properties fo:text-align="center" style:justify-single-word="false"/>
      <style:text-properties officeooo:rsid="009f7c41" officeooo:paragraph-rsid="009f7c41"/>
    </style:style>
    <style:style style:name="P69" style:family="paragraph" style:parent-style-name="Preformatted_20_Text">
      <style:paragraph-properties fo:margin-top="0cm" fo:margin-bottom="0.499cm" loext:contextual-spacing="false"/>
    </style:style>
    <style:style style:name="P70" style:family="paragraph" style:parent-style-name="Text_20_body">
      <style:paragraph-properties fo:margin-left="1.244cm" fo:margin-right="0cm" fo:text-indent="0cm" style:auto-text-indent="false"/>
    </style:style>
    <style:style style:name="P71"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72" style:family="paragraph" style:parent-style-name="Text_20_body">
      <style:paragraph-properties fo:margin-left="1.27cm" fo:margin-right="0cm" fo:text-indent="0cm" style:auto-text-indent="false"/>
    </style:style>
    <style:style style:name="P73" style:family="paragraph" style:parent-style-name="Preformatted_20_Text">
      <style:text-properties style:font-name="Consolas"/>
    </style:style>
    <style:style style:name="P74" style:family="paragraph" style:parent-style-name="Footnote">
      <style:text-properties officeooo:rsid="00a625f3" officeooo:paragraph-rsid="00a625f3"/>
    </style:style>
    <style:style style:name="P75" style:family="paragraph" style:parent-style-name="Contents_20_1">
      <style:paragraph-properties>
        <style:tab-stops/>
      </style:paragraph-properties>
    </style:style>
    <style:style style:name="P76" style:family="paragraph" style:parent-style-name="Contents_20_3">
      <style:paragraph-properties>
        <style:tab-stops/>
      </style:paragraph-properties>
    </style:style>
    <style:style style:name="P77" style:family="paragraph" style:parent-style-name="Contents_20_2">
      <style:paragraph-properties>
        <style:tab-stops/>
      </style:paragraph-properties>
    </style:style>
    <style:style style:name="P78" style:family="paragraph" style:parent-style-name="Heading_20_3">
      <style:text-properties officeooo:rsid="00973b57" officeooo:paragraph-rsid="00973b57"/>
    </style:style>
    <style:style style:name="P79" style:family="paragraph" style:parent-style-name="Heading_20_3">
      <style:text-properties officeooo:rsid="00539a4c" officeooo:paragraph-rsid="00539a4c"/>
    </style:style>
    <style:style style:name="P80" style:family="paragraph" style:parent-style-name="Heading_20_3">
      <style:text-properties officeooo:rsid="00450054" officeooo:paragraph-rsid="00450054"/>
    </style:style>
    <style:style style:name="P81" style:family="paragraph" style:parent-style-name="Heading_20_3">
      <style:text-properties officeooo:rsid="002f6e2b" officeooo:paragraph-rsid="002f6e2b"/>
    </style:style>
    <style:style style:name="P82" style:family="paragraph" style:parent-style-name="Heading_20_3">
      <style:text-properties officeooo:rsid="000ba64c" officeooo:paragraph-rsid="000ba64c"/>
    </style:style>
    <style:style style:name="P83" style:family="paragraph" style:parent-style-name="Heading_20_3">
      <style:text-properties officeooo:rsid="00ad9a51" officeooo:paragraph-rsid="00ad9a51"/>
    </style:style>
    <style:style style:name="P84" style:family="paragraph" style:parent-style-name="Heading_20_3">
      <style:text-properties officeooo:paragraph-rsid="00413f55"/>
    </style:style>
    <style:style style:name="P85" style:family="paragraph" style:parent-style-name="Heading_20_3">
      <style:text-properties officeooo:rsid="0031fdb5" officeooo:paragraph-rsid="00413f55"/>
    </style:style>
    <style:style style:name="P86" style:family="paragraph" style:parent-style-name="Heading_20_3">
      <style:text-properties officeooo:rsid="00546a03" officeooo:paragraph-rsid="00546a03"/>
    </style:style>
    <style:style style:name="P87" style:family="paragraph" style:parent-style-name="Heading_20_2" style:master-page-name="">
      <style:paragraph-properties style:page-number="auto" fo:break-before="page"/>
    </style:style>
    <style:style style:name="P88" style:family="paragraph" style:parent-style-name="Heading_20_2">
      <style:paragraph-properties fo:break-before="page"/>
    </style:style>
    <style:style style:name="P89" style:family="paragraph" style:parent-style-name="Table_20_Contents" style:list-style-name="L35"/>
    <style:style style:name="P90" style:family="paragraph" style:parent-style-name="Table_20_Contents" style:list-style-name="L36"/>
    <style:style style:name="P91" style:family="paragraph" style:parent-style-name="Table_20_Contents" style:list-style-name="L39"/>
    <style:style style:name="P92" style:family="paragraph" style:parent-style-name="Table_20_Contents" style:list-style-name="L40"/>
    <style:style style:name="P93" style:family="paragraph" style:parent-style-name="Table_20_Contents" style:list-style-name="L41"/>
    <style:style style:name="P94" style:family="paragraph" style:parent-style-name="Table_20_Contents" style:list-style-name="L35">
      <style:paragraph-properties fo:margin-top="0cm" fo:margin-bottom="0cm" loext:contextual-spacing="false"/>
    </style:style>
    <style:style style:name="P95" style:family="paragraph" style:parent-style-name="Table_20_Contents" style:list-style-name="L36">
      <style:paragraph-properties fo:margin-top="0cm" fo:margin-bottom="0cm" loext:contextual-spacing="false"/>
    </style:style>
    <style:style style:name="P96" style:family="paragraph" style:parent-style-name="Heading_20_1">
      <style:paragraph-properties fo:text-align="center" style:justify-single-word="false"/>
    </style:style>
    <style:style style:name="P97" style:family="paragraph" style:parent-style-name="Heading_20_1">
      <style:paragraph-properties fo:text-align="center" style:justify-single-word="false"/>
      <style:text-properties officeooo:rsid="00450054" officeooo:paragraph-rsid="00450054"/>
    </style:style>
    <style:style style:name="P98" style:family="paragraph" style:parent-style-name="Heading_20_4">
      <style:text-properties officeooo:rsid="005abdba" officeooo:paragraph-rsid="00aa31fa"/>
    </style:style>
    <style:style style:name="P99" style:family="paragraph" style:parent-style-name="Heading_20_4">
      <style:text-properties style:font-name="Arial2" fo:font-size="12pt" officeooo:rsid="0045fd96" officeooo:paragraph-rsid="00aa31fa" style:font-size-asian="12pt" style:font-size-complex="12pt"/>
    </style:style>
    <style:style style:name="P100" style:family="paragraph" style:parent-style-name="Text_20_body" style:list-style-name="L1">
      <style:text-properties officeooo:paragraph-rsid="00aa31fa"/>
    </style:style>
    <style:style style:name="P101" style:family="paragraph" style:parent-style-name="Text_20_body" style:list-style-name="L1">
      <style:text-properties officeooo:paragraph-rsid="00b21a35"/>
    </style:style>
    <style:style style:name="P102" style:family="paragraph" style:parent-style-name="Text_20_body" style:list-style-name="L19">
      <style:text-properties style:font-name="Courier New" fo:font-size="10pt" style:font-size-asian="10pt" style:font-size-complex="10pt"/>
    </style:style>
    <style:style style:name="P103" style:family="paragraph" style:parent-style-name="Text_20_body" style:list-style-name="L20">
      <style:text-properties style:font-name="Courier New" fo:font-size="10pt" style:font-size-asian="10pt" style:font-size-complex="10pt"/>
    </style:style>
    <style:style style:name="P104" style:family="paragraph" style:parent-style-name="Text_20_body" style:list-style-name="L23">
      <style:text-properties style:font-name="Courier New" fo:font-size="10pt" style:font-size-asian="10pt" style:font-size-complex="10pt"/>
    </style:style>
    <style:style style:name="P105" style:family="paragraph" style:parent-style-name="Text_20_body" style:list-style-name="L13">
      <style:text-properties style:font-name="Times New Roman2" fo:font-size="12pt" officeooo:rsid="009f7c41" officeooo:paragraph-rsid="009f7c41" style:font-size-asian="12pt" style:font-size-complex="12pt"/>
    </style:style>
    <style:style style:name="P106" style:family="paragraph" style:parent-style-name="Text_20_body">
      <style:text-properties style:font-name="Times New Roman2" fo:font-size="12pt" officeooo:rsid="0045fd96" officeooo:paragraph-rsid="00aa31fa" style:font-size-asian="12pt" style:font-size-complex="12pt"/>
    </style:style>
    <style:style style:name="P107" style:family="paragraph" style:parent-style-name="Text_20_body" style:list-style-name="L2">
      <style:text-properties officeooo:paragraph-rsid="00b21a35"/>
    </style:style>
    <style:style style:name="P108" style:family="paragraph" style:parent-style-name="Text_20_body" style:list-style-name="L2">
      <style:text-properties officeooo:paragraph-rsid="00b3a3b4"/>
    </style:style>
    <style:style style:name="P109" style:family="paragraph" style:parent-style-name="Text_20_body" style:list-style-name="L2">
      <style:text-properties officeooo:paragraph-rsid="00bcf90e"/>
    </style:style>
    <style:style style:name="P110" style:family="paragraph" style:parent-style-name="Text_20_body" style:list-style-name="L2">
      <style:text-properties officeooo:paragraph-rsid="00b496b4"/>
    </style:style>
    <style:style style:name="P111" style:family="paragraph" style:parent-style-name="Text_20_body" style:list-style-name="L2">
      <style:text-properties officeooo:paragraph-rsid="00b67deb"/>
    </style:style>
    <style:style style:name="P112" style:family="paragraph" style:parent-style-name="Text_20_body" style:list-style-name="L2">
      <style:text-properties officeooo:rsid="00b21a35" officeooo:paragraph-rsid="00b21a35"/>
    </style:style>
    <style:style style:name="P113" style:family="paragraph" style:parent-style-name="Text_20_body" style:list-style-name="L2">
      <style:text-properties officeooo:rsid="00b496b4" officeooo:paragraph-rsid="00b496b4"/>
    </style:style>
    <style:style style:name="P114" style:family="paragraph" style:parent-style-name="Text_20_body" style:list-style-name="L3">
      <style:text-properties officeooo:rsid="00973b57" officeooo:paragraph-rsid="00973b57"/>
    </style:style>
    <style:style style:name="P115" style:family="paragraph" style:parent-style-name="Text_20_body" style:list-style-name="L3">
      <style:text-properties officeooo:rsid="0098fb38" officeooo:paragraph-rsid="00a625f3"/>
    </style:style>
    <style:style style:name="P116" style:family="paragraph" style:parent-style-name="Text_20_body" style:list-style-name="L3">
      <style:text-properties officeooo:rsid="0098fb38" officeooo:paragraph-rsid="0098fb38"/>
    </style:style>
    <style:style style:name="P117" style:family="paragraph" style:parent-style-name="Text_20_body" style:list-style-name="L4">
      <style:text-properties officeooo:paragraph-rsid="006a5ad6"/>
    </style:style>
    <style:style style:name="P118" style:family="paragraph" style:parent-style-name="Text_20_body" style:list-style-name="L4">
      <style:text-properties officeooo:paragraph-rsid="00539a4c"/>
    </style:style>
    <style:style style:name="P119" style:family="paragraph" style:parent-style-name="Text_20_body" style:list-style-name="L4">
      <style:text-properties officeooo:paragraph-rsid="00546a03"/>
    </style:style>
    <style:style style:name="P120" style:family="paragraph" style:parent-style-name="Text_20_body" style:list-style-name="L4">
      <style:text-properties officeooo:paragraph-rsid="006c0f56"/>
    </style:style>
    <style:style style:name="P121" style:family="paragraph" style:parent-style-name="Text_20_body" style:list-style-name="L4">
      <style:text-properties officeooo:paragraph-rsid="007d0117"/>
    </style:style>
    <style:style style:name="P122" style:family="paragraph" style:parent-style-name="Text_20_body" style:list-style-name="L4">
      <style:text-properties officeooo:rsid="00539a4c" officeooo:paragraph-rsid="00539a4c"/>
    </style:style>
    <style:style style:name="P123" style:family="paragraph" style:parent-style-name="Text_20_body" style:list-style-name="L4">
      <style:text-properties officeooo:rsid="00542d39" officeooo:paragraph-rsid="00542d39"/>
    </style:style>
    <style:style style:name="P124" style:family="paragraph" style:parent-style-name="Text_20_body" style:list-style-name="L4">
      <style:text-properties officeooo:rsid="005abdba" officeooo:paragraph-rsid="005abdba"/>
    </style:style>
    <style:style style:name="P125" style:family="paragraph" style:parent-style-name="Text_20_body">
      <style:text-properties officeooo:rsid="005abdba" officeooo:paragraph-rsid="00aa31fa"/>
    </style:style>
    <style:style style:name="P126" style:family="paragraph" style:parent-style-name="Text_20_body" style:list-style-name="L5"/>
    <style:style style:name="P127" style:family="paragraph" style:parent-style-name="Text_20_body" style:list-style-name="L5">
      <style:text-properties officeooo:paragraph-rsid="00450054"/>
    </style:style>
    <style:style style:name="P128" style:family="paragraph" style:parent-style-name="Text_20_body" style:list-style-name="L5">
      <style:text-properties officeooo:paragraph-rsid="0045fd96"/>
    </style:style>
    <style:style style:name="P129" style:family="paragraph" style:parent-style-name="Text_20_body" style:list-style-name="L5">
      <style:text-properties officeooo:paragraph-rsid="00472f31"/>
    </style:style>
    <style:style style:name="P130" style:family="paragraph" style:parent-style-name="Text_20_body" style:list-style-name="L6">
      <style:text-properties officeooo:paragraph-rsid="002f6e2b"/>
    </style:style>
    <style:style style:name="P131" style:family="paragraph" style:parent-style-name="Text_20_body" style:list-style-name="L6">
      <style:text-properties officeooo:paragraph-rsid="0030cdeb"/>
    </style:style>
    <style:style style:name="P132" style:family="paragraph" style:parent-style-name="Text_20_body" style:list-style-name="L6">
      <style:text-properties officeooo:paragraph-rsid="00339c69"/>
    </style:style>
    <style:style style:name="P133" style:family="paragraph" style:parent-style-name="Text_20_body" style:list-style-name="L6">
      <style:text-properties officeooo:paragraph-rsid="0031a4a8"/>
    </style:style>
    <style:style style:name="P134" style:family="paragraph" style:parent-style-name="Text_20_body" style:list-style-name="L6">
      <style:text-properties officeooo:paragraph-rsid="003aab87"/>
    </style:style>
    <style:style style:name="P135" style:family="paragraph" style:parent-style-name="Text_20_body" style:list-style-name="L7">
      <style:text-properties officeooo:paragraph-rsid="000ba64c"/>
    </style:style>
    <style:style style:name="P136" style:family="paragraph" style:parent-style-name="Text_20_body" style:list-style-name="L7">
      <style:text-properties officeooo:paragraph-rsid="00107a56"/>
    </style:style>
    <style:style style:name="P137" style:family="paragraph" style:parent-style-name="Text_20_body" style:list-style-name="L7">
      <style:text-properties officeooo:paragraph-rsid="000c655e"/>
    </style:style>
    <style:style style:name="P138" style:family="paragraph" style:parent-style-name="Text_20_body" style:list-style-name="L8"/>
    <style:style style:name="P139" style:family="paragraph" style:parent-style-name="Text_20_body" style:list-style-name="L8">
      <style:text-properties fo:font-style="normal" style:font-style-asian="normal" style:font-style-complex="normal"/>
    </style:style>
    <style:style style:name="P140" style:family="paragraph" style:parent-style-name="Text_20_body" style:list-style-name="L9"/>
    <style:style style:name="P141" style:family="paragraph" style:parent-style-name="Text_20_body" style:list-style-name="L10"/>
    <style:style style:name="P142" style:family="paragraph" style:parent-style-name="Text_20_body" style:list-style-name="L11"/>
    <style:style style:name="P143" style:family="paragraph" style:parent-style-name="Text_20_body" style:list-style-name="L12">
      <style:text-properties officeooo:paragraph-rsid="00764dc8"/>
    </style:style>
    <style:style style:name="P144" style:family="paragraph" style:parent-style-name="Text_20_body" style:list-style-name="L12">
      <style:text-properties officeooo:rsid="0074dc96" officeooo:paragraph-rsid="0074dc96"/>
    </style:style>
    <style:style style:name="P145" style:family="paragraph" style:parent-style-name="Text_20_body" style:list-style-name="L12">
      <style:text-properties officeooo:rsid="009c4c2b" officeooo:paragraph-rsid="009c4c2b"/>
    </style:style>
    <style:style style:name="P146" style:family="paragraph" style:parent-style-name="Text_20_body" style:list-style-name="L14"/>
    <style:style style:name="P147" style:family="paragraph" style:parent-style-name="Text_20_body" style:list-style-name="L15"/>
    <style:style style:name="P148" style:family="paragraph" style:parent-style-name="Text_20_body" style:list-style-name="L16">
      <style:text-properties style:font-name="Times New Roman1" officeooo:rsid="00ad9a51" officeooo:paragraph-rsid="00ad9a51"/>
    </style:style>
    <style:style style:name="P149" style:family="paragraph" style:parent-style-name="Text_20_body">
      <style:text-properties style:font-name="Times New Roman1" officeooo:rsid="0049afcb" officeooo:paragraph-rsid="0049afcb"/>
    </style:style>
    <style:style style:name="P150" style:family="paragraph" style:parent-style-name="Text_20_body" style:list-style-name="L17"/>
    <style:style style:name="P151" style:family="paragraph" style:parent-style-name="Text_20_body" style:list-style-name="L18"/>
    <style:style style:name="P152" style:family="paragraph" style:parent-style-name="Text_20_body" style:list-style-name="L18">
      <style:text-properties fo:font-size="12pt" style:font-size-asian="10.5pt" style:font-size-complex="12pt"/>
    </style:style>
    <style:style style:name="P153" style:family="paragraph" style:parent-style-name="Text_20_body" style:list-style-name="L20"/>
    <style:style style:name="P154" style:family="paragraph" style:parent-style-name="Text_20_body" style:list-style-name="L21">
      <style:text-properties fo:color="#000000" style:text-line-through-style="none" style:text-line-through-type="none" style:font-name="Courier New" fo:font-size="10pt" style:font-name-asian="Consolas1" style:font-size-asian="10pt" style:font-name-complex="Consolas1" style:font-size-complex="10pt"/>
    </style:style>
    <style:style style:name="P155" style:family="paragraph" style:parent-style-name="Text_20_body" style:list-style-name="L23">
      <style:text-properties fo:color="#000000" style:font-name="Courier New" fo:font-size="10pt" style:font-name-asian="Consolas1" style:font-size-asian="10pt" style:font-name-complex="Consolas1" style:font-size-complex="10pt"/>
    </style:style>
    <style:style style:name="P156" style:family="paragraph" style:parent-style-name="Text_20_body" style:list-style-name="L22"/>
    <style:style style:name="P157" style:family="paragraph" style:parent-style-name="Text_20_body" style:list-style-name="L23"/>
    <style:style style:name="P158" style:family="paragraph" style:parent-style-name="Text_20_body" style:list-style-name="L24">
      <style:text-properties officeooo:rsid="0082dfba" officeooo:paragraph-rsid="0082dfba"/>
    </style:style>
    <style:style style:name="P159" style:family="paragraph" style:parent-style-name="Text_20_body" style:list-style-name="L25"/>
    <style:style style:name="P160" style:family="paragraph" style:parent-style-name="Text_20_body" style:list-style-name="L26"/>
    <style:style style:name="P161" style:family="paragraph" style:parent-style-name="Text_20_body" style:list-style-name="L27">
      <style:text-properties officeooo:paragraph-rsid="00413f55"/>
    </style:style>
    <style:style style:name="P162" style:family="paragraph" style:parent-style-name="Text_20_body" style:list-style-name="L28">
      <style:text-properties officeooo:paragraph-rsid="00413f55"/>
    </style:style>
    <style:style style:name="P163" style:family="paragraph" style:parent-style-name="Text_20_body" style:list-style-name="L28">
      <style:text-properties officeooo:rsid="0031fdb5" officeooo:paragraph-rsid="00413f55"/>
    </style:style>
    <style:style style:name="P164" style:family="paragraph" style:parent-style-name="Text_20_body" style:list-style-name="L28">
      <style:text-properties officeooo:rsid="00323ba6" officeooo:paragraph-rsid="00413f55"/>
    </style:style>
    <style:style style:name="P165" style:family="paragraph" style:parent-style-name="Text_20_body" style:list-style-name="L29"/>
    <style:style style:name="P166" style:family="paragraph" style:parent-style-name="Text_20_body" style:list-style-name="L29">
      <style:text-properties officeooo:paragraph-rsid="0017c254"/>
    </style:style>
    <style:style style:name="P167" style:family="paragraph" style:parent-style-name="Text_20_body" style:list-style-name="L30"/>
    <style:style style:name="P168" style:family="paragraph" style:parent-style-name="Text_20_body" style:list-style-name="L31"/>
    <style:style style:name="P169" style:family="paragraph" style:parent-style-name="Text_20_body" style:list-style-name="L32"/>
    <style:style style:name="P170" style:family="paragraph" style:parent-style-name="Text_20_body" style:list-style-name="L33">
      <style:paragraph-properties fo:text-align="start" style:justify-single-word="false"/>
    </style:style>
    <style:style style:name="P171" style:family="paragraph" style:parent-style-name="Text_20_body" style:list-style-name="L34">
      <style:paragraph-properties fo:text-align="start" style:justify-single-word="false"/>
    </style:style>
    <style:style style:name="P172" style:family="paragraph" style:parent-style-name="Text_20_body" style:list-style-name="L34"/>
    <style:style style:name="P173" style:family="paragraph" style:parent-style-name="Text_20_body" style:list-style-name=""/>
    <style:style style:name="P174" style:family="paragraph" style:parent-style-name="Text_20_body" style:list-style-name="L37"/>
    <style:style style:name="P175" style:family="paragraph" style:parent-style-name="Text_20_body" style:list-style-name="L38"/>
    <style:style style:name="P176" style:family="paragraph" style:parent-style-name="Text_20_body">
      <style:text-properties officeooo:rsid="00a93222" officeooo:paragraph-rsid="00be3624"/>
    </style:style>
    <style:style style:name="P177" style:family="paragraph" style:parent-style-name="Text_20_body">
      <style:text-properties officeooo:paragraph-rsid="00b96289"/>
    </style:style>
    <style:style style:name="P178" style:family="paragraph" style:parent-style-name="Text_20_body">
      <style:text-properties officeooo:paragraph-rsid="00353d5d"/>
    </style:style>
    <style:style style:name="P179" style:family="paragraph" style:parent-style-name="Text_20_body">
      <style:text-properties officeooo:paragraph-rsid="001f838d"/>
    </style:style>
    <style:style style:name="P180" style:family="paragraph" style:parent-style-name="Text_20_body">
      <style:text-properties officeooo:paragraph-rsid="00815b9c"/>
    </style:style>
    <style:style style:name="P181" style:family="paragraph" style:parent-style-name="Text_20_body">
      <style:text-properties officeooo:rsid="00546a03" officeooo:paragraph-rsid="00c1b3c0"/>
    </style:style>
    <style:style style:name="P182" style:family="paragraph" style:parent-style-name="Text_20_body">
      <style:text-properties officeooo:paragraph-rsid="00c9f2ac"/>
    </style:style>
    <style:style style:name="P183" style:family="paragraph" style:parent-style-name="Text_20_body" style:list-style-name="L37">
      <style:paragraph-properties fo:margin-top="0cm" fo:margin-bottom="0cm" loext:contextual-spacing="false"/>
    </style:style>
    <style:style style:name="P18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959039"/>
    </style:style>
    <style:style style:name="T2" style:family="text">
      <style:text-properties officeooo:rsid="0025dc8c"/>
    </style:style>
    <style:style style:name="T3" style:family="text">
      <style:text-properties officeooo:rsid="0043ab2c"/>
    </style:style>
    <style:style style:name="T4" style:family="text">
      <style:text-properties officeooo:rsid="00b96289"/>
    </style:style>
    <style:style style:name="T5" style:family="text">
      <style:text-properties officeooo:rsid="00450054"/>
    </style:style>
    <style:style style:name="T6" style:family="text">
      <style:text-properties officeooo:rsid="005ce2a0"/>
    </style:style>
    <style:style style:name="T7" style:family="text">
      <style:text-properties style:font-name="Courier New" fo:font-size="10pt" officeooo:rsid="0045fd96" style:font-size-asian="10pt" style:font-size-complex="10pt"/>
    </style:style>
    <style:style style:name="T8" style:family="text">
      <style:text-properties style:font-name="Times New Roman2" fo:font-size="12pt" officeooo:rsid="0045fd96" style:font-size-asian="12pt" style:font-size-complex="12pt"/>
    </style:style>
    <style:style style:name="T9" style:family="text">
      <style:text-properties style:font-name="Times New Roman2" fo:font-size="12pt" officeooo:rsid="00472f31" style:font-size-asian="12pt" style:font-size-complex="12pt"/>
    </style:style>
    <style:style style:name="T10" style:family="text">
      <style:text-properties style:font-name="Times New Roman2" fo:font-size="12pt" fo:font-style="italic" officeooo:rsid="0045fd96" style:font-size-asian="12pt" style:font-style-asian="italic" style:font-size-complex="12pt" style:font-style-complex="italic"/>
    </style:style>
    <style:style style:name="T11" style:family="text">
      <style:text-properties style:font-name="Times New Roman2" fo:font-size="12pt" fo:font-style="normal" style:text-underline-style="none" officeooo:rsid="0045fd96" style:font-size-asian="12pt" style:font-style-asian="normal" style:font-size-complex="12pt" style:font-style-complex="normal"/>
    </style:style>
    <style:style style:name="T12" style:family="text"/>
    <style:style style:name="T13" style:family="text">
      <style:text-properties officeooo:rsid="00a0fcd4"/>
    </style:style>
    <style:style style:name="T14" style:family="text">
      <style:text-properties style:font-name="Courier New" fo:font-size="10pt" officeooo:rsid="00a0fcd4" style:font-size-asian="10pt" style:font-size-complex="10pt"/>
    </style:style>
    <style:style style:name="T15" style:family="text">
      <style:text-properties style:font-name="Courier New" fo:font-size="10pt" style:font-size-asian="10pt" style:font-size-complex="10pt"/>
    </style:style>
    <style:style style:name="T16" style:family="text">
      <style:text-properties style:font-name="Courier New" fo:font-size="10pt" officeooo:rsid="001f838d" style:font-size-asian="10pt" style:font-size-complex="10pt"/>
    </style:style>
    <style:style style:name="T17" style:family="text">
      <style:text-properties style:font-name="Times New Roman2" fo:font-size="12pt" style:font-size-asian="12pt" style:font-size-complex="12pt"/>
    </style:style>
    <style:style style:name="T18" style:family="text">
      <style:text-properties style:font-name="Courier New" officeooo:rsid="00a1f8e1"/>
    </style:style>
    <style:style style:name="T19" style:family="text">
      <style:text-properties style:font-name="Courier New" fo:font-size="10pt" officeooo:rsid="00a1f8e1" style:font-size-asian="10pt" style:font-size-complex="10pt"/>
    </style:style>
    <style:style style:name="T20" style:family="text">
      <style:text-properties style:font-name="Courier New" fo:font-size="10pt" fo:font-style="normal" style:font-size-asian="10pt" style:font-style-asian="normal" style:font-size-complex="10pt" style:font-style-complex="normal"/>
    </style:style>
    <style:style style:name="T21" style:family="text">
      <style:text-properties fo:font-style="normal" style:font-size-asian="12pt" style:font-style-asian="normal" style:font-style-complex="normal"/>
    </style:style>
    <style:style style:name="T22" style:family="text">
      <style:text-properties officeooo:rsid="00959039"/>
    </style:style>
    <style:style style:name="T23" style:family="text">
      <style:text-properties officeooo:rsid="0025dc8c"/>
    </style:style>
    <style:style style:name="T24" style:family="text">
      <style:text-properties officeooo:rsid="0043ab2c"/>
    </style:style>
    <style:style style:name="T25" style:family="text">
      <style:text-properties officeooo:rsid="00b96289"/>
    </style:style>
    <style:style style:name="T26" style:family="text">
      <style:text-properties officeooo:rsid="00450054"/>
    </style:style>
    <style:style style:name="T27" style:family="text">
      <style:text-properties officeooo:rsid="005ce2a0"/>
    </style:style>
    <style:style style:name="T28" style:family="text">
      <style:text-properties style:font-name="Courier New"/>
    </style:style>
    <style:style style:name="T29" style:family="text">
      <style:text-properties style:font-name="Courier New" fo:font-size="10pt" style:font-size-asian="10pt" style:font-size-complex="10pt"/>
    </style:style>
    <style:style style:name="T30" style:family="text">
      <style:text-properties style:font-name="Courier New" fo:font-size="10pt" officeooo:rsid="0045fd96" style:font-size-asian="10pt" style:font-size-complex="10pt"/>
    </style:style>
    <style:style style:name="T31" style:family="text">
      <style:text-properties style:font-name="Courier New" fo:font-size="10pt" officeooo:rsid="00a0fcd4" style:font-size-asian="10pt" style:font-size-complex="10pt"/>
    </style:style>
    <style:style style:name="T32" style:family="text">
      <style:text-properties style:font-name="Courier New" fo:font-size="10pt" officeooo:rsid="001f838d" style:font-size-asian="10pt" style:font-size-complex="10pt"/>
    </style:style>
    <style:style style:name="T33" style:family="text">
      <style:text-properties style:font-name="Courier New" fo:font-size="10pt" officeooo:rsid="00a1f8e1" style:font-size-asian="10pt" style:font-size-complex="10pt"/>
    </style:style>
    <style:style style:name="T34" style:family="text">
      <style:text-properties style:font-name="Courier New" fo:font-size="10pt" officeooo:rsid="00472f31" style:font-size-asian="10pt" style:font-size-complex="10pt"/>
    </style:style>
    <style:style style:name="T35" style:family="text">
      <style:text-properties style:font-name="Courier New" fo:font-size="10pt" officeooo:rsid="00339c69" style:font-size-asian="10pt" style:font-size-complex="10pt"/>
    </style:style>
    <style:style style:name="T36" style:family="text">
      <style:text-properties style:font-name="Courier New" fo:font-size="10pt" officeooo:rsid="000ba64c" style:font-size-asian="10pt" style:font-size-complex="10pt"/>
    </style:style>
    <style:style style:name="T37" style:family="text">
      <style:text-properties style:font-name="Courier New" fo:font-size="10pt" officeooo:rsid="000dd9c7" style:font-size-asian="10pt" style:font-size-complex="10pt"/>
    </style:style>
    <style:style style:name="T38" style:family="text">
      <style:text-properties style:font-name="Courier New" fo:font-size="10pt" officeooo:rsid="00107a56" style:font-size-asian="10pt" style:font-size-complex="10pt"/>
    </style:style>
    <style:style style:name="T39" style:family="text">
      <style:text-properties style:font-name="Courier New" fo:font-size="10pt" officeooo:rsid="00120ea1" style:font-size-asian="10pt" style:font-size-complex="10pt"/>
    </style:style>
    <style:style style:name="T40" style:family="text">
      <style:text-properties style:font-name="Courier New" fo:font-size="10pt" officeooo:rsid="0013248c" style:font-size-asian="10pt" style:font-size-complex="10pt"/>
    </style:style>
    <style:style style:name="T41" style:family="text">
      <style:text-properties style:font-name="Courier New" fo:font-size="10pt" officeooo:rsid="0017c254" style:font-size-asian="10pt" style:font-size-complex="10pt"/>
    </style:style>
    <style:style style:name="T42" style:family="text">
      <style:text-properties style:font-name="Courier New" fo:font-size="10pt" officeooo:rsid="001e2b2a" style:font-size-asian="10pt" style:font-size-complex="10pt"/>
    </style:style>
    <style:style style:name="T43" style:family="text">
      <style:text-properties style:font-name="Courier New" fo:font-size="10pt" officeooo:rsid="002f6e2b" style:font-size-asian="10pt" style:font-size-complex="10pt"/>
    </style:style>
    <style:style style:name="T44" style:family="text">
      <style:text-properties style:font-name="Courier New" fo:font-size="10pt" officeooo:rsid="0031a4a8" style:font-size-asian="10pt" style:font-size-complex="10pt"/>
    </style:style>
    <style:style style:name="T45" style:family="text">
      <style:text-properties style:font-name="Courier New" fo:font-size="10pt" officeooo:rsid="0031f29d" style:font-size-asian="10pt" style:font-size-complex="10pt"/>
    </style:style>
    <style:style style:name="T46" style:family="text">
      <style:text-properties style:font-name="Courier New" fo:font-size="10pt" officeooo:rsid="00353d5d" style:font-size-asian="10pt" style:font-size-complex="10pt"/>
    </style:style>
    <style:style style:name="T47" style:family="text">
      <style:text-properties style:font-name="Courier New" fo:font-size="10pt" officeooo:rsid="0038b9e8" style:font-size-asian="10pt" style:font-size-complex="10pt"/>
    </style:style>
    <style:style style:name="T48" style:family="text">
      <style:text-properties style:font-name="Courier New" fo:font-size="10pt" officeooo:rsid="003aab87" style:font-size-asian="10pt" style:font-size-complex="10pt"/>
    </style:style>
    <style:style style:name="T49" style:family="text">
      <style:text-properties style:font-name="Courier New" fo:font-size="10pt" officeooo:rsid="004bb1e7" style:font-size-asian="10pt" style:font-size-complex="10pt"/>
    </style:style>
    <style:style style:name="T50" style:family="text">
      <style:text-properties style:font-name="Courier New" fo:font-size="10pt" officeooo:rsid="00450054" style:font-size-asian="10pt" style:font-size-complex="10pt"/>
    </style:style>
    <style:style style:name="T51" style:family="text">
      <style:text-properties style:font-name="Courier New" fo:font-size="10pt" officeooo:rsid="005c10a5" style:font-size-asian="10pt" style:font-size-complex="10pt"/>
    </style:style>
    <style:style style:name="T52" style:family="text">
      <style:text-properties style:font-name="Courier New" fo:font-size="10pt" officeooo:rsid="0074dc96" style:font-size-asian="10pt" style:font-size-complex="10pt"/>
    </style:style>
    <style:style style:name="T53" style:family="text">
      <style:text-properties style:font-name="Courier New" fo:font-size="10pt" officeooo:rsid="00a3e0e0" style:font-size-asian="10pt" style:font-size-complex="10pt"/>
    </style:style>
    <style:style style:name="T54" style:family="text">
      <style:text-properties style:font-name="Courier New" fo:font-size="10pt" officeooo:rsid="00b21a35" style:font-size-asian="10pt" style:font-size-complex="10pt"/>
    </style:style>
    <style:style style:name="T55" style:family="text">
      <style:text-properties style:font-name="Courier New" fo:font-size="10pt" officeooo:rsid="00be3624" style:font-size-asian="10pt" style:font-size-complex="10pt"/>
    </style:style>
    <style:style style:name="T56" style:family="text">
      <style:text-properties style:font-name="Courier New" fo:font-size="10pt" officeooo:rsid="00bee9f1" style:font-size-asian="10pt" style:font-size-complex="10pt"/>
    </style:style>
    <style:style style:name="T57" style:family="text">
      <style:text-properties style:font-name="Courier New" fo:font-size="10pt" officeooo:rsid="00b3a3b4" style:font-size-asian="10pt" style:font-size-complex="10pt"/>
    </style:style>
    <style:style style:name="T58" style:family="text">
      <style:text-properties style:font-name="Courier New" fo:font-size="10pt" officeooo:rsid="00c697f4" style:font-size-asian="10pt" style:font-size-complex="10pt"/>
    </style:style>
    <style:style style:name="T59" style:family="text">
      <style:text-properties style:font-name="Courier New" fo:font-size="10pt" officeooo:rsid="00c81be7" style:font-size-asian="10pt" style:font-size-complex="10pt"/>
    </style:style>
    <style:style style:name="T60" style:family="text">
      <style:text-properties style:font-name="Courier New" fo:font-size="10pt" fo:font-style="normal" style:font-size-asian="10pt" style:font-style-asian="normal" style:font-size-complex="10pt" style:font-style-complex="normal"/>
    </style:style>
    <style:style style:name="T61" style:family="text">
      <style:text-properties style:font-name="Courier New" fo:font-size="10pt" fo:font-style="normal" officeooo:rsid="000ba64c" style:font-size-asian="10pt" style:font-style-asian="normal" style:font-size-complex="10pt" style:font-style-complex="normal"/>
    </style:style>
    <style:style style:name="T62" style:family="text">
      <style:text-properties style:font-name="Courier New" fo:font-size="10pt" fo:font-style="normal" officeooo:rsid="000c655e" style:font-size-asian="10pt" style:font-style-asian="normal" style:font-size-complex="10pt" style:font-style-complex="normal"/>
    </style:style>
    <style:style style:name="T63" style:family="text">
      <style:text-properties style:font-name="Courier New" fo:font-size="10pt" fo:font-style="normal" officeooo:rsid="00542d39" style:font-size-asian="10pt" style:font-style-asian="normal" style:font-size-complex="10pt" style:font-style-complex="normal"/>
    </style:style>
    <style:style style:name="T64" style:family="text">
      <style:text-properties style:font-name="Courier New" fo:font-size="10pt" fo:font-style="normal" officeooo:rsid="00546a03" style:font-size-asian="10pt" style:font-style-asian="normal" style:font-size-complex="10pt" style:font-style-complex="normal"/>
    </style:style>
    <style:style style:name="T65"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66" style:family="text">
      <style:text-properties style:font-name="Courier New" fo:font-size="10pt" fo:font-style="italic" officeooo:rsid="000dd9c7" style:font-size-asian="12pt" style:font-style-asian="italic" style:font-size-complex="10pt" style:font-style-complex="italic"/>
    </style:style>
    <style:style style:name="T67" style:family="text">
      <style:text-properties style:font-name="Courier New" fo:font-size="10pt" style:text-underline-style="none" style:font-size-asian="10pt" style:font-size-complex="10pt"/>
    </style:style>
    <style:style style:name="T68" style:family="text">
      <style:text-properties style:font-name="Courier New" fo:font-size="10pt" style:text-underline-style="none" officeooo:rsid="00a5ffed" style:font-size-asian="10pt" style:font-size-complex="10pt"/>
    </style:style>
    <style:style style:name="T69" style:family="text">
      <style:text-properties style:font-name="Courier New" fo:font-size="10pt" style:text-underline-style="none" officeooo:rsid="009c75d9" style:font-size-asian="10pt" style:font-size-complex="10pt"/>
    </style:style>
    <style:style style:name="T70" style:family="text">
      <style:text-properties style:font-name="Courier New" officeooo:rsid="00a1f8e1"/>
    </style:style>
    <style:style style:name="T71" style:family="text">
      <style:text-properties style:font-name="Courier New" fo:font-weight="bold" style:font-weight-asian="bold" style:font-weight-complex="bold"/>
    </style:style>
    <style:style style:name="T72" style:family="text">
      <style:text-properties style:font-name="Courier New" fo:font-style="italic" style:font-style-asian="italic" style:font-style-complex="italic"/>
    </style:style>
    <style:style style:name="T73" style:family="text">
      <style:text-properties style:font-name="Courier New" fo:font-size="13pt" style:font-size-asian="13pt" style:font-size-complex="13pt"/>
    </style:style>
    <style:style style:name="T74" style:family="text">
      <style:text-properties style:font-name="Courier New" fo:font-size="8pt" style:font-size-asian="8pt" style:font-size-complex="8pt"/>
    </style:style>
    <style:style style:name="T75" style:family="text">
      <style:text-properties style:font-name="Courier New" officeooo:rsid="00bee9f1"/>
    </style:style>
    <style:style style:name="T76" style:family="text">
      <style:text-properties style:font-name="Times New Roman2" fo:font-size="12pt" style:font-size-asian="12pt" style:font-size-complex="12pt"/>
    </style:style>
    <style:style style:name="T77" style:family="text">
      <style:text-properties style:font-name="Times New Roman2" fo:font-size="12pt" officeooo:rsid="0045fd96" style:font-size-asian="12pt" style:font-size-complex="12pt"/>
    </style:style>
    <style:style style:name="T78" style:family="text">
      <style:text-properties style:font-name="Times New Roman2" fo:font-size="12pt" officeooo:rsid="00472f31" style:font-size-asian="12pt" style:font-size-complex="12pt"/>
    </style:style>
    <style:style style:name="T79" style:family="text">
      <style:text-properties style:font-name="Times New Roman2" fo:font-size="12pt" officeooo:rsid="000ba64c" style:font-size-asian="12pt" style:font-size-complex="12pt"/>
    </style:style>
    <style:style style:name="T80" style:family="text">
      <style:text-properties style:font-name="Times New Roman2" fo:font-size="12pt" officeooo:rsid="000dd9c7" style:font-size-asian="12pt" style:font-size-complex="12pt"/>
    </style:style>
    <style:style style:name="T81" style:family="text">
      <style:text-properties style:font-name="Times New Roman2" fo:font-size="12pt" officeooo:rsid="00107a56" style:font-size-asian="12pt" style:font-size-complex="12pt"/>
    </style:style>
    <style:style style:name="T82" style:family="text">
      <style:text-properties style:font-name="Times New Roman2" fo:font-size="12pt" officeooo:rsid="00178ab4" style:font-size-asian="12pt" style:font-size-complex="12pt"/>
    </style:style>
    <style:style style:name="T83" style:family="text">
      <style:text-properties style:font-name="Times New Roman2" fo:font-size="12pt" officeooo:rsid="0031f29d" style:font-size-asian="12pt" style:font-size-complex="12pt"/>
    </style:style>
    <style:style style:name="T84" style:family="text">
      <style:text-properties style:font-name="Times New Roman2" fo:font-size="12pt" officeooo:rsid="00450054" style:font-size-asian="12pt" style:font-size-complex="12pt"/>
    </style:style>
    <style:style style:name="T85" style:family="text">
      <style:text-properties style:font-name="Times New Roman2" fo:font-size="12pt" officeooo:rsid="006fe5ca" style:font-size-asian="12pt" style:font-size-complex="12pt"/>
    </style:style>
    <style:style style:name="T86" style:family="text">
      <style:text-properties style:font-name="Times New Roman2" fo:font-size="12pt" officeooo:rsid="00a1f8e1" style:font-size-asian="12pt" style:font-size-complex="12pt"/>
    </style:style>
    <style:style style:name="T87" style:family="text">
      <style:text-properties style:font-name="Times New Roman2" fo:font-size="12pt" officeooo:rsid="00be3624" style:font-size-asian="12pt" style:font-size-complex="12pt"/>
    </style:style>
    <style:style style:name="T88" style:family="text">
      <style:text-properties style:font-name="Times New Roman2" fo:font-size="12pt" officeooo:rsid="00c31391" style:font-size-asian="12pt" style:font-size-complex="12pt"/>
    </style:style>
    <style:style style:name="T89" style:family="text">
      <style:text-properties style:font-name="Times New Roman2" fo:font-size="12pt" fo:font-style="italic" officeooo:rsid="0045fd96" style:font-size-asian="12pt" style:font-style-asian="italic" style:font-size-complex="12pt" style:font-style-complex="italic"/>
    </style:style>
    <style:style style:name="T90" style:family="text">
      <style:text-properties style:font-name="Times New Roman2" fo:font-size="12pt" fo:font-style="italic" officeooo:rsid="000dd9c7" style:font-size-asian="12pt" style:font-style-asian="italic" style:font-size-complex="12pt" style:font-style-complex="italic"/>
    </style:style>
    <style:style style:name="T91" style:family="text">
      <style:text-properties style:font-name="Times New Roman2" fo:font-size="12pt" fo:font-style="italic" officeooo:rsid="00450054" style:font-size-asian="12pt" style:font-style-asian="italic" style:font-size-complex="12pt" style:font-style-complex="italic"/>
    </style:style>
    <style:style style:name="T92" style:family="text">
      <style:text-properties style:font-name="Times New Roman2" fo:font-size="12pt" fo:font-style="italic" officeooo:rsid="00472f31" style:font-size-asian="12pt" style:font-style-asian="italic" style:font-size-complex="12pt" style:font-style-complex="italic"/>
    </style:style>
    <style:style style:name="T93" style:family="text">
      <style:text-properties style:font-name="Times New Roman2" fo:font-size="12pt" fo:font-style="normal" style:text-underline-style="none" officeooo:rsid="0045fd96" style:font-size-asian="12pt" style:font-style-asian="normal" style:font-size-complex="12pt" style:font-style-complex="normal"/>
    </style:style>
    <style:style style:name="T94" style:family="text">
      <style:text-properties style:font-name="Times New Roman2" fo:font-size="12pt" style:font-size-asian="10.5pt" style:font-size-complex="12pt"/>
    </style:style>
    <style:style style:name="T95" style:family="text">
      <style:text-properties style:font-name="Times New Roman2" fo:font-size="12pt" officeooo:rsid="003aab87" style:font-size-asian="10.5pt" style:font-size-complex="12pt"/>
    </style:style>
    <style:style style:name="T96" style:family="text">
      <style:text-properties officeooo:rsid="00a0fcd4"/>
    </style:style>
    <style:style style:name="T97" style:family="text">
      <style:text-properties fo:font-style="normal" style:font-size-asian="12pt" style:font-style-asian="normal" style:font-style-complex="normal"/>
    </style:style>
    <style:style style:name="T98" style:family="text">
      <style:text-properties fo:font-style="normal" officeooo:rsid="00542d39" style:font-size-asian="12pt" style:font-style-asian="normal" style:font-style-complex="normal"/>
    </style:style>
    <style:style style:name="T99" style:family="text">
      <style:text-properties fo:font-style="normal" officeooo:rsid="00546a03" style:font-size-asian="12pt" style:font-style-asian="normal" style:font-style-complex="normal"/>
    </style:style>
    <style:style style:name="T100" style:family="text">
      <style:text-properties fo:font-style="normal" officeooo:rsid="006de1ef" style:font-size-asian="12pt" style:font-style-asian="normal" style:font-style-complex="normal"/>
    </style:style>
    <style:style style:name="T101" style:family="text">
      <style:text-properties fo:font-style="normal" officeooo:rsid="006f456f" style:font-size-asian="12pt" style:font-style-asian="normal" style:font-style-complex="normal"/>
    </style:style>
    <style:style style:name="T102" style:family="text">
      <style:text-properties fo:font-style="normal" style:font-style-asian="normal" style:font-style-complex="normal"/>
    </style:style>
    <style:style style:name="T103" style:family="text">
      <style:text-properties fo:font-style="normal" officeooo:rsid="000ba64c" style:font-style-asian="normal" style:font-style-complex="normal"/>
    </style:style>
    <style:style style:name="T104" style:family="text">
      <style:text-properties fo:font-style="normal" officeooo:rsid="000c655e" style:font-style-asian="normal" style:font-style-complex="normal"/>
    </style:style>
    <style:style style:name="T105" style:family="text">
      <style:text-properties fo:font-style="normal" officeooo:rsid="000dd9c7" style:font-style-asian="normal" style:font-style-complex="normal"/>
    </style:style>
    <style:style style:name="T106" style:family="text">
      <style:text-properties fo:font-style="normal" officeooo:rsid="0030cdeb" style:font-style-asian="normal" style:font-style-complex="normal"/>
    </style:style>
    <style:style style:name="T107" style:family="text">
      <style:text-properties fo:font-style="normal" officeooo:rsid="00542d39" style:font-style-asian="normal" style:font-style-complex="normal"/>
    </style:style>
    <style:style style:name="T108" style:family="text">
      <style:text-properties fo:font-style="normal" officeooo:rsid="0055f43d" style:font-style-asian="normal" style:font-style-complex="normal"/>
    </style:style>
    <style:style style:name="T109" style:family="text">
      <style:text-properties fo:font-style="normal" officeooo:rsid="006a5ad6" style:font-style-asian="normal" style:font-style-complex="normal"/>
    </style:style>
    <style:style style:name="T110" style:family="text">
      <style:text-properties fo:font-style="normal" officeooo:rsid="006c0f56" style:font-style-asian="normal" style:font-style-complex="normal"/>
    </style:style>
    <style:style style:name="T111" style:family="text">
      <style:text-properties fo:font-style="normal" officeooo:rsid="007d0117" style:font-style-asian="normal" style:font-style-complex="normal"/>
    </style:style>
    <style:style style:name="T112" style:family="text">
      <style:text-properties fo:font-style="normal" officeooo:rsid="007e5150" style:font-style-asian="normal" style:font-style-complex="normal"/>
    </style:style>
    <style:style style:name="T113" style:family="text">
      <style:text-properties fo:font-style="normal" officeooo:rsid="0086272f" style:font-style-asian="normal" style:font-style-complex="normal"/>
    </style:style>
    <style:style style:name="T114" style:family="text">
      <style:text-properties fo:font-style="normal" officeooo:rsid="00880c95" style:font-style-asian="normal" style:font-style-complex="normal"/>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bold" style:font-size-asian="12pt" style:font-style-asian="normal" style:font-weight-asian="bold" style:font-style-complex="normal" style:font-weight-complex="bold"/>
    </style:style>
    <style:style style:name="T117" style:family="text">
      <style:text-properties officeooo:rsid="00709abb"/>
    </style:style>
    <style:style style:name="T118" style:family="text">
      <style:text-properties officeooo:rsid="00815b9c"/>
    </style:style>
    <style:style style:name="T119" style:family="text">
      <style:text-properties officeooo:rsid="00539a4c"/>
    </style:style>
    <style:style style:name="T120" style:family="text">
      <style:text-properties officeooo:rsid="00622527"/>
    </style:style>
    <style:style style:name="T121" style:family="text">
      <style:text-properties officeooo:rsid="00339c69"/>
    </style:style>
    <style:style style:name="T122" style:family="text">
      <style:text-properties fo:font-style="italic"/>
    </style:style>
    <style:style style:name="T123" style:family="text">
      <style:text-properties fo:font-style="italic" style:font-style-asian="italic" style:font-style-complex="italic"/>
    </style:style>
    <style:style style:name="T124" style:family="text">
      <style:text-properties fo:font-style="italic" officeooo:rsid="000ba64c" style:font-style-asian="italic" style:font-style-complex="italic"/>
    </style:style>
    <style:style style:name="T125" style:family="text">
      <style:text-properties fo:font-style="italic" officeooo:rsid="000c655e" style:font-style-asian="italic" style:font-style-complex="italic"/>
    </style:style>
    <style:style style:name="T126" style:family="text">
      <style:text-properties fo:font-style="italic" officeooo:rsid="002f6e2b" style:font-style-asian="italic" style:font-style-complex="italic"/>
    </style:style>
    <style:style style:name="T127" style:family="text">
      <style:text-properties fo:font-style="italic" officeooo:rsid="0030cdeb" style:font-style-asian="italic" style:font-style-complex="italic"/>
    </style:style>
    <style:style style:name="T128" style:family="text">
      <style:text-properties fo:font-style="italic" officeooo:rsid="0031a4a8" style:font-style-asian="italic" style:font-style-complex="italic"/>
    </style:style>
    <style:style style:name="T129" style:family="text">
      <style:text-properties fo:font-style="italic" officeooo:rsid="0031f29d" style:font-style-asian="italic" style:font-style-complex="italic"/>
    </style:style>
    <style:style style:name="T130" style:family="text">
      <style:text-properties fo:font-style="italic" officeooo:rsid="00539a4c" style:font-style-asian="italic" style:font-style-complex="italic"/>
    </style:style>
    <style:style style:name="T131" style:family="text">
      <style:text-properties fo:font-style="italic" officeooo:rsid="00542d39" style:font-style-asian="italic" style:font-style-complex="italic"/>
    </style:style>
    <style:style style:name="T132" style:family="text">
      <style:text-properties fo:font-style="italic" officeooo:rsid="00572bc3" style:font-style-asian="italic" style:font-style-complex="italic"/>
    </style:style>
    <style:style style:name="T133" style:family="text">
      <style:text-properties fo:font-style="italic" officeooo:rsid="006c0f56" style:font-style-asian="italic" style:font-style-complex="italic"/>
    </style:style>
    <style:style style:name="T134" style:family="text">
      <style:text-properties fo:font-style="italic" officeooo:rsid="007d0117" style:font-style-asian="italic" style:font-style-complex="italic"/>
    </style:style>
    <style:style style:name="T135" style:family="text">
      <style:text-properties fo:font-style="italic" officeooo:rsid="00b21a35" style:font-style-asian="italic" style:font-style-complex="italic"/>
    </style:style>
    <style:style style:name="T136" style:family="text">
      <style:text-properties fo:font-style="italic" officeooo:rsid="00b3a3b4" style:font-style-asian="italic" style:font-style-complex="italic"/>
    </style:style>
    <style:style style:name="T137" style:family="text">
      <style:text-properties fo:font-style="italic" officeooo:rsid="00b496b4" style:font-style-asian="italic" style:font-style-complex="italic"/>
    </style:style>
    <style:style style:name="T138" style:family="text">
      <style:text-properties fo:font-style="italic" officeooo:rsid="00b67deb" style:font-style-asian="italic" style:font-style-complex="italic"/>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fo:font-style="italic" style:text-underline-style="solid" style:text-underline-width="auto" style:text-underline-color="font-color" style:font-style-asian="italic" style:font-style-complex="italic"/>
    </style:style>
    <style:style style:name="T141" style:family="text">
      <style:text-properties fo:font-style="italic" style:text-underline-style="none" style:font-style-asian="italic" style:font-style-complex="italic"/>
    </style:style>
    <style:style style:name="T142" style:family="text">
      <style:text-properties officeooo:rsid="00353d5d"/>
    </style:style>
    <style:style style:name="T143" style:family="text">
      <style:text-properties officeooo:rsid="001f838d"/>
    </style:style>
    <style:style style:name="T144" style:family="text">
      <style:text-properties style:font-name="Times New Roman1"/>
    </style:style>
    <style:style style:name="T145" style:family="text">
      <style:text-properties style:font-name="Times New Roman1" fo:font-weight="bold" style:font-weight-asian="bold" style:font-weight-complex="bold"/>
    </style:style>
    <style:style style:name="T146" style:family="text">
      <style:text-properties style:font-name="Times New Roman1" fo:font-weight="bold" officeooo:rsid="00846a8e" style:font-weight-asian="bold" style:font-weight-complex="bold"/>
    </style:style>
    <style:style style:name="T147" style:family="text">
      <style:text-properties style:font-name="Times New Roman1" fo:font-weight="normal" style:font-weight-asian="normal" style:font-weight-complex="normal"/>
    </style:style>
    <style:style style:name="T148" style:family="text">
      <style:text-properties style:font-name="Times New Roman1" fo:font-weight="normal" officeooo:rsid="00846a8e" style:font-weight-asian="normal" style:font-weight-complex="normal"/>
    </style:style>
    <style:style style:name="T149" style:family="text">
      <style:text-properties style:font-name="Times New Roman1" fo:font-weight="normal" officeooo:rsid="0083fbf7" style:font-weight-asian="normal" style:font-weight-complex="normal"/>
    </style:style>
    <style:style style:name="T150" style:family="text">
      <style:text-properties style:font-name="Times New Roman1" fo:font-weight="normal" officeooo:rsid="008d2245" style:font-weight-asian="normal" style:font-weight-complex="normal"/>
    </style:style>
    <style:style style:name="T151" style:family="text">
      <style:text-properties style:font-name="Times New Roman1" fo:font-weight="normal" officeooo:rsid="00909ffe" style:font-weight-asian="normal" style:font-weight-complex="normal"/>
    </style:style>
    <style:style style:name="T152" style:family="text">
      <style:text-properties style:font-name="Times New Roman1" officeooo:rsid="00846a8e"/>
    </style:style>
    <style:style style:name="T153" style:family="text">
      <style:text-properties fo:font-weight="normal" style:font-weight-asian="normal" style:font-weight-complex="normal"/>
    </style:style>
    <style:style style:name="T154" style:family="text">
      <style:text-properties fo:font-weight="bold" style:font-weight-asian="bold" style:font-weight-complex="bold"/>
    </style:style>
    <style:style style:name="T155" style:family="text">
      <style:text-properties fo:color="#000000" style:font-name="Courier New" fo:font-size="10pt" style:font-name-asian="Consolas1" style:font-size-asian="10pt" style:font-name-complex="Consolas1" style:font-size-complex="10pt"/>
    </style:style>
    <style:style style:name="T156" style:family="text">
      <style:text-properties fo:color="#000000" style:font-name="Times New Roman2" fo:font-size="12pt" style:font-name-asian="Consolas1" style:font-size-asian="10.5pt" style:font-name-complex="Consolas1" style:font-size-complex="12pt"/>
    </style:style>
    <style:style style:name="T157" style:family="text">
      <style:text-properties officeooo:rsid="000ba64c"/>
    </style:style>
    <style:style style:name="T158" style:family="text">
      <style:text-properties officeooo:rsid="00107a56"/>
    </style:style>
    <style:style style:name="T159" style:family="text">
      <style:text-properties officeooo:rsid="00120ea1"/>
    </style:style>
    <style:style style:name="T160" style:family="text">
      <style:text-properties officeooo:rsid="0017c254"/>
    </style:style>
    <style:style style:name="T161" style:family="text">
      <style:text-properties officeooo:rsid="001c14e0"/>
    </style:style>
    <style:style style:name="T162" style:family="text">
      <style:text-properties officeooo:rsid="001de287"/>
    </style:style>
    <style:style style:name="T163" style:family="text">
      <style:text-properties style:font-size-asian="12pt"/>
    </style:style>
    <style:style style:name="T164" style:family="text">
      <style:text-properties officeooo:rsid="000dd9c7" style:font-size-asian="12pt"/>
    </style:style>
    <style:style style:name="T165" style:family="text">
      <style:text-properties officeooo:rsid="00107a56" style:font-size-asian="12pt"/>
    </style:style>
    <style:style style:name="T166" style:family="text">
      <style:text-properties officeooo:rsid="00178ab4" style:font-size-asian="12pt"/>
    </style:style>
    <style:style style:name="T167" style:family="text">
      <style:text-properties officeooo:rsid="001e2b2a"/>
    </style:style>
    <style:style style:name="T168" style:family="text">
      <style:text-properties officeooo:rsid="002f6e2b"/>
    </style:style>
    <style:style style:name="T169" style:family="text">
      <style:text-properties officeooo:rsid="0030cdeb"/>
    </style:style>
    <style:style style:name="T170" style:family="text">
      <style:text-properties officeooo:rsid="0031a4a8"/>
    </style:style>
    <style:style style:name="T171" style:family="text">
      <style:text-properties officeooo:rsid="0031f29d"/>
    </style:style>
    <style:style style:name="T172" style:family="text">
      <style:text-properties officeooo:rsid="0038b9e8"/>
    </style:style>
    <style:style style:name="T173" style:family="text">
      <style:text-properties officeooo:rsid="003aab87"/>
    </style:style>
    <style:style style:name="T174" style:family="text">
      <style:text-properties officeooo:rsid="003f8955"/>
    </style:style>
    <style:style style:name="T175" style:family="text">
      <style:text-properties officeooo:rsid="0034ef1f"/>
    </style:style>
    <style:style style:name="T176" style:family="text">
      <style:text-properties officeooo:rsid="0031fdb5"/>
    </style:style>
    <style:style style:name="T177" style:family="text">
      <style:text-properties officeooo:rsid="00323ba6"/>
    </style:style>
    <style:style style:name="T178" style:family="text">
      <style:text-properties officeooo:rsid="0036b4f3"/>
    </style:style>
    <style:style style:name="T179" style:family="text">
      <style:text-properties officeooo:rsid="0047fae0"/>
    </style:style>
    <style:style style:name="T180" style:family="text">
      <style:text-properties officeooo:rsid="005c10a5"/>
    </style:style>
    <style:style style:name="T181" style:family="text">
      <style:text-properties officeooo:rsid="00635eb4"/>
    </style:style>
    <style:style style:name="T182" style:family="text">
      <style:text-properties officeooo:rsid="0066a50c"/>
    </style:style>
    <style:style style:name="T183" style:family="text">
      <style:text-properties officeooo:rsid="0074dc96"/>
    </style:style>
    <style:style style:name="T184" style:family="text">
      <style:text-properties officeooo:rsid="0076d936"/>
    </style:style>
    <style:style style:name="T185" style:family="text">
      <style:text-properties style:font-name="Consolas"/>
    </style:style>
    <style:style style:name="T186" style:family="text">
      <style:text-properties style:font-name="Consolas" fo:font-size="10pt" fo:font-style="normal" style:font-size-asian="10pt" style:font-style-asian="normal" style:font-size-complex="10pt" style:font-style-complex="normal"/>
    </style:style>
    <style:style style:name="T187" style:family="text">
      <style:text-properties style:font-name="Consolas" fo:font-size="10pt" fo:font-style="normal" officeooo:rsid="007d0117" style:font-size-asian="10pt" style:font-style-asian="normal" style:font-size-complex="10pt" style:font-style-complex="normal"/>
    </style:style>
    <style:style style:name="T188" style:family="text">
      <style:text-properties style:font-name="Consolas" fo:font-size="10pt" fo:font-style="normal" officeooo:rsid="007e5150" style:font-size-asian="10pt" style:font-style-asian="normal" style:font-size-complex="10pt" style:font-style-complex="normal"/>
    </style:style>
    <style:style style:name="T189" style:family="text">
      <style:text-properties style:font-name="Consolas" fo:font-size="10pt" style:font-size-asian="10pt" style:font-size-complex="10pt"/>
    </style:style>
    <style:style style:name="T190" style:family="text">
      <style:text-properties style:font-name="Consolas" fo:font-size="10pt" officeooo:rsid="00846a8e" style:font-size-asian="10pt" style:font-size-complex="10pt"/>
    </style:style>
    <style:style style:name="T191" style:family="text">
      <style:text-properties style:font-name="Consolas" fo:font-size="10pt" officeooo:rsid="008b3b5f" style:font-size-asian="10pt" style:font-size-complex="10pt"/>
    </style:style>
    <style:style style:name="T192" style:family="text">
      <style:text-properties style:font-name="Consolas" fo:font-size="10pt" fo:font-weight="normal" style:font-size-asian="10pt" style:font-weight-asian="normal" style:font-size-complex="10pt" style:font-weight-complex="normal"/>
    </style:style>
    <style:style style:name="T193" style:family="text">
      <style:text-properties style:font-name="Consolas" fo:font-size="10pt" fo:font-weight="normal" officeooo:rsid="00846a8e" style:font-size-asian="10pt" style:font-weight-asian="normal" style:font-size-complex="10pt" style:font-weight-complex="normal"/>
    </style:style>
    <style:style style:name="T194" style:family="text">
      <style:text-properties style:font-name="Consolas" fo:font-size="10pt" fo:font-weight="normal" officeooo:rsid="0083fbf7" style:font-size-asian="10pt" style:font-weight-asian="normal" style:font-size-complex="10pt" style:font-weight-complex="normal"/>
    </style:style>
    <style:style style:name="T195" style:family="text">
      <style:text-properties style:font-name="Consolas" fo:font-size="10pt" fo:font-weight="normal" officeooo:rsid="008d2245" style:font-size-asian="10pt" style:font-weight-asian="normal" style:font-size-complex="10pt" style:font-weight-complex="normal"/>
    </style:style>
    <style:style style:name="T196" style:family="text">
      <style:text-properties officeooo:rsid="00802fb5"/>
    </style:style>
    <style:style style:name="T197" style:family="text">
      <style:text-properties officeooo:rsid="0083fbf7"/>
    </style:style>
    <style:style style:name="T198" style:family="text">
      <style:text-properties officeooo:rsid="00846a8e"/>
    </style:style>
    <style:style style:name="T199" style:family="text">
      <style:text-properties officeooo:rsid="008ad7f2"/>
    </style:style>
    <style:style style:name="T200" style:family="text">
      <style:text-properties officeooo:rsid="008f02e5"/>
    </style:style>
    <style:style style:name="T201" style:family="text">
      <style:text-properties officeooo:rsid="009004b3"/>
    </style:style>
    <style:style style:name="T202" style:family="text">
      <style:text-properties style:text-underline-style="solid" style:text-underline-width="auto" style:text-underline-color="font-color"/>
    </style:style>
    <style:style style:name="T203" style:family="text">
      <style:text-properties officeooo:rsid="00978a46"/>
    </style:style>
    <style:style style:name="T204" style:family="text">
      <style:text-properties officeooo:rsid="00a3e0e0"/>
    </style:style>
    <style:style style:name="T205" style:family="text">
      <style:text-properties style:text-underline-style="none"/>
    </style:style>
    <style:style style:name="T206" style:family="text">
      <style:text-properties style:text-underline-style="none" officeooo:rsid="00a47543"/>
    </style:style>
    <style:style style:name="T207" style:family="text">
      <style:text-properties style:text-underline-style="none" officeooo:rsid="00a5ffed"/>
    </style:style>
    <style:style style:name="T208" style:family="text">
      <style:text-properties style:text-underline-style="none" officeooo:rsid="009c75d9"/>
    </style:style>
    <style:style style:name="T209" style:family="text">
      <style:text-properties style:text-underline-style="none" officeooo:rsid="00a625f3"/>
    </style:style>
    <style:style style:name="T210" style:family="text">
      <style:text-properties officeooo:rsid="00a65d8e"/>
    </style:style>
    <style:style style:name="T211" style:family="text">
      <style:text-properties officeooo:rsid="00b21a35"/>
    </style:style>
    <style:style style:name="T212" style:family="text">
      <style:text-properties officeooo:rsid="00b3a3b4"/>
    </style:style>
    <style:style style:name="T213" style:family="text">
      <style:text-properties officeooo:rsid="00b496b4"/>
    </style:style>
    <style:style style:name="T214" style:family="text">
      <style:text-properties officeooo:rsid="00b67deb"/>
    </style:style>
    <style:style style:name="T215" style:family="text">
      <style:text-properties officeooo:rsid="00baf964"/>
    </style:style>
    <style:style style:name="T216" style:family="text">
      <style:text-properties officeooo:rsid="00bcf90e"/>
    </style:style>
    <style:style style:name="T217" style:family="text">
      <style:text-properties officeooo:rsid="00be3624"/>
    </style:style>
    <style:style style:name="T218" style:family="text">
      <style:text-properties officeooo:rsid="00bee9f1"/>
    </style:style>
    <style:style style:name="T219" style:family="text">
      <style:text-properties officeooo:rsid="00c33274"/>
    </style:style>
    <style:style style:name="T220" style:family="text">
      <style:text-properties officeooo:rsid="00c9f2ac"/>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7">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10021216" text:id="ct210021216">
          <text:deletion>
            <office:change-info>
              <dc:creator>Unknown Author</dc:creator>
              <dc:date>2014-12-23T16:36:00</dc:date>
            </office:change-info>
            <text:h text:style-name="P1" text:outline-level="1"><text:span text:style-name="T1">5</text:span></text:h>
          </text:deletion>
        </text:changed-region>
        <text:changed-region xml:id="ct210021320" text:id="ct210021320">
          <text:insertion>
            <office:change-info>
              <dc:creator>Unknown Author</dc:creator>
              <dc:date>2014-12-23T16:36:00</dc:date>
            </office:change-info>
          </text:insertion>
        </text:changed-region>
        <text:changed-region xml:id="ct210016848" text:id="ct210016848">
          <text:insertion>
            <office:change-info>
              <dc:creator>Unknown Author</dc:creator>
              <dc:date>2014-12-29T14:04:00</dc:date>
            </office:change-info>
          </text:insertion>
        </text:changed-region>
        <text:changed-region xml:id="ct210015496" text:id="ct210015496">
          <text:deletion>
            <office:change-info>
              <dc:creator>Unknown Author</dc:creator>
              <dc:date>2014-12-23T16:37:00</dc:date>
            </office:change-info>
            <text:p text:style-name="Text_20_body"><text:span text:style-name="T1">5</text:span></text:p>
          </text:deletion>
        </text:changed-region>
        <text:changed-region xml:id="ct210016328" text:id="ct210016328">
          <text:insertion>
            <office:change-info>
              <dc:creator>Unknown Author</dc:creator>
              <dc:date>2014-12-23T16:37:00</dc:date>
            </office:change-info>
          </text:insertion>
        </text:changed-region>
        <text:changed-region xml:id="ct210016744" text:id="ct210016744">
          <text:deletion>
            <office:change-info>
              <dc:creator>Unknown Author</dc:creator>
              <dc:date>2014-12-23T16:37:00</dc:date>
            </office:change-info>
            <text:p text:style-name="Text_20_body"><text:span text:style-name="T2">5</text:span></text:p>
          </text:deletion>
        </text:changed-region>
        <text:changed-region xml:id="ct210014664" text:id="ct210014664">
          <text:insertion>
            <office:change-info>
              <dc:creator>Unknown Author</dc:creator>
              <dc:date>2014-12-23T16:37:00</dc:date>
            </office:change-info>
          </text:insertion>
        </text:changed-region>
        <text:changed-region xml:id="ct210016224" text:id="ct210016224">
          <text:deletion>
            <office:change-info>
              <dc:creator>Unknown Author</dc:creator>
              <dc:date>2014-12-23T16:54:00</dc:date>
            </office:change-info>
            <text:p text:style-name="Text_20_body"><text:span text:style-name="T2"><text:s/>a</text:span></text:p>
          </text:deletion>
        </text:changed-region>
        <text:changed-region xml:id="ct210015600" text:id="ct210015600">
          <text:deletion>
            <office:change-info>
              <dc:creator>Unknown Author</dc:creator>
              <dc:date>2014-12-23T16:37:00</dc:date>
            </office:change-info>
            <text:p text:style-name="Text_20_body"><text:span text:style-name="T2">nd</text:span></text:p>
          </text:deletion>
        </text:changed-region>
        <text:changed-region xml:id="ct210014976" text:id="ct210014976">
          <text:insertion>
            <office:change-info>
              <dc:creator>Unknown Author</dc:creator>
              <dc:date>2014-12-23T16:54:00</dc:date>
            </office:change-info>
          </text:insertion>
        </text:changed-region>
        <text:changed-region xml:id="ct210013936" text:id="ct210013936">
          <text:deletion>
            <office:change-info>
              <dc:creator>Unknown Author</dc:creator>
              <dc:date>2014-12-23T16:37:00</dc:date>
            </office:change-info>
            <text:p text:style-name="Text_20_body"><text:span text:style-name="T3">2</text:span></text:p>
          </text:deletion>
        </text:changed-region>
        <text:changed-region xml:id="ct210015912" text:id="ct210015912">
          <text:insertion>
            <office:change-info>
              <dc:creator>Unknown Author</dc:creator>
              <dc:date>2014-12-23T16:37:00</dc:date>
            </office:change-info>
          </text:insertion>
        </text:changed-region>
        <text:changed-region xml:id="ct210016432" text:id="ct210016432">
          <text:insertion>
            <office:change-info>
              <dc:creator>Unknown Author</dc:creator>
              <dc:date>2014-12-29T14:04:00</dc:date>
            </office:change-info>
          </text:insertion>
        </text:changed-region>
        <text:changed-region xml:id="ct210016536" text:id="ct210016536">
          <text:deletion>
            <office:change-info>
              <dc:creator>Unknown Author</dc:creator>
              <dc:date>2014-12-29T14:04:00</dc:date>
            </office:change-info>
            <text:p text:style-name="P2"><text:span text:style-name="T4"><text:s/></text:span></text:p>
          </text:deletion>
        </text:changed-region>
        <text:changed-region xml:id="ct210015704" text:id="ct210015704">
          <text:insertion>
            <office:change-info>
              <dc:creator>Unknown Author</dc:creator>
              <dc:date>2014-12-29T14:04:00</dc:date>
            </office:change-info>
          </text:insertion>
        </text:changed-region>
        <text:changed-region xml:id="ct210015808" text:id="ct210015808">
          <text:insertion>
            <office:change-info>
              <dc:creator>Unknown Author</dc:creator>
              <dc:date>2014-12-29T14:05:00</dc:date>
            </office:change-info>
          </text:insertion>
        </text:changed-region>
        <text:changed-region xml:id="ct210016952" text:id="ct210016952">
          <text:deletion>
            <office:change-info>
              <dc:creator>Unknown Author</dc:creator>
              <dc:date>2014-12-29T14:06:00</dc:date>
            </office:change-info>
            <text:p text:style-name="Text_20_body"><text:span text:style-name="T5">5</text:span></text:p>
          </text:deletion>
        </text:changed-region>
        <text:changed-region xml:id="ct210017056" text:id="ct210017056">
          <text:insertion>
            <office:change-info>
              <dc:creator>Unknown Author</dc:creator>
              <dc:date>2014-12-29T14:06:00</dc:date>
            </office:change-info>
          </text:insertion>
        </text:changed-region>
        <text:changed-region xml:id="ct210017160" text:id="ct210017160">
          <text:insertion>
            <office:change-info>
              <dc:creator>Unknown Author</dc:creator>
              <dc:date>2014-12-29T14:06:00</dc:date>
            </office:change-info>
          </text:insertion>
        </text:changed-region>
        <text:changed-region xml:id="ct210016016" text:id="ct210016016">
          <text:deletion>
            <office:change-info>
              <dc:creator>Unknown Author</dc:creator>
              <dc:date>2014-12-29T14:06:00</dc:date>
            </office:change-info>
            <text:p text:style-name="Text_20_body"><text:s/>specific methods </text:p>
          </text:deletion>
        </text:changed-region>
        <text:changed-region xml:id="ct210014144" text:id="ct210014144">
          <text:insertion>
            <office:change-info>
              <dc:creator>Unknown Author</dc:creator>
              <dc:date>2014-12-29T14:06:00</dc:date>
            </office:change-info>
          </text:insertion>
        </text:changed-region>
        <text:changed-region xml:id="ct210014040" text:id="ct210014040">
          <text:insertion>
            <office:change-info>
              <dc:creator>Unknown Author</dc:creator>
              <dc:date>2014-12-23T16:57:00</dc:date>
            </office:change-info>
          </text:insertion>
        </text:changed-region>
        <text:changed-region xml:id="ct210015080" text:id="ct210015080">
          <text:deletion>
            <office:change-info>
              <dc:creator>Unknown Author</dc:creator>
              <dc:date>2014-12-23T16:54:00</dc:date>
            </office:change-info>
            <text:h text:style-name="P3" text:outline-level="2"/>
            <text:h text:style-name="Heading_20_2" text:outline-level="2"/>
          </text:deletion>
        </text:changed-region>
        <text:changed-region xml:id="ct210014248" text:id="ct210014248">
          <text:insertion>
            <office:change-info>
              <dc:creator>Unknown Author</dc:creator>
              <dc:date>2014-12-23T16:55:00</dc:date>
            </office:change-info>
          </text:insertion>
        </text:changed-region>
        <text:changed-region xml:id="ct210014352" text:id="ct210014352">
          <text:insertion>
            <office:change-info>
              <dc:creator>Unknown Author</dc:creator>
              <dc:date>2014-12-23T17:02:00</dc:date>
            </office:change-info>
          </text:insertion>
        </text:changed-region>
        <text:changed-region xml:id="ct210014456" text:id="ct210014456">
          <text:insertion>
            <office:change-info>
              <dc:creator>Unknown Author</dc:creator>
              <dc:date>2014-12-23T17:03:00</dc:date>
            </office:change-info>
          </text:insertion>
        </text:changed-region>
        <text:changed-region xml:id="ct210014560" text:id="ct210014560">
          <text:insertion>
            <office:change-info>
              <dc:creator>Unknown Author</dc:creator>
              <dc:date>2014-12-23T17:04:00</dc:date>
            </office:change-info>
          </text:insertion>
        </text:changed-region>
        <text:changed-region xml:id="ct210014768" text:id="ct210014768">
          <text:insertion>
            <office:change-info>
              <dc:creator>Unknown Author</dc:creator>
              <dc:date>2014-12-29T14:07:00</dc:date>
            </office:change-info>
          </text:insertion>
        </text:changed-region>
        <text:changed-region xml:id="ct210014872" text:id="ct210014872">
          <text:insertion>
            <office:change-info>
              <dc:creator>Unknown Author</dc:creator>
              <dc:date>2014-12-23T17:05:00</dc:date>
            </office:change-info>
          </text:insertion>
        </text:changed-region>
        <text:changed-region xml:id="ct210015184" text:id="ct210015184">
          <text:insertion>
            <office:change-info>
              <dc:creator>Unknown Author</dc:creator>
              <dc:date>2014-12-23T17:06:00</dc:date>
            </office:change-info>
          </text:insertion>
        </text:changed-region>
        <text:changed-region xml:id="ct210015288" text:id="ct210015288">
          <text:insertion>
            <office:change-info>
              <dc:creator>Unknown Author</dc:creator>
              <dc:date>2014-12-23T17:08:00</dc:date>
            </office:change-info>
          </text:insertion>
        </text:changed-region>
        <text:changed-region xml:id="ct210017680" text:id="ct210017680">
          <text:insertion>
            <office:change-info>
              <dc:creator>Unknown Author</dc:creator>
              <dc:date>2014-12-23T17:09:00</dc:date>
            </office:change-info>
          </text:insertion>
        </text:changed-region>
        <text:changed-region xml:id="ct210017784" text:id="ct210017784">
          <text:insertion>
            <office:change-info>
              <dc:creator>Unknown Author</dc:creator>
              <dc:date>2014-12-29T14:10:00</dc:date>
            </office:change-info>
          </text:insertion>
        </text:changed-region>
        <text:changed-region xml:id="ct210017888" text:id="ct210017888">
          <text:insertion>
            <office:change-info>
              <dc:creator>Unknown Author</dc:creator>
              <dc:date>2014-12-23T17:09:00</dc:date>
            </office:change-info>
          </text:insertion>
        </text:changed-region>
        <text:changed-region xml:id="ct210019552" text:id="ct210019552">
          <text:insertion>
            <office:change-info>
              <dc:creator>Unknown Author</dc:creator>
              <dc:date>2014-12-23T17:11:00</dc:date>
            </office:change-info>
          </text:insertion>
        </text:changed-region>
        <text:changed-region xml:id="ct210019656" text:id="ct210019656">
          <text:insertion>
            <office:change-info>
              <dc:creator>Unknown Author</dc:creator>
              <dc:date>2014-12-23T17:12:00</dc:date>
            </office:change-info>
          </text:insertion>
        </text:changed-region>
        <text:changed-region xml:id="ct210017264" text:id="ct210017264">
          <text:insertion>
            <office:change-info>
              <dc:creator>Unknown Author</dc:creator>
              <dc:date>2014-12-23T17:14:00</dc:date>
            </office:change-info>
          </text:insertion>
        </text:changed-region>
        <text:changed-region xml:id="ct210017576" text:id="ct210017576">
          <text:insertion>
            <office:change-info>
              <dc:creator>Unknown Author</dc:creator>
              <dc:date>2014-12-23T17:15:00</dc:date>
            </office:change-info>
          </text:insertion>
        </text:changed-region>
        <text:changed-region xml:id="ct210020488" text:id="ct210020488">
          <text:insertion>
            <office:change-info>
              <dc:creator>Unknown Author</dc:creator>
              <dc:date>2014-12-23T16:55:00</dc:date>
            </office:change-info>
          </text:insertion>
        </text:changed-region>
        <text:changed-region xml:id="ct210017992" text:id="ct210017992">
          <text:deletion>
            <office:change-info>
              <dc:creator>Unknown Author</dc:creator>
              <dc:date>2014-12-23T16:55:00</dc:date>
            </office:change-info>
            <text:p text:style-name="P4">Known issues in Jaybird 2.2.<text:span text:style-name="T6">5</text:span></text:p>
            <text:p text:style-name="P5">The following are known in issues in Jaybird 2.2.<text:span text:style-name="T6">5</text:span> (and earlier):</text:p>
            <text:list xml:id="list7389554008252881127" text:style-name="L1">
              <text:list-item>
                <text:p text:style-name="P6"><text:span text:style-name="T7">ResultSet</text:span><text:span text:style-name="T8">s opened with </text:span><text:span text:style-name="T7">CLOSE_CURSORS_AT_COMMIT</text:span><text:span text:style-name="T8"> </text:span><text:span text:style-name="T9">aren't</text:span><text:span text:style-name="T8"> correctly closed on commit when auto-commit is off (</text:span><text:a xlink:type="simple" xlink:href="http://tracker.firebirdsql.org/browse/JDBC-307" text:style-name="Internet_20_link" text:visited-style-name="Visited_20_Internet_20_Link"><text:span text:style-name="T10">JDBC-307</text:span></text:a><text:span text:style-name="T8">)</text:span></text:p>
              </text:list-item>
            </text:list>
            <text:p text:style-name="P7"><text:span text:style-name="T11">This list is not exhaustive, see the </text:span><text:a xlink:type="simple" xlink:href="http://tracker.firebirdsql.org/browse/JDBC" text:style-name="Internet_20_link" text:visited-style-name="Visited_20_Internet_20_Link">Jaybird tracker</text:a><text:span text:style-name="T11"> for a full list of open bugs.</text:span></text:p>
          </text:deletion>
        </text:changed-region>
        <text:changed-region xml:id="ct210019032" text:id="ct210019032">
          <text:deletion>
            <office:change-info>
              <dc:creator>Unknown Author</dc:creator>
              <dc:date>2014-12-29T14:58:00</dc:date>
            </office:change-info>
            <text:p text:style-name="Text_20_body"><text:span text:style-name="T13">5</text:span></text:p>
          </text:deletion>
        </text:changed-region>
        <text:changed-region xml:id="ct210019864" text:id="ct210019864">
          <text:insertion>
            <office:change-info>
              <dc:creator>Unknown Author</dc:creator>
              <dc:date>2014-12-29T14:58:00</dc:date>
            </office:change-info>
          </text:insertion>
        </text:changed-region>
        <text:changed-region xml:id="ct210017368" text:id="ct210017368">
          <text:insertion>
            <office:change-info>
              <dc:creator>Unknown Author</dc:creator>
              <dc:date>2014-12-29T14:58:00</dc:date>
            </office:change-info>
          </text:insertion>
        </text:changed-region>
        <text:changed-region xml:id="ct210018824" text:id="ct210018824">
          <text:deletion>
            <office:change-info>
              <dc:creator>Unknown Author</dc:creator>
              <dc:date>2014-12-29T14:58:00</dc:date>
            </office:change-info>
            <text:p text:style-name="Text_20_body"><text:span text:style-name="T14">5</text:span></text:p>
          </text:deletion>
        </text:changed-region>
        <text:changed-region xml:id="ct210018512" text:id="ct210018512">
          <text:format-change>
            <office:change-info>
              <dc:creator>Unknown Author</dc:creator>
              <dc:date>2014-12-29T14:12:00</dc:date>
            </office:change-info>
          </text:format-change>
        </text:changed-region>
        <text:changed-region xml:id="ct210018096" text:id="ct210018096">
          <text:insertion>
            <office:change-info>
              <dc:creator>Unknown Author</dc:creator>
              <dc:date>2014-12-29T14:12:00</dc:date>
            </office:change-info>
          </text:insertion>
        </text:changed-region>
        <text:changed-region xml:id="ct210018304" text:id="ct210018304">
          <text:deletion>
            <office:change-info>
              <dc:creator>Unknown Author</dc:creator>
              <dc:date>2014-12-29T14:12:00</dc:date>
            </office:change-info>
            <text:p text:style-name="Text_20_body">S</text:p>
          </text:deletion>
        </text:changed-region>
        <text:changed-region xml:id="ct210018928" text:id="ct210018928">
          <text:insertion>
            <office:change-info>
              <dc:creator>Unknown Author</dc:creator>
              <dc:date>2014-12-29T14:12:00</dc:date>
            </office:change-info>
          </text:insertion>
        </text:changed-region>
        <text:changed-region xml:id="ct210020384" text:id="ct210020384">
          <text:format-change>
            <office:change-info>
              <dc:creator>Unknown Author</dc:creator>
              <dc:date>2014-12-29T14:12:00</dc:date>
            </office:change-info>
          </text:format-change>
        </text:changed-region>
        <text:changed-region xml:id="ct210018200" text:id="ct210018200">
          <text:insertion>
            <office:change-info>
              <dc:creator>Unknown Author</dc:creator>
              <dc:date>2014-12-29T14:13:00</dc:date>
            </office:change-info>
          </text:insertion>
        </text:changed-region>
        <text:changed-region xml:id="ct210019760" text:id="ct210019760">
          <text:deletion>
            <office:change-info>
              <dc:creator>Unknown Author</dc:creator>
              <dc:date>2014-12-29T14:13:00</dc:date>
            </office:change-info>
            <text:p text:style-name="Text_20_body">C</text:p>
          </text:deletion>
        </text:changed-region>
        <text:changed-region xml:id="ct210019448" text:id="ct210019448">
          <text:insertion>
            <office:change-info>
              <dc:creator>Unknown Author</dc:creator>
              <dc:date>2014-12-29T14:13:00</dc:date>
            </office:change-info>
          </text:insertion>
        </text:changed-region>
        <text:changed-region xml:id="ct210019136" text:id="ct210019136">
          <text:insertion>
            <office:change-info>
              <dc:creator>Unknown Author</dc:creator>
              <dc:date>2014-12-29T14:13:00</dc:date>
            </office:change-info>
          </text:insertion>
        </text:changed-region>
        <text:changed-region xml:id="ct210018408" text:id="ct210018408">
          <text:insertion>
            <office:change-info>
              <dc:creator>Unknown Author</dc:creator>
              <dc:date>2014-12-29T14:14:00</dc:date>
            </office:change-info>
          </text:insertion>
        </text:changed-region>
        <text:changed-region xml:id="ct210019240" text:id="ct210019240">
          <text:deletion>
            <office:change-info>
              <dc:creator>Unknown Author</dc:creator>
              <dc:date>2014-12-29T14:14:00</dc:date>
            </office:change-info>
            <text:p text:style-name="P8"/>
            <text:p text:style-name="P8"/>
          </text:deletion>
        </text:changed-region>
        <text:changed-region xml:id="ct210018616" text:id="ct210018616">
          <text:format-change>
            <office:change-info>
              <dc:creator>Unknown Author</dc:creator>
              <dc:date>2014-12-29T14:15:00</dc:date>
            </office:change-info>
          </text:format-change>
        </text:changed-region>
        <text:changed-region xml:id="ct210019344" text:id="ct210019344">
          <text:deletion>
            <office:change-info>
              <dc:creator>Unknown Author</dc:creator>
              <dc:date>2014-12-29T14:14:00</dc:date>
            </office:change-info>
            <text:p text:style-name="P8"><text:a xlink:type="simple" xlink:href="http://tracker.firebirdsql.org/secure/ReleaseNote.jspa?version=10582&amp;styleName=Text&amp;projectId=10002&amp;Create=Create" text:style-name="Internet_20_link" text:visited-style-name="Visited_20_Internet_20_Link"><text:span text:style-name="T15">&amp;</text:span></text:a><text:a xlink:type="simple" xlink:href="http://tracker.firebirdsql.org/secure/ReleaseNote.jspa?version=10582&amp;styleName=Text&amp;projectId=10002&amp;Create=Create" text:style-name="Internet_20_link" text:visited-style-name="Visited_20_Internet_20_Link"><text:span text:style-name="T15">C</text:span></text:a><text:a xlink:type="simple" xlink:href="http://tracker.firebirdsql.org/secure/ReleaseNote.jspa?version=10582&amp;styleName=Text&amp;projectId=10002&amp;Create=Create" text:style-name="Internet_20_link" text:visited-style-name="Visited_20_Internet_20_Link"><text:span text:style-name="T15">r</text:span></text:a><text:a xlink:type="simple" xlink:href="http://tracker.firebirdsql.org/secure/ReleaseNote.jspa?version=10582&amp;styleName=Text&amp;projectId=10002&amp;Create=Create" text:style-name="Internet_20_link" text:visited-style-name="Visited_20_Internet_20_Link"><text:span text:style-name="T15">e</text:span></text:a><text:a xlink:type="simple" xlink:href="http://tracker.firebirdsql.org/secure/ReleaseNote.jspa?version=10582&amp;styleName=Text&amp;projectId=10002&amp;Create=Create" text:style-name="Internet_20_link" text:visited-style-name="Visited_20_Internet_20_Link"><text:span text:style-name="T15">a</text:span></text:a><text:a xlink:type="simple" xlink:href="http://tracker.firebirdsql.org/secure/ReleaseNote.jspa?version=10582&amp;styleName=Text&amp;projectId=10002&amp;Create=Create" text:style-name="Internet_20_link" text:visited-style-name="Visited_20_Internet_20_Link"><text:span text:style-name="T15">t</text:span></text:a><text:a xlink:type="simple" xlink:href="http://tracker.firebirdsql.org/secure/ReleaseNote.jspa?version=10582&amp;styleName=Text&amp;projectId=10002&amp;Create=Create" text:style-name="Internet_20_link" text:visited-style-name="Visited_20_Internet_20_Link"><text:span text:style-name="T15">e</text:span></text:a><text:a xlink:type="simple" xlink:href="http://tracker.firebirdsql.org/secure/ReleaseNote.jspa?version=10582&amp;styleName=Text&amp;projectId=10002&amp;Create=Create" text:style-name="Internet_20_link" text:visited-style-name="Visited_20_Internet_20_Link"><text:span text:style-name="T15">=</text:span></text:a><text:a xlink:type="simple" xlink:href="http://tracker.firebirdsql.org/secure/ReleaseNote.jspa?version=10582&amp;styleName=Text&amp;projectId=10002&amp;Create=Create" text:style-name="Internet_20_link" text:visited-style-name="Visited_20_Internet_20_Link"><text:span text:style-name="T15">C</text:span></text:a><text:a xlink:type="simple" xlink:href="http://tracker.firebirdsql.org/secure/ReleaseNote.jspa?version=10582&amp;styleName=Text&amp;projectId=10002&amp;Create=Create" text:style-name="Internet_20_link" text:visited-style-name="Visited_20_Internet_20_Link"><text:span text:style-name="T15">r</text:span></text:a><text:a xlink:type="simple" xlink:href="http://tracker.firebirdsql.org/secure/ReleaseNote.jspa?version=10582&amp;styleName=Text&amp;projectId=10002&amp;Create=Create" text:style-name="Internet_20_link" text:visited-style-name="Visited_20_Internet_20_Link"><text:span text:style-name="T15">e</text:span></text:a><text:a xlink:type="simple" xlink:href="http://tracker.firebirdsql.org/secure/ReleaseNote.jspa?version=10582&amp;styleName=Text&amp;projectId=10002&amp;Create=Create" text:style-name="Internet_20_link" text:visited-style-name="Visited_20_Internet_20_Link"><text:span text:style-name="T15">a</text:span></text:a><text:a xlink:type="simple" xlink:href="http://tracker.firebirdsql.org/secure/ReleaseNote.jspa?version=10582&amp;styleName=Text&amp;projectId=10002&amp;Create=Create" text:style-name="Internet_20_link" text:visited-style-name="Visited_20_Internet_20_Link"><text:span text:style-name="T15">t</text:span></text:a><text:a xlink:type="simple" xlink:href="http://tracker.firebirdsql.org/secure/ReleaseNote.jspa?version=10582&amp;styleName=Text&amp;projectId=10002&amp;Create=Create" text:style-name="Internet_20_link" text:visited-style-name="Visited_20_Internet_20_Link"><text:span text:style-name="T15">e</text:span></text:a></text:p>
          </text:deletion>
        </text:changed-region>
        <text:changed-region xml:id="ct210019968" text:id="ct210019968">
          <text:deletion>
            <office:change-info>
              <dc:creator>Unknown Author</dc:creator>
              <dc:date>2014-12-29T14:15:00</dc:date>
            </office:change-info>
            <text:p text:style-name="P9"><text:a xlink:type="simple" xlink:href="http://tracker.firebirdsql.org/secure/ReleaseNote.jspa?version=10474&amp;styleName=Text&amp;projectId=10002&amp;Create=Create" text:style-name="Internet_20_link" text:visited-style-name="Visited_20_Internet_20_Link"><text:span text:style-name="T16">http://tracker.firebirdsql.org/secure/ReleaseNote.jspa?version=10474&amp;styleName=Text&amp;projectId=10002&amp;Create=Create</text:span></text:a></text:p>
          </text:deletion>
        </text:changed-region>
        <text:changed-region xml:id="ct210017472" text:id="ct210017472">
          <text:insertion>
            <office:change-info>
              <dc:creator>Unknown Author</dc:creator>
              <dc:date>2014-12-29T14:15:00</dc:date>
            </office:change-info>
          </text:insertion>
        </text:changed-region>
        <text:changed-region xml:id="ct210018720" text:id="ct210018720">
          <text:deletion>
            <office:change-info>
              <dc:creator>Unknown Author</dc:creator>
              <dc:date>2014-12-29T14:15:00</dc:date>
            </office:change-info>
            <text:p text:style-name="P10"><text:a xlink:type="simple" xlink:href="http://tracker.firebirdsql.org/secure/ReleaseNote.jspa?version=10053&amp;styleName=Text&amp;projectId=10002&amp;Create=Create" text:style-name="Internet_20_link" text:visited-style-name="Visited_20_Internet_20_Link"><text:span text:style-name="T16">http://tracker.firebirdsql.org/secure/ReleaseNote.jspa?version=10053&amp;styleName=Text&amp;projectId=10002&amp;Create=Create</text:span></text:a></text:p>
          </text:deletion>
        </text:changed-region>
        <text:changed-region xml:id="ct210020072" text:id="ct210020072">
          <text:insertion>
            <office:change-info>
              <dc:creator>Unknown Author</dc:creator>
              <dc:date>2014-12-29T14:15:00</dc:date>
            </office:change-info>
          </text:insertion>
        </text:changed-region>
        <text:changed-region xml:id="ct210020176" text:id="ct210020176">
          <text:deletion>
            <office:change-info>
              <dc:creator>Unknown Author</dc:creator>
              <dc:date>2014-12-29T14:28:00</dc:date>
            </office:change-info>
            <text:p text:style-name="P11"><text:s/>and </text:p>
          </text:deletion>
        </text:changed-region>
        <text:changed-region xml:id="ct210020280" text:id="ct210020280">
          <text:insertion>
            <office:change-info>
              <dc:creator>Unknown Author</dc:creator>
              <dc:date>2014-12-29T14:28:00</dc:date>
            </office:change-info>
          </text:insertion>
        </text:changed-region>
        <text:changed-region xml:id="ct210940896" text:id="ct210940896">
          <text:insertion>
            <office:change-info>
              <dc:creator>Unknown Author</dc:creator>
              <dc:date>2014-12-29T14:28:00</dc:date>
            </office:change-info>
          </text:insertion>
        </text:changed-region>
        <text:changed-region xml:id="ct207107112" text:id="ct207107112">
          <text:deletion>
            <office:change-info>
              <dc:creator>Unknown Author</dc:creator>
              <dc:date>2014-12-29T14:17:00</dc:date>
            </office:change-info>
            <text:p text:style-name="Text_20_body"><text:span text:style-name="T17">BoneCP</text:span></text:p>
          </text:deletion>
        </text:changed-region>
        <text:changed-region xml:id="ct211968544" text:id="ct211968544">
          <text:insertion>
            <office:change-info>
              <dc:creator>Unknown Author</dc:creator>
              <dc:date>2014-12-29T14:17:00</dc:date>
            </office:change-info>
          </text:insertion>
        </text:changed-region>
        <text:changed-region xml:id="ct213611016" text:id="ct213611016">
          <text:deletion>
            <office:change-info>
              <dc:creator>Unknown Author</dc:creator>
              <dc:date>2014-12-29T15:02:00</dc:date>
            </office:change-info>
            <text:p text:style-name="Text_20_body">is</text:p>
          </text:deletion>
        </text:changed-region>
        <text:changed-region xml:id="ct213608624" text:id="ct213608624">
          <text:insertion>
            <office:change-info>
              <dc:creator>Unknown Author</dc:creator>
              <dc:date>2014-12-29T15:02:00</dc:date>
            </office:change-info>
          </text:insertion>
        </text:changed-region>
        <text:changed-region xml:id="ct211970624" text:id="ct211970624">
          <text:deletion>
            <office:change-info>
              <dc:creator>Unknown Author</dc:creator>
              <dc:date>2014-12-29T14:17:00</dc:date>
            </office:change-info>
            <text:p text:style-name="Text_20_body">may included removal of additional classes and interfaces from these packages (or the </text:p>
          </text:deletion>
        </text:changed-region>
        <text:changed-region xml:id="ct211967816" text:id="ct211967816">
          <text:insertion>
            <office:change-info>
              <dc:creator>Unknown Author</dc:creator>
              <dc:date>2014-12-29T14:17:00</dc:date>
            </office:change-info>
          </text:insertion>
        </text:changed-region>
        <text:changed-region xml:id="ct213609560" text:id="ct213609560">
          <text:deletion>
            <office:change-info>
              <dc:creator>Unknown Author</dc:creator>
              <dc:date>2014-12-29T15:02:00</dc:date>
            </office:change-info>
            <text:p text:style-name="Text_20_body">entire</text:p>
          </text:deletion>
        </text:changed-region>
        <text:changed-region xml:id="ct213610600" text:id="ct213610600">
          <text:insertion>
            <office:change-info>
              <dc:creator>Unknown Author</dc:creator>
              <dc:date>2014-12-29T15:02:00</dc:date>
            </office:change-info>
          </text:insertion>
        </text:changed-region>
        <text:changed-region xml:id="ct211968336" text:id="ct211968336">
          <text:deletion>
            <office:change-info>
              <dc:creator>Unknown Author</dc:creator>
              <dc:date>2014-12-29T14:17:00</dc:date>
            </office:change-info>
            <text:p text:style-name="Text_20_body">)</text:p>
          </text:deletion>
        </text:changed-region>
        <text:changed-region xml:id="ct211968856" text:id="ct211968856">
          <text:insertion>
            <office:change-info>
              <dc:creator>Unknown Author</dc:creator>
              <dc:date>2014-12-29T14:17:00</dc:date>
            </office:change-info>
          </text:insertion>
        </text:changed-region>
        <text:changed-region xml:id="ct211968128" text:id="ct211968128">
          <text:deletion>
            <office:change-info>
              <dc:creator>Unknown Author</dc:creator>
              <dc:date>2014-12-29T14:18:00</dc:date>
            </office:change-info>
            <text:p text:style-name="P12">either</text:p>
          </text:deletion>
        </text:changed-region>
        <text:changed-region xml:id="ct211970208" text:id="ct211970208">
          <text:insertion>
            <office:change-info>
              <dc:creator>Unknown Author</dc:creator>
              <dc:date>2014-12-29T14:18:00</dc:date>
            </office:change-info>
          </text:insertion>
        </text:changed-region>
        <text:changed-region xml:id="ct211968960" text:id="ct211968960">
          <text:insertion>
            <office:change-info>
              <dc:creator>Unknown Author</dc:creator>
              <dc:date>2014-12-29T14:18:00</dc:date>
            </office:change-info>
          </text:insertion>
        </text:changed-region>
        <text:changed-region xml:id="ct211968648" text:id="ct211968648">
          <text:insertion>
            <office:change-info>
              <dc:creator>Unknown Author</dc:creator>
              <dc:date>2014-12-29T14:19:00</dc:date>
            </office:change-info>
          </text:insertion>
        </text:changed-region>
        <text:changed-region xml:id="ct211968232" text:id="ct211968232">
          <text:deletion>
            <office:change-info>
              <dc:creator>Unknown Author</dc:creator>
              <dc:date>2014-12-29T14:19:00</dc:date>
            </office:change-info>
            <text:p text:style-name="Text_20_body"><text:span text:style-name="Source_20_Text"><text:span text:style-name="T18">5</text:span></text:span></text:p>
          </text:deletion>
        </text:changed-region>
        <text:changed-region xml:id="ct211968752" text:id="ct211968752">
          <text:insertion>
            <office:change-info>
              <dc:creator>Unknown Author</dc:creator>
              <dc:date>2014-12-29T14:19:00</dc:date>
            </office:change-info>
          </text:insertion>
        </text:changed-region>
        <text:changed-region xml:id="ct211968440" text:id="ct211968440">
          <text:insertion>
            <office:change-info>
              <dc:creator>Unknown Author</dc:creator>
              <dc:date>2014-12-29T14:22:00</dc:date>
            </office:change-info>
          </text:insertion>
        </text:changed-region>
        <text:changed-region xml:id="ct211969064" text:id="ct211969064">
          <text:deletion>
            <office:change-info>
              <dc:creator>Unknown Author</dc:creator>
              <dc:date>2014-12-29T14:19:00</dc:date>
            </office:change-info>
            <text:p text:style-name="Text_20_body"><text:span text:style-name="Source_20_Text"><text:span text:style-name="T18">5</text:span></text:span></text:p>
          </text:deletion>
        </text:changed-region>
        <text:changed-region xml:id="ct211969688" text:id="ct211969688">
          <text:insertion>
            <office:change-info>
              <dc:creator>Unknown Author</dc:creator>
              <dc:date>2014-12-29T14:19:00</dc:date>
            </office:change-info>
          </text:insertion>
        </text:changed-region>
        <text:changed-region xml:id="ct211969168" text:id="ct211969168">
          <text:deletion>
            <office:change-info>
              <dc:creator>Unknown Author</dc:creator>
              <dc:date>2014-12-29T14:19:00</dc:date>
            </office:change-info>
            <text:p text:style-name="Text_20_body"><text:span text:style-name="Source_20_Text"><text:span text:style-name="T18">5</text:span></text:span></text:p>
          </text:deletion>
        </text:changed-region>
        <text:changed-region xml:id="ct211969272" text:id="ct211969272">
          <text:insertion>
            <office:change-info>
              <dc:creator>Unknown Author</dc:creator>
              <dc:date>2014-12-29T14:19:00</dc:date>
            </office:change-info>
          </text:insertion>
        </text:changed-region>
        <text:changed-region xml:id="ct211969376" text:id="ct211969376">
          <text:insertion>
            <office:change-info>
              <dc:creator>Unknown Author</dc:creator>
              <dc:date>2014-12-29T14:22:00</dc:date>
            </office:change-info>
          </text:insertion>
        </text:changed-region>
        <text:changed-region xml:id="ct211969480" text:id="ct211969480">
          <text:deletion>
            <office:change-info>
              <dc:creator>Unknown Author</dc:creator>
              <dc:date>2014-12-29T14:20:00</dc:date>
            </office:change-info>
            <text:p text:style-name="Text_20_body"><text:span text:style-name="T19">5</text:span></text:p>
          </text:deletion>
        </text:changed-region>
        <text:changed-region xml:id="ct211969584" text:id="ct211969584">
          <text:insertion>
            <office:change-info>
              <dc:creator>Unknown Author</dc:creator>
              <dc:date>2014-12-29T14:20:00</dc:date>
            </office:change-info>
          </text:insertion>
        </text:changed-region>
        <text:changed-region xml:id="ct211969792" text:id="ct211969792">
          <text:insertion>
            <office:change-info>
              <dc:creator>Unknown Author</dc:creator>
              <dc:date>2014-12-29T14:22:00</dc:date>
            </office:change-info>
          </text:insertion>
        </text:changed-region>
        <text:changed-region xml:id="ct211969896" text:id="ct211969896">
          <text:insertion>
            <office:change-info>
              <dc:creator>Unknown Author</dc:creator>
              <dc:date>2014-12-29T14:22:00</dc:date>
            </office:change-info>
          </text:insertion>
        </text:changed-region>
        <text:changed-region xml:id="ct211970000" text:id="ct211970000">
          <text:insertion>
            <office:change-info>
              <dc:creator>Unknown Author</dc:creator>
              <dc:date>2014-12-29T14:22:00</dc:date>
            </office:change-info>
          </text:insertion>
        </text:changed-region>
        <text:changed-region xml:id="ct211970312" text:id="ct211970312">
          <text:insertion>
            <office:change-info>
              <dc:creator>Unknown Author</dc:creator>
              <dc:date>2014-12-29T14:22:00</dc:date>
            </office:change-info>
          </text:insertion>
        </text:changed-region>
        <text:changed-region xml:id="ct211970104" text:id="ct211970104">
          <text:deletion>
            <office:change-info>
              <dc:creator>Unknown Author</dc:creator>
              <dc:date>2014-12-29T14:58:00</dc:date>
            </office:change-info>
            <text:p text:style-name="Text_20_body"><text:span text:style-name="T19">5</text:span></text:p>
          </text:deletion>
        </text:changed-region>
        <text:changed-region xml:id="ct211967712" text:id="ct211967712">
          <text:insertion>
            <office:change-info>
              <dc:creator>Unknown Author</dc:creator>
              <dc:date>2014-12-29T14:58:00</dc:date>
            </office:change-info>
          </text:insertion>
        </text:changed-region>
        <text:changed-region xml:id="ct211967400" text:id="ct211967400">
          <text:deletion>
            <office:change-info>
              <dc:creator>Unknown Author</dc:creator>
              <dc:date>2014-12-29T14:25:00</dc:date>
            </office:change-info>
            <text:p text:style-name="P13"><text:span text:style-name="T20">“0”</text:span></text:p>
          </text:deletion>
        </text:changed-region>
        <text:changed-region xml:id="ct211970416" text:id="ct211970416">
          <text:insertion>
            <office:change-info>
              <dc:creator>Unknown Author</dc:creator>
              <dc:date>2014-12-29T14:25:00</dc:date>
            </office:change-info>
          </text:insertion>
        </text:changed-region>
        <text:changed-region xml:id="ct211970520" text:id="ct211970520">
          <text:deletion>
            <office:change-info>
              <dc:creator>Unknown Author</dc:creator>
              <dc:date>2014-12-29T14:26:00</dc:date>
            </office:change-info>
            <text:p text:style-name="P13"><text:span text:style-name="T20">“1</text:span><text:span text:style-name="T21">”</text:span></text:p>
          </text:deletion>
        </text:changed-region>
        <text:changed-region xml:id="ct211967504" text:id="ct211967504">
          <text:insertion>
            <office:change-info>
              <dc:creator>Unknown Author</dc:creator>
              <dc:date>2014-12-29T14:26:00</dc:date>
            </office:change-info>
          </text:insertion>
        </text:changed-region>
        <text:changed-region xml:id="ct211967608" text:id="ct211967608">
          <text:deletion>
            <office:change-info>
              <dc:creator>Unknown Author</dc:creator>
              <dc:date>2014-12-29T14:26:00</dc:date>
            </office:change-info>
            <text:p text:style-name="P13"><text:span text:style-name="T20">“true”</text:span></text:p>
          </text:deletion>
        </text:changed-region>
        <text:changed-region xml:id="ct211967920" text:id="ct211967920">
          <text:insertion>
            <office:change-info>
              <dc:creator>Unknown Author</dc:creator>
              <dc:date>2014-12-29T14:26:00</dc:date>
            </office:change-info>
          </text:insertion>
        </text:changed-region>
        <text:changed-region xml:id="ct211968024" text:id="ct211968024">
          <text:deletion>
            <office:change-info>
              <dc:creator>Unknown Author</dc:creator>
              <dc:date>2014-12-29T14:26:00</dc:date>
            </office:change-info>
            <text:p text:style-name="P13"><text:span text:style-name="T20">“false”</text:span></text:p>
          </text:deletion>
        </text:changed-region>
        <text:changed-region xml:id="ct211970936" text:id="ct211970936">
          <text:insertion>
            <office:change-info>
              <dc:creator>Unknown Author</dc:creator>
              <dc:date>2014-12-29T14:26:00</dc:date>
            </office:change-info>
          </text:insertion>
        </text:changed-region>
        <text:changed-region xml:id="ct211971040" text:id="ct211971040">
          <text:deletion>
            <office:change-info>
              <dc:creator>Unknown Author</dc:creator>
              <dc:date>2014-12-29T14:26:00</dc:date>
            </office:change-info>
            <text:p text:style-name="Text_20_body"><text:span text:style-name="T17">BoneCP</text:span></text:p>
          </text:deletion>
        </text:changed-region>
        <text:changed-region xml:id="ct211971352" text:id="ct211971352">
          <text:insertion>
            <office:change-info>
              <dc:creator>Unknown Author</dc:creator>
              <dc:date>2014-12-29T14: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Jaybird</text:h>
      <text:h text:style-name="P1" text:outline-level="1"><text:span text:style-name="T5">Firebird </text:span>JCA/JDBC Driver<text:line-break/><draw:path text:anchor-type="as-char" svg:y="0cm" draw:z-index="0" draw:style-name="gr1" draw:text-style-name="P184"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771 469c25 4 81 34 90 48-27-5-92-13-106-14-5-4-7-11-4-21s7-8 20-13zM824 4c14 0 39-2 58 1 5 16 2 21-14 29s-50 17-102 24-246 81-359 175-134 127-190 213-111 215-95 417 143 372 247 455c14 164 86 328 319 465-337-86-510-317-577-449s-111-265-111-470 85-367 141-451 157-187 228-240 254-155 455-169z"><text:p/></draw:path><text:line-break/>Release Notes v 2.2.<text:change text:change-id="ct210021216"/><text:change-start text:change-id="ct210021320"/><text:span text:style-name="T1">6</text:span><text:change-end text:change-id="ct21002132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5"/>
          <text:p text:style-name="P75"/>
          <text:p text:style-name="P77"><text:a xlink:type="simple" xlink:href="#__RefHeading__2737_1560579136" text:style-name="Internet_20_link" text:visited-style-name="Visited_20_Internet_20_Link">General Notes</text:a></text:p>
          <text:p text:style-name="P76"><text:a xlink:type="simple" xlink:href="#__RefHeading__2739_1560579136" text:style-name="Internet_20_link" text:visited-style-name="Visited_20_Internet_20_Link">Supported Firebird versions</text:a></text:p>
          <text:p text:style-name="P76"><text:a xlink:type="simple" xlink:href="#__RefHeading__6627_1850987433" text:style-name="Internet_20_link" text:visited-style-name="Visited_20_Internet_20_Link">Supported Java versions</text:a></text:p>
          <text:p text:style-name="P76"><text:a xlink:type="simple" xlink:href="#__RefHeading__2741_1560579136" text:style-name="Internet_20_link" text:visited-style-name="Visited_20_Internet_20_Link">Specification support</text:a></text:p>
          <text:p text:style-name="P77"><text:a xlink:type="simple" xlink:href="#__RefHeading__2743_1560579136" text:style-name="Internet_20_link" text:visited-style-name="Visited_20_Internet_20_Link">What's new in Jaybird 2.2</text:a></text:p>
          <text:p text:style-name="P76"><text:a xlink:type="simple" xlink:href="#__RefHeading__5776_508848425" text:style-name="Internet_20_link" text:visited-style-name="Visited_20_Internet_20_Link">Changes and fixes in Jaybird 2.2.6</text:a></text:p>
          <text:p text:style-name="P76"><text:a xlink:type="simple" xlink:href="#__RefHeading__5433_1222977311" text:style-name="Internet_20_link" text:visited-style-name="Visited_20_Internet_20_Link">Changes and fixes in Jaybird 2.2.5</text:a></text:p>
          <text:p text:style-name="P76"><text:a xlink:type="simple" xlink:href="#__RefHeading__4798_1756560361" text:style-name="Internet_20_link" text:visited-style-name="Visited_20_Internet_20_Link">Changes and fixes in Jaybird 2.2.4</text:a></text:p>
          <text:p text:style-name="P76"><text:a xlink:type="simple" xlink:href="#__RefHeading__4567_489604410" text:style-name="Internet_20_link" text:visited-style-name="Visited_20_Internet_20_Link">Changes and fixes in Jaybird 2.2.3</text:a></text:p>
          <text:p text:style-name="P76"><text:a xlink:type="simple" xlink:href="#__RefHeading__7842_703890631" text:style-name="Internet_20_link" text:visited-style-name="Visited_20_Internet_20_Link">Changes and fixes in Jaybird 2.2.2</text:a></text:p>
          <text:p text:style-name="P76"><text:a xlink:type="simple" xlink:href="#__RefHeading__4286_1426179335" text:style-name="Internet_20_link" text:visited-style-name="Visited_20_Internet_20_Link">Changes and fixes in Jaybird 2.2.1</text:a></text:p>
          <text:p text:style-name="P76"><text:a xlink:type="simple" xlink:href="#__RefHeading__3759_663895651" text:style-name="Internet_20_link" text:visited-style-name="Visited_20_Internet_20_Link">Changes and fixes since Jaybird 2.2.0 beta 1</text:a></text:p>
          <text:p text:style-name="P76"><text:a xlink:type="simple" xlink:href="#__RefHeading__6629_1850987433" text:style-name="Internet_20_link" text:visited-style-name="Visited_20_Internet_20_Link">Support for getGeneratedKeys()</text:a></text:p>
          <text:p text:style-name="P76"><text:a xlink:type="simple" xlink:href="#__RefHeading__2745_1560579136" text:style-name="Internet_20_link" text:visited-style-name="Visited_20_Internet_20_Link">Java 6 and JDBC 4.0 API support</text:a></text:p>
          <text:p text:style-name="P76"><text:a xlink:type="simple" xlink:href="#__RefHeading__8759_1080388197" text:style-name="Internet_20_link" text:visited-style-name="Visited_20_Internet_20_Link">Java 7 and JDBC 4.1 API support</text:a></text:p>
          <text:p text:style-name="P76"><text:a xlink:type="simple" xlink:href="#__RefHeading__4917_785843600" text:style-name="Internet_20_link" text:visited-style-name="Visited_20_Internet_20_Link">Java 8 and JDBC 4.2 API support</text:a></text:p>
          <text:p text:style-name="P76"><text:a xlink:type="simple" xlink:href="#__RefHeading__6631_1850987433" text:style-name="Internet_20_link" text:visited-style-name="Visited_20_Internet_20_Link">Jaybird on Maven</text:a></text:p>
          <text:p text:style-name="P76"><text:a xlink:type="simple" xlink:href="#__RefHeading__2747_1560579136" text:style-name="Internet_20_link" text:visited-style-name="Visited_20_Internet_20_Link">Native and Embedded (JNI) 64-bit Windows and Linux support</text:a></text:p>
          <text:p text:style-name="P76"><text:a xlink:type="simple" xlink:href="#__RefHeading__2749_1560579136" text:style-name="Internet_20_link" text:visited-style-name="Visited_20_Internet_20_Link">Support for Firebird 2.5</text:a></text:p>
          <text:p text:style-name="P76"><text:a xlink:type="simple" xlink:href="#__RefHeading__5438_42541898" text:style-name="Internet_20_link" text:visited-style-name="Visited_20_Internet_20_Link">Support for Firebird 3.0</text:a></text:p>
          <text:p text:style-name="P76"><text:a xlink:type="simple" xlink:href="#__RefHeading__3761_663895651" text:style-name="Internet_20_link" text:visited-style-name="Visited_20_Internet_20_Link">Improved support for OpenOffice / LibreOffice Base</text:a></text:p>
          <text:p text:style-name="P76"><text:a xlink:type="simple" xlink:href="#__RefHeading__3644_1575618738" text:style-name="Internet_20_link" text:visited-style-name="Visited_20_Internet_20_Link">Other fixes and changes</text:a></text:p>
          <text:p text:style-name="P77"><text:a xlink:type="simple" xlink:href="#__RefHeading__2751_1560579136" text:style-name="Internet_20_link" text:visited-style-name="Visited_20_Internet_20_Link">Compatibility changes</text:a></text:p>
          <text:p text:style-name="P76"><text:a xlink:type="simple" xlink:href="#__RefHeading__3763_304866878" text:style-name="Internet_20_link" text:visited-style-name="Visited_20_Internet_20_Link">Java support</text:a></text:p>
          <text:p text:style-name="P76"><text:a xlink:type="simple" xlink:href="#__RefHeading__3765_304866878" text:style-name="Internet_20_link" text:visited-style-name="Visited_20_Internet_20_Link">Firebird support</text:a></text:p>
          <text:p text:style-name="P76"><text:a xlink:type="simple" xlink:href="#__RefHeading__2753_1560579136" text:style-name="Internet_20_link" text:visited-style-name="Visited_20_Internet_20_Link">Important changes to Datasources</text:a></text:p>
          <text:p text:style-name="P76"><text:a xlink:type="simple" xlink:href="#__RefHeading__3727_304866878" text:style-name="Internet_20_link" text:visited-style-name="Visited_20_Internet_20_Link">Future changes to Jaybird</text:a></text:p>
          <text:p text:style-name="P77"><text:a xlink:type="simple" xlink:href="#__RefHeading__8761_1080388197" text:style-name="Internet_20_link" text:visited-style-name="Visited_20_Internet_20_Link">Distribution package</text:a></text:p>
          <text:p text:style-name="P76"><text:a xlink:type="simple" xlink:href="#__RefHeading__2773_1560579136" text:style-name="Internet_20_link" text:visited-style-name="Visited_20_Internet_20_Link">License</text:a></text:p>
          <text:p text:style-name="P76"><text:a xlink:type="simple" xlink:href="#__RefHeading__2775_1560579136" text:style-name="Internet_20_link" text:visited-style-name="Visited_20_Internet_20_Link">Source Code</text:a></text:p>
          <text:p text:style-name="P77"><text:a xlink:type="simple" xlink:href="#__RefHeading__8763_1080388197" text:style-name="Internet_20_link" text:visited-style-name="Visited_20_Internet_20_Link">Documentation and Support</text:a></text:p>
          <text:p text:style-name="P76"><text:a xlink:type="simple" xlink:href="#__RefHeading__8435_506006295" text:style-name="Internet_20_link" text:visited-style-name="Visited_20_Internet_20_Link">Where to get more information on Jaybird</text:a></text:p>
          <text:p text:style-name="P76"><text:a xlink:type="simple" xlink:href="#__RefHeading__2823_15605791361" text:style-name="Internet_20_link" text:visited-style-name="Visited_20_Internet_20_Link">Where to get help</text:a></text:p>
          <text:p text:style-name="P76"><text:a xlink:type="simple" xlink:href="#__RefHeading__8437_506006295" text:style-name="Internet_20_link" text:visited-style-name="Visited_20_Internet_20_Link">Contributing</text:a></text:p>
          <text:p text:style-name="P76"><text:a xlink:type="simple" xlink:href="#__RefHeading__2825_15605791361" text:style-name="Internet_20_link" text:visited-style-name="Visited_20_Internet_20_Link">Reporting Bugs</text:a></text:p>
          <text:p text:style-name="P76"><text:a xlink:type="simple" xlink:href="#__RefHeading__8765_10803881971" text:style-name="Internet_20_link" text:visited-style-name="Visited_20_Internet_20_Link">Corrections/Additions To Release Notes</text:a></text:p>
          <text:p text:style-name="P77"><text:a xlink:type="simple" xlink:href="#__RefHeading__8767_1080388197" text:style-name="Internet_20_link" text:visited-style-name="Visited_20_Internet_20_Link">JDBC URL Format</text:a></text:p>
          <text:p text:style-name="P76"><text:a xlink:type="simple" xlink:href="#__RefHeading__2779_1560579136" text:style-name="Internet_20_link" text:visited-style-name="Visited_20_Internet_20_Link">Pure Java</text:a></text:p>
          <text:p text:style-name="P76"><text:a xlink:type="simple" xlink:href="#__RefHeading__2781_1560579136" text:style-name="Internet_20_link" text:visited-style-name="Visited_20_Internet_20_Link">Using Firebird client library</text:a></text:p>
          <text:p text:style-name="P76"><text:a xlink:type="simple" xlink:href="#__RefHeading__2783_1560579136" text:style-name="Internet_20_link" text:visited-style-name="Visited_20_Internet_20_Link">Embedded Server</text:a></text:p>
          <text:p text:style-name="P77"><text:a xlink:type="simple" xlink:href="#__RefHeading__8769_1080388197" text:style-name="Internet_20_link" text:visited-style-name="Visited_20_Internet_20_Link">Using Type 2 and Embedded Server driver</text:a></text:p>
          <text:p text:style-name="P76"><text:soft-page-break/><text:a xlink:type="simple" xlink:href="#__RefHeading__2789_1560579136" text:style-name="Internet_20_link" text:visited-style-name="Visited_20_Internet_20_Link">Configuring Type 2 JDBC driver</text:a></text:p>
          <text:p text:style-name="P76"><text:a xlink:type="simple" xlink:href="#__RefHeading__2791_1560579136" text:style-name="Internet_20_link" text:visited-style-name="Visited_20_Internet_20_Link">Configuring Embedded Server JDBC driver</text:a></text:p>
          <text:p text:style-name="P76"><text:a xlink:type="simple" xlink:href="#__RefHeading__4053_1508899958" text:style-name="Internet_20_link" text:visited-style-name="Visited_20_Internet_20_Link">Support for multiple JNI libraries</text:a></text:p>
          <text:p text:style-name="P77"><text:a xlink:type="simple" xlink:href="#__RefHeading__2755_1560579136" text:style-name="Internet_20_link" text:visited-style-name="Visited_20_Internet_20_Link">Usage and Reference Manual</text:a></text:p>
          <text:p text:style-name="P76"><text:a xlink:type="simple" xlink:href="#__RefHeading__2757_1560579136" text:style-name="Internet_20_link" text:visited-style-name="Visited_20_Internet_20_Link">Events</text:a></text:p>
          <text:p text:style-name="P76"><text:a xlink:type="simple" xlink:href="#__RefHeading__2763_1560579136" text:style-name="Internet_20_link" text:visited-style-name="Visited_20_Internet_20_Link">Updatable result sets</text:a></text:p>
          <text:p text:style-name="P76"><text:a xlink:type="simple" xlink:href="#__RefHeading__2765_1560579136" text:style-name="Internet_20_link" text:visited-style-name="Visited_20_Internet_20_Link">Firebird management interfaces</text:a></text:p>
          <text:p text:style-name="P76"><text:a xlink:type="simple" xlink:href="#__RefHeading__2767_1560579136" text:style-name="Internet_20_link" text:visited-style-name="Visited_20_Internet_20_Link">Jaybird JDBC extensions</text:a></text:p>
          <text:p text:style-name="P76"><text:a xlink:type="simple" xlink:href="#__RefHeading__2785_1560579136" text:style-name="Internet_20_link" text:visited-style-name="Visited_20_Internet_20_Link">JDBC connection properties</text:a></text:p>
          <text:p text:style-name="P77"><text:a xlink:type="simple" xlink:href="#__RefHeading__2793_1560579136" text:style-name="Internet_20_link" text:visited-style-name="Visited_20_Internet_20_Link">JDBC Compatibility</text:a></text:p>
          <text:p text:style-name="P76"><text:a xlink:type="simple" xlink:href="#__RefHeading__2795_1560579136" text:style-name="Internet_20_link" text:visited-style-name="Visited_20_Internet_20_Link">JDBC deviations and unimplemented features</text:a></text:p>
          <text:p text:style-name="P77"><text:a xlink:type="simple" xlink:href="#__RefHeading__2797_1560579136" text:style-name="Internet_20_link" text:visited-style-name="Visited_20_Internet_20_Link">Jaybird Specifics</text:a></text:p>
          <text:p text:style-name="P76"><text:a xlink:type="simple" xlink:href="#__RefHeading__2799_1560579136" text:style-name="Internet_20_link" text:visited-style-name="Visited_20_Internet_20_Link">Result sets</text:a></text:p>
          <text:p text:style-name="P76"><text:a xlink:type="simple" xlink:href="#__RefHeading__2801_1560579136" text:style-name="Internet_20_link" text:visited-style-name="Visited_20_Internet_20_Link">Using java.sql.ParameterMetaData with Callable Statements</text:a></text:p>
          <text:p text:style-name="P76"><text:a xlink:type="simple" xlink:href="#__RefHeading__2803_1560579136" text:style-name="Internet_20_link" text:visited-style-name="Visited_20_Internet_20_Link">Using ResultSet.getCharacterStream with BLOB fields</text:a></text:p>
          <text:p text:style-name="P76"><text:a xlink:type="simple" xlink:href="#__RefHeading__2805_1560579136" text:style-name="Internet_20_link" text:visited-style-name="Visited_20_Internet_20_Link">Heuristic transaction completion support</text:a></text:p>
          <text:p text:style-name="P76"><text:a xlink:type="simple" xlink:href="#__RefHeading__3722_2133805793" text:style-name="Internet_20_link" text:visited-style-name="Visited_20_Internet_20_Link">Compatibility with com.sun.rowset.*</text:a></text:p>
          <text:p text:style-name="P76"><text:a xlink:type="simple" xlink:href="#__RefHeading__4766_1756560361" text:style-name="Internet_20_link" text:visited-style-name="Visited_20_Internet_20_Link">Support for Firebird 3 BOOLEAN type</text:a></text:p>
          <text:p text:style-name="P77"><text:a xlink:type="simple" xlink:href="#__RefHeading__2807_1560579136" text:style-name="Internet_20_link" text:visited-style-name="Visited_20_Internet_20_Link">Connection pooling with Jaybird</text:a></text:p>
          <text:p text:style-name="P76"><text:a xlink:type="simple" xlink:href="#__RefHeading__3729_304866878" text:style-name="Internet_20_link" text:visited-style-name="Visited_20_Internet_20_Link">Description of deprecated org.firebirdsql.pool classes</text:a></text:p>
          <text:p text:style-name="P76"><text:a xlink:type="simple" xlink:href="#__RefHeading__2809_1560579136" text:style-name="Internet_20_link" text:visited-style-name="Visited_20_Internet_20_Link">Usage scenario</text:a></text:p>
          <text:p text:style-name="P76"><text:a xlink:type="simple" xlink:href="#__RefHeading__2811_1560579136" text:style-name="Internet_20_link" text:visited-style-name="Visited_20_Internet_20_Link">Connection Pool Classes (deprecated)</text:a></text:p>
          <text:p text:style-name="P76"><text:a xlink:type="simple" xlink:href="#__RefHeading__2813_1560579136" text:style-name="Internet_20_link" text:visited-style-name="Visited_20_Internet_20_Link">org.firebirdsql.pool.FBConnectionPoolDataSource (deprecated)</text:a></text:p>
          <text:p text:style-name="P76"><text:a xlink:type="simple" xlink:href="#__RefHeading__2815_1560579136" text:style-name="Internet_20_link" text:visited-style-name="Visited_20_Internet_20_Link">org.firebirdsql.pool.FBWrappingDataSource</text:a></text:p>
          <text:p text:style-name="P76"><text:a xlink:type="simple" xlink:href="#__RefHeading__2817_1560579136" text:style-name="Internet_20_link" text:visited-style-name="Visited_20_Internet_20_Link">Runtime object allocation and deallocation hints</text:a></text:p>
        </text:index-body>
      </text:table-of-content>
      <text:p text:style-name="Text_20_body"/>
      <text:h text:style-name="P88" text:outline-level="2"><text:bookmark-start text:name="__RefHeading__2737_1560579136"/>General Notes<text:bookmark-end text:name="__RefHeading__2737_1560579136"/></text:h>
      <text:p text:style-name="Text_20_body">Jaybird is a JCA/JDBC driver suite to connect to Firebird database servers. </text:p>
      <text:p text:style-name="P2">This driver is based on both the JCA standard for application server connections to enterprise information systems and the well-known JDBC standard. <text:change-start text:change-id="ct210016848"/></text:p>
      <text:p text:style-name="P2"><text:change-end text:change-id="ct210016848"/>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28">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change text:change-id="ct210015496"/><text:change-start text:change-id="ct210016328"/><text:span text:style-name="T1">6</text:span><text:change-end text:change-id="ct210016328"/> was tested against Firebird 2.1.<text:change text:change-id="ct210016744"/><text:change-start text:change-id="ct210014664"/><text:span text:style-name="T2">7</text:span><text:change-end text:change-id="ct210014664"/><text:change text:change-id="ct210016224"/><text:change text:change-id="ct210015600"/><text:change-start text:change-id="ct210014976"/><text:span text:style-name="T2">, Firebird</text:span><text:change-end text:change-id="ct210014976"/> 2.5.<text:change text:change-id="ct210013936"/><text:change-start text:change-id="ct210015912"/><text:span text:style-name="T3">3 Update 1 and Firebird 3 beta 1</text:span><text:change-end text:change-id="ct210015912"/>,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text:change-start text:change-id="ct210016432"/></text:p>
      <text:p text:style-name="P2"><text:change-end text:change-id="ct210016432"/><text:change text:change-id="ct210016536"/><text:change-start text:change-id="ct210015704"/><text:span text:style-name="T4">Connecting to Firebird 3 </text:span><text:change-end text:change-id="ct210015704"/><text:change-start text:change-id="ct210015808"/><text:span text:style-name="T4">requires some additional configuration, see </text:span><text:a xlink:type="simple" xlink:href="http://jaybirdwiki.firebirdsql.org/jaybird/doku.php?id=tip:firebird30b1" text:style-name="Internet_20_link" text:visited-style-name="Visited_20_Internet_20_Link"><text:span text:style-name="T4">Jaybird and Firebird 3.0 Beta 1</text:span></text:a> <text:span text:style-name="T4">for details.</text:span><text:change-end text:change-id="ct210015808"/></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change text:change-id="ct210016952"/><text:change-start text:change-id="ct210017056"/><text:span text:style-name="T5">6</text:span><text:change-end text:change-id="ct210017056"/> supports Java 5 (JDBC 3.0), Java 6 (JDBC 4.0), Java 7 (JDBC 4.1) <text:span text:style-name="T117">and Java 8 (JDBC 4.2)</text:span>. Support for earlier Java versions has been dropped.</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row>
          <table:table-cell table:style-name="Table2.A1" office:value-type="string">
            <text:p text:style-name="P43">JDBC 4.2</text:p>
          </table:table-cell>
          <table:table-cell table:style-name="Table2.A1" office:value-type="string">
            <text:p text:style-name="P43">Driver does not fully support JDBC 4.2 features, but implements large update count methods by calling the normal update count methods, and methods with <text:span text:style-name="T15">SQLType</text:span> by calling methods accepting the <text:span text:style-name="T15">java.sql.Types</text:span> integer value.</text:p>
            <text:p text:style-name="P49">Supports new <text:span text:style-name="T15">java.Time</text:span> classes with some caveats.</text:p>
          </table:table-cell>
        </table:table-row>
        <table:table-row>
          <table:table-cell table:style-name="Table2.A2" office:value-type="string">
            <text:p text:style-name="Text_20_body">JDBC 4.1</text:p>
          </table:table-cell>
          <table:table-cell table:style-name="Table2.A2" office:value-type="string">
            <text:p text:style-name="Text_20_body">Driver implements all JDBC 4.1 methods added to existing interfaces. The driver explicitly supports <text:span text:style-name="T15">closeOnCompletion</text:span>, most other<text:change-start text:change-id="ct210017160"/> <text:span text:style-name="T215">methods introduced with</text:span><text:change-end text:change-id="ct210017160"/> JDBC 4.1<text:change text:change-id="ct210016016"/><text:change-start text:change-id="ct210014144"/> <text:change-end text:change-id="ct210014144"/>throw <text:span text:style-name="T15">SQLFeatureNotSupportedException</text:span>.</text:p>
          </table:table-cell>
        </table:table-row>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15">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28">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28">javax.transaction.xa.XAResource</text:span></text:span> <text:soft-page-break/>interface via JCA framework and <text:span text:style-name="Source_20_Text"><text:span text:style-name="T28">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Text_20_body"><text:change-start text:change-id="ct210014040"/></text:p>
      <text:h text:style-name="P3" text:outline-level="2"><text:bookmark-start text:name="__RefHeading__2743_1560579136"/><text:change-end text:change-id="ct210014040"/><text:change text:change-id="ct210015080"/>What's new in Jaybird 2.2<text:bookmark-end text:name="__RefHeading__2743_1560579136"/></text:h>
      <text:p text:style-name="Text_20_body">Jaybird 2.2 introduces the following new features and fixes:<text:change-start text:change-id="ct210014248"/></text:p>
      <text:h text:style-name="Heading_20_3" text:outline-level="3"><text:bookmark-start text:name="__RefHeading__5776_508848425"/>Changes and fixes in Jaybird 2.2.6<text:bookmark-end text:name="__RefHeading__5776_508848425"/></text:h>
      <text:p text:style-name="P51">The following has been changed or fixed in Jaybird 2.2.<text:span text:style-name="T211">6</text:span>:</text:p>
      <text:list xml:id="list5608892623676302603" text:style-name="L2">
        <text:list-item>
          <text:p text:style-name="P112">Reverted Firebird 3 workaround for updatable result sets <text:span text:style-name="T215">as bug has been fixed in Firebird</text:span> (<text:a xlink:type="simple" xlink:href="http://tracker.firebirdsql.org/browse/JDBC-330" text:style-name="Internet_20_link" text:visited-style-name="Visited_20_Internet_20_Link"><text:span text:style-name="T123">JDBC-330</text:span></text:a>)</text:p>
        </text:list-item>
        <text:list-item>
          <text:p text:style-name="P107"><text:span text:style-name="T211">Fixed: </text:span><text:change-end text:change-id="ct210014248"/><text:change-start text:change-id="ct210014352"/>Processing and closing the <text:span text:style-name="T15">ResultSet</text:span> from callable statement and then using the getters throws <text:span text:style-name="T15">NullPointerExceptio</text:span><text:change-end text:change-id="ct210014352"/><text:change-start text:change-id="ct210014456"/><text:span text:style-name="T54">n</text:span><text:span text:style-name="T211"> (</text:span><text:a xlink:type="simple" xlink:href="http://tracker.firebirdsql.org/browse/JDBC-350" text:style-name="Internet_20_link" text:visited-style-name="Visited_20_Internet_20_Link"><text:span text:style-name="T135">JDBC-350</text:span></text:a><text:span text:style-name="T211">)<text:line-break/>Using both the getters and </text:span><text:change-end text:change-id="ct210014456"/><text:change-start text:change-id="ct210014560"/><text:span text:style-name="T211">the result set for the same callable statement is incorrect; </text:span><text:change-end text:change-id="ct210014560"/><text:change-start text:change-id="ct210014768"/><text:span text:style-name="T211">t</text:span><text:change-end text:change-id="ct210014768"/><text:change-start text:change-id="ct210014872"/><text:span text:style-name="T211">he ability to do this might be removed in a future version of Jaybird. A </text:span><text:span text:style-name="T54">ResultSet</text:span><text:span text:style-name="T211"> should be used for selectable procedures, while the getters should be used with executable procedures.</text:span></text:p>
        </text:list-item>
        <text:list-item>
          <text:p text:style-name="P107"><text:change-end text:change-id="ct210014872"/><text:change-start text:change-id="ct210015184"/><text:span text:style-name="T211">Fixed: </text:span><text:span text:style-name="T15">FBManagedConnectionFactory.tryCompleteInLimboTransaction</text:span> doesn't work with recent Firebird 3 builds <text:span text:style-name="T211">(</text:span><text:a xlink:type="simple" xlink:href="http://tracker.firebirdsql.org/browse/JDBC-353" text:style-name="Internet_20_link" text:visited-style-name="Visited_20_Internet_20_Link"><text:span text:style-name="T135">JDBC-353</text:span></text:a><text:span text:style-name="T211">)</text:span></text:p>
        </text:list-item>
        <text:list-item>
          <text:p text:style-name="P108"><text:change-end text:change-id="ct210015184"/><text:change-start text:change-id="ct210015288"/><text:span text:style-name="T212">Fixed: Jaybird can throw a </text:span><text:span text:style-name="T57">NullPointerException</text:span><text:span text:style-name="T212"> when a fatal connection error has occurred</text:span> <text:span text:style-name="T212">(</text:span><text:a xlink:type="simple" xlink:href="http://tracker.firebirdsql.org/browse/JDBC-359" text:style-name="Internet_20_link" text:visited-style-name="Visited_20_Internet_20_Link"><text:span text:style-name="T136">JDBC-359</text:span></text:a><text:span text:style-name="T212">)</text:span></text:p>
        </text:list-item>
        <text:list-item>
          <text:p text:style-name="P109"><text:change-end text:change-id="ct210015288"/><text:change-start text:change-id="ct210017680"/><text:span text:style-name="T213">Fixed: </text:span>Calling close on a <text:span text:style-name="T213">JCA </text:span>connection triggers exception <text:change-end text:change-id="ct210017680"/><text:change-start text:change-id="ct210017784"/><text:span text:style-name="T123">Connection enlisted in distributed transaction</text:span><text:change-end text:change-id="ct210017784"/><text:change-start text:change-id="ct210017888"/> <text:span text:style-name="T213">(</text:span><text:a xlink:type="simple" xlink:href="http://tracker.firebirdsql.org/browse/JDBC-362" text:style-name="Internet_20_link" text:visited-style-name="Visited_20_Internet_20_Link"><text:span text:style-name="T137">JDBC-362</text:span></text:a><text:span text:style-name="T213">)</text:span></text:p>
        </text:list-item>
        <text:list-item>
          <text:p text:style-name="P113"><text:change-end text:change-id="ct210017888"/><text:change-start text:change-id="ct210019552"/>Fixed: Potential memory-leak when using a lot of different connection strings and/or properties (<text:a xlink:type="simple" xlink:href="http://tracker.firebirdsql.org/browse/JDBC-364" text:style-name="Internet_20_link" text:visited-style-name="Visited_20_Internet_20_Link"><text:span text:style-name="T123">JDBC-364</text:span></text:a>)<text:change-end text:change-id="ct210019552"/><text:change-start text:change-id="ct210019656"/></text:p>
        </text:list-item>
        <text:list-item>
          <text:p text:style-name="P110"><text:span text:style-name="T213">Fixed: </text:span><text:span text:style-name="T15">FBRowUpdater.buildInsertStatement</text:span> doesn't quote column names <text:span text:style-name="T213">(</text:span><text:a xlink:type="simple" xlink:href="http://tracker.firebirdsql.org/browse/JDBC-370" text:style-name="Internet_20_link" text:visited-style-name="Visited_20_Internet_20_Link"><text:span text:style-name="T137">JDBC-370</text:span></text:a><text:span text:style-name="T213">)</text:span></text:p>
        </text:list-item>
        <text:list-item>
          <text:p text:style-name="P111"><text:change-end text:change-id="ct210019656"/><text:change-start text:change-id="ct210017264"/><text:span text:style-name="T214">Fixed: </text:span><text:span text:style-name="T15">EncodingFactory</text:span> doesn't handle <text:span text:style-name="T15">UnsupportedCharsetException</text:span> <text:span text:style-name="T214">(</text:span><text:a xlink:type="simple" xlink:href="http://tracker.firebirdsql.org/browse/JDBC-371" text:style-name="Internet_20_link" text:visited-style-name="Visited_20_Internet_20_Link"><text:span text:style-name="T138">JDBC-371</text:span></text:a><text:span text:style-name="T214">)</text:span></text:p>
        </text:list-item>
        <text:list-item>
          <text:p text:style-name="P111"><text:change-end text:change-id="ct210017264"/><text:change-start text:change-id="ct210017576"/><text:span text:style-name="T214">Fixed: </text:span>Current method of quoting in <text:span text:style-name="T15">FBRowUpdater</text:span> incorrect for dialect 1 <text:span text:style-name="T214">(</text:span><text:a xlink:type="simple" xlink:href="http://tracker.firebirdsql.org/browse/JDBC-372" text:style-name="Internet_20_link" text:visited-style-name="Visited_20_Internet_20_Link"><text:span text:style-name="T138">JDBC-372</text:span></text:a><text:span text:style-name="T214">)</text:span><text:change-end text:change-id="ct210017576"/><text:change-start text:change-id="ct210020488"/></text:p>
        </text:list-item>
      </text:list>
      <text:p text:style-name="P57">Known issues in Jaybird 2.2.<text:span text:style-name="T211">6</text:span></text:p>
      <text:p text:style-name="P15">The following are known in issues in Jaybird 2.2.<text:span text:style-name="T216">6</text:span> (and earlier):</text:p>
      <text:list xml:id="list150235145167019" text:continue-list="list7389554008252881127" text:style-name="L1">
        <text:list-item>
          <text:p text:style-name="P101"><text:span text:style-name="T7">ResultSet</text:span><text:span text:style-name="T8">s opened with </text:span><text:span text:style-name="T7">CLOSE_CURSORS_AT_COMMIT</text:span><text:span text:style-name="T8"> </text:span><text:span text:style-name="T9">aren't</text:span><text:span text:style-name="T8"> correctly closed on commit when auto-commit is off (</text:span><text:a xlink:type="simple" xlink:href="http://tracker.firebirdsql.org/browse/JDBC-307" text:style-name="Internet_20_link" text:visited-style-name="Visited_20_Internet_20_Link"><text:span text:style-name="T10">JDBC-307</text:span></text:a><text:span text:style-name="T8">)</text:span></text:p>
        </text:list-item>
      </text:list>
      <text:p text:style-name="P18"><text:span text:style-name="T11">This list is not exhaustive, see the </text:span><text:a xlink:type="simple" xlink:href="http://tracker.firebirdsql.org/browse/JDBC" text:style-name="Internet_20_link" text:visited-style-name="Visited_20_Internet_20_Link">Jaybird tracker</text:a><text:span text:style-name="T11"> for a full list of open bugs.</text:span><text:change-end text:change-id="ct210020488"/></text:p>
      <text:h text:style-name="P78" text:outline-level="3"><text:bookmark-start text:name="__RefHeading__5433_1222977311"/>Changes and fixes in Jaybird 2.2.5<text:bookmark-end text:name="__RefHeading__5433_1222977311"/></text:h>
      <text:p text:style-name="P50">The following has been changed or fixed in Jaybird 2.2.5:</text:p>
      <text:list xml:id="list9147478998814500384" text:style-name="L3">
        <text:list-item>
          <text:p text:style-name="P114">Fixed: <text:span text:style-name="T15">getCrossReference</text:span> broken <text:span text:style-name="T203">by changes of </text:span><text:a xlink:type="simple" xlink:href="http://tracker.firebirdsql.org/browse/JDBC-331" text:style-name="Internet_20_link" text:visited-style-name="Visited_20_Internet_20_Link"><text:span text:style-name="T203">JDBC-331</text:span></text:a> (<text:a xlink:type="simple" xlink:href="http://tracker.firebirdsql.org/browse/JDBC-335" text:style-name="Internet_20_link" text:visited-style-name="Visited_20_Internet_20_Link"><text:span text:style-name="T140">JDBC-335</text:span></text:a><text:span text:style-name="T202">)</text:span></text:p>
        </text:list-item>
        <text:list-item>
          <text:p text:style-name="P115"><text:span text:style-name="T205">Added: basic support for Java 8 j</text:span><text:span text:style-name="T67">ava.time</text:span><text:span text:style-name="T205"> </text:span><text:span text:style-name="T206">in</text:span><text:span text:style-name="T205"> </text:span><text:span text:style-name="T68">PreparedStatement.</text:span><text:span text:style-name="T67">setObject()</text:span><text:span text:style-name="T205"> </text:span><text:span text:style-name="T207">and </text:span><text:span text:style-name="T68">ResultSet.updateObject()</text:span><text:span text:style-name="T207"> </text:span><text:span text:style-name="T205">(</text:span><text:a xlink:type="simple" xlink:href="http://tracker.firebirdsql.org/browse/JDBC-339" text:style-name="Internet_20_link" text:visited-style-name="Visited_20_Internet_20_Link"><text:span text:style-name="T141">JDBC-339</text:span></text:a><text:span text:style-name="T205">)<text:line-break/></text:span><text:span text:style-name="T208">As part of this change the supported sub-second precision for </text:span><text:span text:style-name="T69">java.sql.Timestamp</text:span><text:span text:style-name="T208"> has been increased </text:span><text:span text:style-name="T209">from </text:span><text:span text:style-name="T208">1 millisecond to the maximum Firebird precision of 100 microseconds (or 0.1 millisecond)</text:span><text:span text:style-name="T208"><text:note text:id="ftn1" text:note-class="footnote"><text:note-citation>1</text:note-citation><text:note-body><text:p text:style-name="P74">With <text:span text:style-name="T74">java.sql.Timestamp</text:span> <text:span text:style-name="T210">the</text:span> 100 microsecond precision is only available through <text:span text:style-name="T74">getNanos()</text:span> and <text:span text:style-name="T74">setNanos()</text:span></text:p></text:note-body></text:note></text:span><text:span text:style-name="T208">.</text:span></text:p>
        </text:list-item>
        <text:list-item>
          <text:p text:style-name="P116"><text:span text:style-name="T205">Fixed: Deadlocks and other thread safety issues with classes in </text:span><text:span text:style-name="T67">org.firebirdsql.pool</text:span><text:span text:style-name="T205"> (</text:span><text:a xlink:type="simple" xlink:href="http://tracker.firebirdsql.org/browse/JDBC-341" text:style-name="Internet_20_link" text:visited-style-name="Visited_20_Internet_20_Link"><text:span text:style-name="T141">JDBC-341</text:span></text:a><text:span text:style-name="T205">)</text:span></text:p>
        </text:list-item>
      </text:list>
      <text:p text:style-name="P98"><text:change text:change-id="ct210017992"/><text:soft-page-break/></text:p>
      <text:h text:style-name="P79" text:outline-level="3"><text:bookmark-start text:name="__RefHeading__4798_1756560361"/>Changes and fixes in Jaybird 2.2.4<text:bookmark-end text:name="__RefHeading__4798_1756560361"/></text:h>
      <text:p text:style-name="P41">The following has been changed or fixed in Jaybird 2.2.4:</text:p>
      <text:list xml:id="list6719203174611768095" text:style-name="L4">
        <text:list-item>
          <text:p text:style-name="P117"><text:span text:style-name="T109">Fixed: Exceptions during statement preparation leave connection and transaction open after explicit close (</text:span><text:a xlink:type="simple" xlink:href="http://tracker.firebirdsql.org/browse/JDBC-311" text:style-name="Internet_20_link" text:visited-style-name="Visited_20_Internet_20_Link"><text:span text:style-name="T132">JDBC-311</text:span></text:a><text:span text:style-name="T109">)</text:span></text:p>
        </text:list-item>
        <text:list-item>
          <text:p text:style-name="P122">Fixed batch update (or insert) with blob set through <text:span text:style-name="T15">setBinaryStream()</text:span> sets empty blob for all but the first batch entry (<text:a xlink:type="simple" xlink:href="http://tracker.firebirdsql.org/browse/JDBC-312" text:style-name="Internet_20_link" text:visited-style-name="Visited_20_Internet_20_Link"><text:span text:style-name="T123">JDBC-312</text:span></text:a>)</text:p>
        </text:list-item>
        <text:list-item>
          <text:p text:style-name="P122">Fixed incomplete checks of database, transaction, statement and blob handle validity before continuing with actions. <text:span text:style-name="T6">These incomplete checks could</text:span> lead to unexpected exceptions (for example <text:span text:style-name="T6">a</text:span> <text:span text:style-name="T15">NullPointerException</text:span> <text:span text:style-name="T180">in </text:span><text:span text:style-name="T51">iscDatabaseInfo</text:span><text:span text:style-name="T180">)</text:span> (<text:a xlink:type="simple" xlink:href="http://tracker.firebirdsql.org/browse/JDBC-313" text:style-name="Internet_20_link" text:visited-style-name="Visited_20_Internet_20_Link"><text:span text:style-name="T123">JDBC-</text:span></text:a><text:a xlink:type="simple" xlink:href="http://tracker.firebirdsql.org/browse/JDBC-313" text:style-name="Internet_20_link" text:visited-style-name="Visited_20_Internet_20_Link"><text:span text:style-name="T123">313</text:span></text:a>)</text:p>
        </text:list-item>
        <text:list-item>
          <text:p text:style-name="P118"><text:span text:style-name="T119">Fixed e</text:span>rror when setting connection charset equal <text:span text:style-name="T119">to</text:span> "<text:span text:style-name="T15">file.encoding</text:span>" java property <text:span text:style-name="T119">(</text:span><text:a xlink:type="simple" xlink:href="http://tracker.firebirdsql.org/browse/JDBC-314" text:style-name="Internet_20_link" text:visited-style-name="Visited_20_Internet_20_Link"><text:span text:style-name="T130">JDBC-314</text:span></text:a><text:span text:style-name="T119">)</text:span></text:p>
        </text:list-item>
        <text:list-item>
          <text:p text:style-name="P123">Fixed connection character set not correctly set when specifying the Java connection characterset (<text:span text:style-name="T15">charSet</text:span> or <text:span text:style-name="T15">localEncoding</text:span> property) <text:s/>(<text:a xlink:type="simple" xlink:href="http://tracker.firebirdsql.org/browse/JDBC-315" text:style-name="Internet_20_link" text:visited-style-name="Visited_20_Internet_20_Link"><text:span text:style-name="T123">JDBC-315</text:span></text:a><text:span text:style-name="T102">)</text:span></text:p>
        </text:list-item>
        <text:list-item>
          <text:p text:style-name="P123">Fixed incorrect lengths and/or radix reported by <text:span text:style-name="T15">getTypeInfo</text:span> and <text:span text:style-name="T15">getColumns</text:span> metadata (<text:a xlink:type="simple" xlink:href="http://tracker.firebirdsql.org/browse/JDBC-317" text:style-name="Internet_20_link" text:visited-style-name="Visited_20_Internet_20_Link"><text:span text:style-name="T123">JDBC-317</text:span></text:a><text:span text:style-name="T102">, </text:span><text:a xlink:type="simple" xlink:href="http://tracker.firebirdsql.org/browse/JDBC-318" text:style-name="Internet_20_link" text:visited-style-name="Visited_20_Internet_20_Link"><text:span text:style-name="T123">JDBC-318</text:span></text:a><text:span text:style-name="T102">)</text:span></text:p>
        </text:list-item>
        <text:list-item>
          <text:p text:style-name="P123"><text:span text:style-name="T102">Initial Java 8 / JDBC 4.2 support (</text:span><text:a xlink:type="simple" xlink:href="http://tracker.firebirdsql.org/browse/JDBC-319" text:style-name="Internet_20_link" text:visited-style-name="Visited_20_Internet_20_Link"><text:span text:style-name="T123">JDBC-319</text:span></text:a><text:span text:style-name="T102">)</text:span></text:p>
        </text:list-item>
        <text:list-item>
          <text:p text:style-name="P119"><text:span text:style-name="T107">Firebird 3 </text:span><text:span text:style-name="T63">BOOLEAN</text:span><text:span text:style-name="T107"> type support, </text:span><text:span text:style-name="T108">see </text:span><text:span text:style-name="T108"><text:bookmark-ref text:reference-format="text" text:ref-name="__RefHeading__4766_1756560361">Support for Firebird 3 BOOLEAN type</text:bookmark-ref></text:span><text:span text:style-name="T107"> (</text:span><text:a xlink:type="simple" xlink:href="http://tracker.firebirdsql.org/browse/JDBC-321" text:style-name="Internet_20_link" text:visited-style-name="Visited_20_Internet_20_Link"><text:span text:style-name="T131">JDBC-321</text:span></text:a><text:span text:style-name="T107">)</text:span></text:p>
        </text:list-item>
        <text:list-item>
          <text:p text:style-name="P124"><text:span text:style-name="T107">A</text:span><text:span text:style-name="T102">dded fallback of loading </text:span><text:span text:style-name="T20">GDSFactoryPlugin</text:span><text:span text:style-name="T102"> implementations to prevent </text:span><text:span text:style-name="T20">NullPointerException</text:span><text:span text:style-name="T102"> in Hibernate reverse engineering wizard in NetBeans (</text:span><text:a xlink:type="simple" xlink:href="http://tracker.firebirdsql.org/browse/JDBC-325" text:style-name="Internet_20_link" text:visited-style-name="Visited_20_Internet_20_Link"><text:span text:style-name="T123">JDBC-325</text:span></text:a><text:span text:style-name="T102">)</text:span></text:p>
        </text:list-item>
        <text:list-item>
          <text:p text:style-name="P120"><text:span text:style-name="T110">Fixed: </text:span><text:span text:style-name="T102">Jaybird should specify dialect 3 in dpb when no explicit dialect was set</text:span><text:span text:style-name="T110"> (</text:span><text:a xlink:type="simple" xlink:href="http://tracker.firebirdsql.org/browse/JDBC-327" text:style-name="Internet_20_link" text:visited-style-name="Visited_20_Internet_20_Link"><text:span text:style-name="T133">JDBC-327</text:span></text:a><text:span text:style-name="T110">)</text:span></text:p>
        </text:list-item>
        <text:list-item>
          <text:p text:style-name="P121"><text:span text:style-name="T113">Fixed</text:span><text:span text:style-name="T111">: several </text:span><text:span text:style-name="T187">DatabaseMetaData</text:span><text:span text:style-name="T111"> methods defined by JDBC to only accept the actual table name also accepted a </text:span><text:span text:style-name="T187">LIKE</text:span><text:span text:style-name="T111">-pattern or empty string or </text:span><text:span text:style-name="T187">null</text:span><text:span text:style-name="T111">. This was changed to conform to JDBC. This change can break applications that relied on </text:span><text:span text:style-name="T113">the</text:span><text:span text:style-name="T111"> incorrect behavior (</text:span><text:a xlink:type="simple" xlink:href="http://tracker.firebirdsql.org/browse/JDBC-331" text:style-name="Internet_20_link" text:visited-style-name="Visited_20_Internet_20_Link"><text:span text:style-name="T134">JDBC-331</text:span></text:a><text:span text:style-name="T111">)<text:line-break/>Affected methods are: </text:span><text:span text:style-name="T186">getPrimaryKeys</text:span><text:span text:style-name="T102">, </text:span><text:span text:style-name="T187">getBestRowIdentifier</text:span><text:span text:style-name="T111">, </text:span><text:span text:style-name="T187">getImportedKeys</text:span><text:span text:style-name="T111">, </text:span><text:span text:style-name="T187">getExportedKeys</text:span><text:span text:style-name="T111"> </text:span><text:span text:style-name="T114">and</text:span><text:span text:style-name="T111"> </text:span><text:span text:style-name="T187">getCrossReference</text:span><text:span text:style-name="T111">. </text:span><text:span text:style-name="T112">As part of this change </text:span><text:span text:style-name="T188">getIndexInfo</text:span><text:span text:style-name="T112"> now handles names in the wrong case slightly different.<text:line-break/>Jaybird 3.0 will further modify and restrict the pattern matching and case sensitivity of metadata methods. See </text:span><text:span text:style-name="T112"><text:bookmark-ref text:reference-format="text" text:ref-name="__RefHeading__3727_304866878">Future changes to Jaybird</text:bookmark-ref></text:span><text:span text:style-name="T112">.</text:span></text:p>
        </text:list-item>
      </text:list>
      <text:h text:style-name="P80" text:outline-level="3"><text:bookmark-start text:name="__RefHeading__4567_489604410"/>Changes and fixes in Jaybird 2.2.3<text:bookmark-end text:name="__RefHeading__4567_489604410"/></text:h>
      <text:p text:style-name="P27">The following has been changed or fixed in Jaybird 2.2.3:</text:p>
      <text:list xml:id="list4397919226485969769" text:style-name="L5">
        <text:list-item>
          <text:p text:style-name="P126"><text:span text:style-name="T5">Fixed incorrect synchronization in native and embedded protocol (JNI) implementation for </text:span><text:span text:style-name="T50">iscBlobInfo</text:span><text:span text:style-name="T5"> and </text:span><text:span text:style-name="T50">iscSeekBlob</text:span><text:span text:style-name="T84"> (</text:span><text:a xlink:type="simple" xlink:href="http://tracker.firebirdsql.org/browse/JDBC-300" text:style-name="Internet_20_link" text:visited-style-name="Visited_20_Internet_20_Link"><text:span text:style-name="T91">JDBC-300</text:span></text:a><text:span text:style-name="T84">)<text:line-break/>WARNING: Although Jaybird strives for correct synchronization, a JDBC </text:span><text:span text:style-name="T50">Connection</text:span><text:span text:style-name="T84">, and its dependent objects should be used from a single </text:span><text:span text:style-name="T50">Thread</text:span><text:span text:style-name="T84"> at a time, </text:span><text:span text:style-name="T9">sharing on multiple threads concurrently is not advisable</text:span><text:span text:style-name="T84">.</text:span></text:p>
        </text:list-item>
        <text:list-item>
          <text:p text:style-name="P127"><text:span text:style-name="T84">Fixed holdable </text:span><text:span text:style-name="T50">ResultSet</text:span><text:span text:style-name="T84"> is closed on auto-commit (</text:span><text:a xlink:type="simple" xlink:href="http://tracker.firebirdsql.org/browse/JDBC-304" text:style-name="Internet_20_link" text:visited-style-name="Visited_20_Internet_20_Link"><text:span text:style-name="T91">JDBC-304</text:span></text:a><text:span text:style-name="T84">, </text:span><text:a xlink:type="simple" xlink:href="http://tracker.firebirdsql.org/browse/JDBC-305" text:style-name="Internet_20_link" text:visited-style-name="Visited_20_Internet_20_Link"><text:span text:style-name="T91">JDBC-305</text:span></text:a><text:span text:style-name="T84">)</text:span></text:p>
        </text:list-item>
        <text:list-item>
          <text:p text:style-name="P128"><text:span text:style-name="T8">Fixed table names missing or padded with spaces in Database view of IntelliJ IDEA (</text:span><text:a xlink:type="simple" xlink:href="http://tracker.firebirdsql.org/browse/JDBC-308" text:style-name="Internet_20_link" text:visited-style-name="Visited_20_Internet_20_Link"><text:span text:style-name="T10">JDBC-308</text:span></text:a><text:span text:style-name="T8">, </text:span><text:a xlink:type="simple" xlink:href="http://youtrack.jetbrains.com/issue/IDEA-100786" text:style-name="Internet_20_link" text:visited-style-name="Visited_20_Internet_20_Link"><text:span text:style-name="T10">IDEA</text:span></text:a><text:bookmark text:name="id_l.I.ic.icr.ii.iica"/><text:a xlink:type="simple" xlink:href="http://youtrack.jetbrains.com/issue/IDEA-100786" text:style-name="Internet_20_link" text:visited-style-name="Visited_20_Internet_20_Link"><text:span text:style-name="T10">-100786</text:span></text:a><text:span text:style-name="T8">)</text:span></text:p>
        </text:list-item>
        <text:list-item>
          <text:p text:style-name="P128"><text:span text:style-name="T8">Fixed incorrect JDBC minor version reported under Java 7; this resulted in an incorrect column name (for Java 7) in the metadata of </text:span><text:span text:style-name="T7">DatabaseMetaData.getColumns(...)</text:span><text:span text:style-name="T8"> </text:span><text:soft-page-break/><text:span text:style-name="T8">(</text:span><text:a xlink:type="simple" xlink:href="http://tracker.firebirdsql.org/browse/JDBC-309" text:style-name="Internet_20_link" text:visited-style-name="Visited_20_Internet_20_Link"><text:span text:style-name="T10">JDBC-309</text:span></text:a><text:span text:style-name="T8">)</text:span></text:p>
        </text:list-item>
        <text:list-item>
          <text:p text:style-name="P129"><text:span text:style-name="T9">Added </text:span><text:span text:style-name="T34">IOException</text:span><text:span text:style-name="T9"> to cause of </text:span><text:span text:style-name="T34">GDSException</text:span><text:span text:style-name="T9"> with error 335544721; “</text:span><text:span text:style-name="T92">Unable to complete network request to host “”</text:span><text:span text:style-name="T9">” for further investigation (</text:span><text:a xlink:type="simple" xlink:href="http://tracker.firebirdsql.org/browse/JDBC-306" text:style-name="Internet_20_link" text:visited-style-name="Visited_20_Internet_20_Link"><text:span text:style-name="T92">JDBC-306</text:span></text:a><text:span text:style-name="T9">)</text:span></text:p>
        </text:list-item>
      </text:list>
      <text:h text:style-name="P81" text:outline-level="3"><text:bookmark-start text:name="__RefHeading__7842_703890631"/>Changes and fixes in Jaybird 2.2.2<text:bookmark-end text:name="__RefHeading__7842_703890631"/></text:h>
      <text:p text:style-name="P37">The following has been chan<text:span text:style-name="T173">g</text:span>ed or fixed in Jaybird 2.2.2:</text:p>
      <text:list xml:id="list3426173414809130475" text:style-name="L6">
        <text:list-item>
          <text:p text:style-name="P130"><text:span text:style-name="T168">Fixed: </text:span><text:span text:style-name="T43">FBMaintenanceManager.listLimboTransactions()</text:span><text:span text:style-name="T168"> reports incorrect transaction id when the result contains multi-site transactions in limbo (</text:span><text:a xlink:type="simple" xlink:href="http://tracker.firebirdsql.org/browse/JDBC-266" text:style-name="Internet_20_link" text:visited-style-name="Visited_20_Internet_20_Link"><text:span text:style-name="T126">JDBC-266</text:span></text:a><text:span text:style-name="T168">)</text:span></text:p>
        </text:list-item>
        <text:list-item>
          <text:p text:style-name="P130"><text:span text:style-name="T168">Fixed: Calling </text:span><text:span text:style-name="T43">PreparedStatement.setClob(int, Clob)</text:span><text:span text:style-name="T168"> with a non-Firebird </text:span><text:span text:style-name="T43">Clob</text:span><text:span text:style-name="T168"> (eg like Hibernate does) or calling </text:span><text:span text:style-name="T43">PreparedStatement.setClob(int, Reader)</text:span><text:span text:style-name="T168"> throws </text:span><text:span text:style-name="T43">FBSQLException</text:span><text:span text:style-name="T168">: “You can't start before the beginning of the blob” (</text:span><text:a xlink:type="simple" xlink:href="http://tracker.firebirdsql.org/browse/JDBC-281" text:style-name="Internet_20_link" text:visited-style-name="Visited_20_Internet_20_Link"><text:span text:style-name="T126">JDBC-281</text:span></text:a><text:span text:style-name="T168">)</text:span></text:p>
        </text:list-item>
        <text:list-item>
          <text:p text:style-name="P130"><text:span text:style-name="T168">Fixed: Connection property types not properly processed from </text:span><text:span text:style-name="T43">isc_dpb_types.properties</text:span><text:span text:style-name="T168"> (</text:span><text:a xlink:type="simple" xlink:href="http://tracker.firebirdsql.org/browse/JDBC-284" text:style-name="Internet_20_link" text:visited-style-name="Visited_20_Internet_20_Link"><text:span text:style-name="T126">JDBC-</text:span></text:a><text:a xlink:type="simple" xlink:href="http://tracker.firebirdsql.org/browse/JDBC-284" text:style-name="Internet_20_link" text:visited-style-name="Visited_20_Internet_20_Link"><text:span text:style-name="T126">284</text:span></text:a><text:span text:style-name="T168">)</text:span></text:p>
        </text:list-item>
        <text:list-item>
          <text:p text:style-name="P131"><text:span text:style-name="T169">Fixed: JNI implementation of parameter buffer writes incorrect integers (</text:span><text:a xlink:type="simple" xlink:href="http://tracker.firebirdsql.org/browse/JDBC-285" text:style-name="Internet_20_link" text:visited-style-name="Visited_20_Internet_20_Link"><text:span text:style-name="T127">JDBC-285</text:span></text:a><text:span text:style-name="T106">, </text:span><text:a xlink:type="simple" xlink:href="http://tracker.firebirdsql.org/browse/JDBC-286" text:style-name="Internet_20_link" text:visited-style-name="Visited_20_Internet_20_Link"><text:span text:style-name="T127">JDBC-286</text:span></text:a><text:span text:style-name="T169">)</text:span></text:p>
        </text:list-item>
        <text:list-item>
          <text:p text:style-name="P132"><text:span text:style-name="T170">Changed: Throw </text:span><text:span text:style-name="T44">SQLException</text:span><text:span text:style-name="T170"> when calling </text:span><text:span text:style-name="T44">execute</text:span><text:span text:style-name="T170">, </text:span><text:span text:style-name="T44">executeQuery</text:span><text:span text:style-name="T170">, </text:span><text:span text:style-name="T44">executeUpdate</text:span><text:span text:style-name="T170"> and </text:span><text:span text:style-name="T44">addBatch</text:span><text:span text:style-name="T170"> methods accepting a query string on a </text:span><text:span text:style-name="T44">PreparedStatement</text:span><text:span text:style-name="T170"> or </text:span><text:span text:style-name="T44">CallableStatement</text:span><text:span text:style-name="T170"> as required by JDBC 4.0 (</text:span><text:a xlink:type="simple" xlink:href="http://tracker.firebirdsql.org/browse/JDBC-288" text:style-name="Internet_20_link" text:visited-style-name="Visited_20_Internet_20_Link"><text:span text:style-name="T128">JDBC-288</text:span></text:a><text:span text:style-name="T170">)<text:line-break/>NOTE: Be aware that this change can break existing code if you depended on the old, non-standard behavior! With </text:span><text:span text:style-name="T44">addBatch(String)</text:span><text:span text:style-name="T170"> the old behavior lead to a memory leak and unexpected results.</text:span></text:p>
        </text:list-item>
        <text:list-item>
          <text:p text:style-name="P133"><text:span text:style-name="T170">Fixed: </text:span><text:span text:style-name="T44">LIKE</text:span><text:span text:style-name="T170"> escape character JDBC escape (</text:span><text:span text:style-name="T44">{escape '&lt;char&gt;'}</text:span><text:span text:style-name="T170">) doesn't work (</text:span><text:a xlink:type="simple" xlink:href="http://tracker.firebirdsql.org/browse/JDBC-290" text:style-name="Internet_20_link" text:visited-style-name="Visited_20_Internet_20_Link"><text:span text:style-name="T128">JDBC-290</text:span></text:a><text:span text:style-name="T170">)</text:span></text:p>
        </text:list-item>
        <text:list-item>
          <text:p text:style-name="P132"><text:span text:style-name="T171">Added: Support for a connect timeout using connection property </text:span><text:span text:style-name="T45">connectTimeout</text:span><text:span text:style-name="T171">. This property can be specified in the JDBC URL or </text:span><text:span text:style-name="T45">Propertie</text:span><text:span text:style-name="T171">s object or on the </text:span><text:span text:style-name="T45">DataSource</text:span><text:span text:style-name="T171">. If the </text:span><text:span text:style-name="T35">connectTimeout</text:span><text:span text:style-name="T121"> property is not specified, the general </text:span><text:span text:style-name="T45">DriverManager</text:span><text:span text:style-name="T83"> property </text:span><text:span text:style-name="T45">loginTimeout</text:span><text:span text:style-name="T171"> is used. The value is the timeout in seconds. (</text:span><text:a xlink:type="simple" xlink:href="http://tracker.firebirdsql.org/browse/JDBC-295" text:style-name="Internet_20_link" text:visited-style-name="Visited_20_Internet_20_Link"><text:span text:style-name="T129">JDBC-295</text:span></text:a><text:span text:style-name="T171">)<text:line-break/>For the Java wire protocol the connect timeout will detect unreachable hosts. In the JNI implementation (native protocol) the connect timeout works as the DPB item </text:span><text:span text:style-name="T45">isc_dpb_connect_timeout</text:span><text:span text:style-name="T171"> which only works after connecting to the server for the </text:span><text:span text:style-name="T45">op_accept</text:span><text:span text:style-name="T171"> phase of the protocol. This means that – for the native protocol – the connect timeout will not detect unreachable hosts within the timeout. As that might be unexpected, an </text:span><text:span text:style-name="T47">SQLWarning</text:span><text:span text:style-name="T172"> is added to the connection if the property is specified with the native protocol.</text:span></text:p>
        </text:list-item>
        <text:list-item>
          <text:p text:style-name="P134"><text:span text:style-name="T172">As part of the connect timeout change, hostname handling (if the hostname is an IP-address) in the Java wire protocol was changed. This should not have an impact in recent Java versions, but on older Java versions (Java 5 up to update 5) this might result in a delay in connecting using an IP-address, if that address can't be reverse-resolved to a hostname. Workaround is to add an entry for that IP-address to the </text:span><text:span text:style-name="T48">/etc/hosts</text:span><text:span text:style-name="T173"> or </text:span><text:span text:style-name="T48">%WINDIR%\System32\Drivers\etc\hosts</text:span><text:span text:style-name="T95"> file.</text:span></text:p>
        </text:list-item>
      </text:list>
      <text:h text:style-name="P82" text:outline-level="3"><text:bookmark-start text:name="__RefHeading__4286_1426179335"/>Changes and fixes in Jaybird 2.2.1<text:bookmark-end text:name="__RefHeading__4286_1426179335"/></text:h>
      <text:p text:style-name="P36">The following has been changed or fixed in Jaybird 2.2.1:</text:p>
      <text:list xml:id="list1428533460946942287" text:style-name="L7">
        <text:list-item>
          <text:p text:style-name="P135"><text:span text:style-name="T157">Fixed: </text:span><text:span text:style-name="T36">UnsatisfiedLinkError</text:span><text:span text:style-name="T157"> in </text:span><text:span text:style-name="T36">libjaybird22(_x64).so undefined symbol: _ZTVN10__cxxabiv117__class_type_infoE</text:span><text:span text:style-name="T157"> on Linux </text:span><text:span text:style-name="T124">(</text:span><text:a xlink:type="simple" xlink:href="http://tracker.firebirdsql.org/browse/JDBC-259" text:style-name="Internet_20_link" text:visited-style-name="Visited_20_Internet_20_Link"><text:span text:style-name="T124">JDBC-259</text:span></text:a><text:span text:style-name="T124">)</text:span><text:span text:style-name="T157"> </text:span></text:p>
        </text:list-item>
        <text:list-item>
          <text:p text:style-name="P136"><text:span text:style-name="T80">Added connection property </text:span><text:span text:style-name="T37">columnLabelForName</text:span><text:span text:style-name="T80"> for backwards compatible behavior of </text:span><text:soft-page-break/><text:span text:style-name="T37">ResultSetMetaData#getColumnName(int)</text:span><text:span text:style-name="T80"> and compatibility with bug in </text:span><text:span text:style-name="T37">com.sun.rowset.CachedRowSetImpl</text:span><text:span text:style-name="T80"> </text:span><text:span text:style-name="T90">(</text:span><text:a xlink:type="simple" xlink:href="http://tracker.firebirdsql.org/browse/JDBC-260" text:style-name="Internet_20_link" text:visited-style-name="Visited_20_Internet_20_Link"><text:span text:style-name="T90">JDBC-260</text:span></text:a><text:span text:style-name="T90">)</text:span><text:span text:style-name="T80"><text:line-break/></text:span><text:span text:style-name="T81">Set property to </text:span><text:span text:style-name="T38">true</text:span><text:span text:style-name="T81"> for backwards compatible behavior (</text:span><text:span text:style-name="T38">getColumnName()</text:span><text:span text:style-name="T81"> returns the column label); don't set the property or set </text:span><text:span text:style-name="T82">it</text:span><text:span text:style-name="T81"> to </text:span><text:span text:style-name="T38">false</text:span><text:span text:style-name="T81"> for JDBC-compliant behavior (recommended)</text:span><text:span text:style-name="T80">.</text:span></text:p>
        </text:list-item>
        <text:list-item>
          <text:p text:style-name="P135"><text:span text:style-name="T79">Fixed:</text:span><text:span text:style-name="T36"> setString(</text:span><text:span text:style-name="T37">column, </text:span><text:span text:style-name="T36">null)</text:span><text:span text:style-name="T157"> on “</text:span><text:span text:style-name="T36">? IS (NOT) NULL</text:span><text:span text:style-name="T157">” condition does not set parameter to </text:span><text:span text:style-name="T36">NULL</text:span><text:span text:style-name="T157"> </text:span><text:span text:style-name="T124">(</text:span><text:a xlink:type="simple" xlink:href="http://tracker.firebirdsql.org/browse/JDBC-264" text:style-name="Internet_20_link" text:visited-style-name="Visited_20_Internet_20_Link"><text:span text:style-name="T124">JDBC-264</text:span></text:a><text:span text:style-name="T124">)</text:span></text:p>
        </text:list-item>
        <text:list-item>
          <text:p text:style-name="P135"><text:span text:style-name="T103">The </text:span><text:span text:style-name="T61">charSet</text:span><text:span text:style-name="T103"> connection property now accepts all aliases of the supported Java character sets (eg instead of only </text:span><text:span text:style-name="T61">Cp1252</text:span><text:span text:style-name="T103"> now </text:span><text:span text:style-name="T61">windows-1252</text:span><text:span text:style-name="T103"> is also accepted) </text:span><text:span text:style-name="T124">(</text:span><text:a xlink:type="simple" xlink:href="http://tracker.firebirdsql.org/browse/JDBC-267" text:style-name="Internet_20_link" text:visited-style-name="Visited_20_Internet_20_Link"><text:span text:style-name="T124">JDBC-267</text:span></text:a><text:span text:style-name="T124">)</text:span></text:p>
        </text:list-item>
        <text:list-item>
          <text:p text:style-name="P137"><text:span text:style-name="T104">Fixed: values </text:span><text:span text:style-name="T105">of</text:span><text:span text:style-name="T104"> </text:span><text:span text:style-name="T62">charSet</text:span><text:span text:style-name="T104"> property are case-sensitive </text:span><text:span text:style-name="T125">(</text:span><text:a xlink:type="simple" xlink:href="http://tracker.firebirdsql.org/browse/JDBC-268" text:style-name="Internet_20_link" text:visited-style-name="Visited_20_Internet_20_Link"><text:span text:style-name="T125">JDBC-268</text:span></text:a><text:span text:style-name="T125">)</text:span></text:p>
        </text:list-item>
        <text:list-item>
          <text:p text:style-name="P137"><text:span text:style-name="T104">Fixed: setting a parameter as </text:span><text:span text:style-name="T62">NULL</text:span><text:span text:style-name="T104"> with the native protocol does not work when Firebird describe</text:span><text:span text:style-name="T105">s</text:span><text:span text:style-name="T104"> the parameter as not nullable </text:span><text:span text:style-name="T125">(</text:span><text:a xlink:type="simple" xlink:href="http://tracker.firebirdsql.org/browse/JDBC-271" text:style-name="Internet_20_link" text:visited-style-name="Visited_20_Internet_20_Link"><text:span text:style-name="T125">JDB</text:span></text:a><text:a xlink:type="simple" xlink:href="http://tracker.firebirdsql.org/browse/JDBC-271" text:style-name="Internet_20_link" text:visited-style-name="Visited_20_Internet_20_Link"><text:span text:style-name="T125">C-271</text:span></text:a><text:span text:style-name="T125">)</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1127811898619746977" text:style-name="L8">
        <text:list-item>
          <text:p text:style-name="P138"><text:span text:style-name="T15">ConcurrentModificationException</text:span> when closing connection obtained from <text:span text:style-name="T15">org.firebirdsql.ds.FBConnectionPoolDataSource</text:span> with statements open <text:span text:style-name="T123">(</text:span><text:a xlink:type="simple" xlink:href="http://tracker.firebirdsql.org/browse/JDBC-250" text:style-name="Internet_20_link" text:visited-style-name="Visited_20_Internet_20_Link"><text:span text:style-name="T123">JDBC-250</text:span></text:a><text:span text:style-name="T123">)</text:span></text:p>
        </text:list-item>
        <text:list-item>
          <text:p text:style-name="P138"><text:span text:style-name="T102">Memory leak when obtaining multiple connections for the same URL </text:span><text:span text:style-name="T123">(</text:span><text:a xlink:type="simple" xlink:href="http://tracker.firebirdsql.org/browse/JDBC-249" text:style-name="Internet_20_link" text:visited-style-name="Visited_20_Internet_20_Link"><text:span text:style-name="T123">JDBC-249</text:span></text:a><text:span text:style-name="T123">)</text:span></text:p>
        </text:list-item>
        <text:list-item>
          <text:p text:style-name="P138"><text:span text:style-name="T102">CPU spikes to 100% when using events and Firebird Server is stopped or unreachable </text:span><text:span text:style-name="T123">(</text:span><text:a xlink:type="simple" xlink:href="http://tracker.firebirdsql.org/browse/JDBC-232" text:style-name="Internet_20_link" text:visited-style-name="Visited_20_Internet_20_Link"><text:span text:style-name="T123">JDBC-</text:span></text:a><text:a xlink:type="simple" xlink:href="http://tracker.firebirdsql.org/browse/JDBC-232" text:style-name="Internet_20_link" text:visited-style-name="Visited_20_Internet_20_Link"><text:span text:style-name="T123">232</text:span></text:a><text:span text:style-name="T123">)</text:span></text:p>
        </text:list-item>
        <text:list-item>
          <text:p text:style-name="P138"><text:span text:style-name="T102">Events do not work on Embedded </text:span><text:span text:style-name="T123">(</text:span><text:a xlink:type="simple" xlink:href="http://tracker.firebirdsql.org/browse/JDBC-247" text:style-name="Internet_20_link" text:visited-style-name="Visited_20_Internet_20_Link"><text:span text:style-name="T123">JDBC-247</text:span></text:a><text:span text:style-name="T123">)</text:span></text:p>
        </text:list-item>
        <text:list-item>
          <text:p text:style-name="P139">Provide workaround for character set transliteration problems in database filenames and other connection properties <text:span text:style-name="T123">(</text:span><text:a xlink:type="simple" xlink:href="http://tracker.firebirdsql.org/browse/JDBC-253" text:style-name="Internet_20_link" text:visited-style-name="Visited_20_Internet_20_Link"><text:span text:style-name="T123">JDBC-253</text:span></text:a><text:span text:style-name="T123">)</text:span>; see also <text:bookmark-ref text:reference-format="text" text:ref-name="__RefHeading__2749_1560579136">Support for Firebird 2.5</text:bookmark-ref>.</text:p>
        </text:list-item>
        <text:list-item>
          <text:p text:style-name="P139"><text:span text:style-name="T15">FBBackupManager</text:span> does not allow 16kb page size for restore (<text:a xlink:type="simple" xlink:href="http://tracker.firebirdsql.org/browse/JDBC-255" text:style-name="Internet_20_link" text:visited-style-name="Visited_20_Internet_20_Link"><text:span text:style-name="T123">JDBC-255</text:span></text:a>)</text:p>
        </text:list-item>
        <text:list-item>
          <text:p text:style-name="P139">Log warning and add warning on <text:span text:style-name="T15">Connection</text:span> when no explicit connection character set is specified (<text:a xlink:type="simple" xlink:href="http://tracker.firebirdsql.org/browse/JDBC-257" text:style-name="Internet_20_link" text:visited-style-name="Visited_20_Internet_20_Link"><text:span text:style-name="T123">JDBC-257</text:span></text:a>)</text:p>
        </text:list-item>
      </text:list>
      <text:h text:style-name="Heading_20_3" text:outline-level="3"><text:bookmark-start text:name="__RefHeading__6629_1850987433"/>Support for <text:span text:style-name="T28">getGeneratedKeys()</text:span><text:bookmark-end text:name="__RefHeading__6629_1850987433"/></text:h>
      <text:p text:style-name="Text_20_body">Support was added for the <text:span text:style-name="T15">getGeneratedKeys()</text:span> functionality for <text:span text:style-name="T15">Statement</text:span> and <text:span text:style-name="T15">PreparedStatement</text:span>. </text:p>
      <text:p text:style-name="Text_20_body">There are four distinct use-cases:</text:p>
      <text:list xml:id="list4962476118594336816" text:style-name="L9">
        <text:list-item>
          <text:p text:style-name="P140">Methods accepting an <text:span text:style-name="T15">int</text:span> parameter with values of <text:span text:style-name="T15">Statement.NO_GENERATED_KEYS</text:span> and <text:span text:style-name="T15">Statement.RETURN_GENERATED_KEYS</text:span></text:p>
        </text:list-item>
      </text:list>
      <text:p text:style-name="P70">When <text:span text:style-name="T15">NO_GENERATED_KEYS</text:span> is passed, the query will be executed as a normal query.</text:p>
      <text:p text:style-name="P70">When <text:span text:style-name="T15">RETURN_GENERATED_KEYS</text:span> is passed, the driver will add <text:span text:style-name="T139">all</text:span><text:span text:style-name="T115"> columns of the table in ordinal position order (as in the (JDBC) metadata of the table). It is advisable to retrieve the values from the </text:span><text:span text:style-name="T65">getGeneratedKeys()</text:span><text:span text:style-name="T115"> resultset by column name.</text:span></text:p>
      <text:p text:style-name="P71">We opted to include all columns as it is next to impossible to decide which columns are filled by a trigger or otherwise and only returning the primary key will be too limiting</text:p>
      <text:list xml:id="list150235200146678" text:continue-numbering="true" text:style-name="L9">
        <text:list-item>
          <text:p text:style-name="P140">Methods accepting an <text:span text:style-name="T15">int[]</text:span> parameter with column indexes.</text:p>
        </text:list-item>
      </text:list>
      <text:p text:style-name="P72">The values in the <text:span text:style-name="T15">int[]</text:span> parameter are the ordinal positions of the columns as specified in the (JDBC) metadata of the table. For a null or empty array the statement is processed as is. <text:soft-page-break/>Invalid ordinal positions are ignored and silently dropped (be aware: the JDBC specification is not entirely clear if this is valid behavior, so this might change in the future)</text:p>
      <text:list xml:id="list150235201169216" text:continue-numbering="true" text:style-name="L9">
        <text:list-item>
          <text:p text:style-name="P140">Methods accepting a <text:span text:style-name="T15">String[]</text:span> parameter with column names.</text:p>
        </text:list-item>
      </text:list>
      <text:p text:style-name="P70">The values in the <text:span text:style-name="T15">String[]</text:span> are the column names to be returned. The column names provided are processed as is and not checked for validity or the need of quoting. Providing non-existent or incorrectly (un)quoted columns will result in an exception <text:span text:style-name="T158">when the statement is processed by Firebird</text:span>.</text:p>
      <text:p text:style-name="P70">This method is the fastest as it does not retrieve metadata from the server.</text:p>
      <text:list xml:id="list150235202169807" text:continue-numbering="true" text:style-name="L9">
        <text:list-item>
          <text:p text:style-name="P140">Providing a query already containing a <text:span text:style-name="T15">RETURNING</text:span> clause. In this case all of the previous cases are ignored and the query is executed as is. It is possible to retrieve the resultset using <text:span text:style-name="T15">getGeneratedKeys()</text:span>.</text:p>
        </text:list-item>
      </text:list>
      <text:p text:style-name="Text_20_body">This functionality will only be available if the ANTLR 3.4 runtime classes are on the classpath. Except for calling methods with <text:span text:style-name="T15">NO_GENERATED_KEYS</text:span>, absence of the ANTLR runtime will throw <text:span text:style-name="T15">FBDriverNotCapableException</text:span>.</text:p>
      <text:p text:style-name="Text_20_body">This functionality should work for <text:span text:style-name="T15">INSERT</text:span> (from Firebird 2.0), and for <text:span text:style-name="T15">UPDATE</text:span>, <text:span text:style-name="T15">UPDATE OR INSERT</text:span> and <text:span text:style-name="T15">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152747846821931901" text:style-name="L10">
        <text:list-item>
          <text:p text:style-name="P141">Automatic driver loading: on Java 6 and later it is no longer necessary to use <text:span text:style-name="T15">Class.forName("org.firebirdsql.jdbc.FBDriver")</text:span><text:span text:style-name="T17"> </text:span><text:span text:style-name="T94">to load the driver</text:span></text:p>
        </text:list-item>
        <text:list-item>
          <text:p text:style-name="P141"><text:span text:style-name="T94">Implementation of </text:span><text:span text:style-name="T15">java.sql.Wrapper</text:span><text:span text:style-name="T94"> interface on various JDBC classes; in general it only unwraps to the specific implementation class (and superclasses) and implemented interfaces</text:span></text:p>
        </text:list-item>
        <text:list-item>
          <text:p text:style-name="P141"><text:span text:style-name="T94">Support for chained exceptions (use </text:span><text:span text:style-name="T15">getNextException()</text:span><text:span text:style-name="T94"> and </text:span><text:span text:style-name="T15">iterator()</text:span><text:span text:style-name="T94"> to view other, related exceptions) and </text:span><text:span text:style-name="T15">getCause()</text:span><text:span text:style-name="T94"> to retrieve the cause (deprecating similar </text:span><text:span text:style-name="T15">getInternalException()</text:span><text:span text:style-name="T94">)</text:span></text:p>
        </text:list-item>
        <text:list-item>
          <text:p text:style-name="P141"><text:span text:style-name="T94">Support for </text:span><text:span text:style-name="T15">getClientInfo()</text:span><text:span text:style-name="T94"> and </text:span><text:span text:style-name="T15">setClientInfo()</text:span><text:span text:style-name="T94"> on </text:span><text:span text:style-name="T15">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7146821419054829871" text:style-name="L11">
        <text:list-item>
          <text:p text:style-name="P142">try-with-resources<text:note text:id="ftn2" text:note-class="footnote"><text:note-citation>2</text:note-citation><text:note-body><text:p text:style-name="Footnote">See <text:a xlink:type="simple" xlink:href="http://docs.oracle.com/javase/tutorial/essential/exceptions/tryResourceClose.html" text:style-name="Internet_20_link" text:visited-style-name="Visited_20_Internet_20_Link">http://docs.oracle.com/javase/tutorial/essential/exceptions/tryResourceClose.html</text:a></text:p></text:note-body></text:note></text:p>
        </text:list-item>
        <text:list-item>
          <text:p text:style-name="P142">Statement <text:span text:style-name="T20">closeOnCompletion</text:span></text:p>
        </text:list-item>
      </text:list>
      <text:p text:style-name="Text_20_body">Other methods added by JDBC 4.1 will throw <text:span text:style-name="T15">FBDriverNotCapableException</text:span> (a subclass of <text:span text:style-name="T15">SQLFeatureNotSupportedException</text:span>).</text:p>
      <text:h text:style-name="Heading_20_3" text:outline-level="3"><text:bookmark-start text:name="__RefHeading__4917_785843600"/>Java 8 and JDBC 4.2 API support<text:bookmark-end text:name="__RefHeading__4917_785843600"/></text:h>
      <text:p text:style-name="P44">Minimal support for JDBC 4.2 was added <text:span text:style-name="T184">in Jaybird 2.2.4 and extended in 2.2.5</text:span>:</text:p>
      <text:list xml:id="list6848352572798289509" text:style-name="L12">
        <text:list-item>
          <text:p text:style-name="P144">Large update counts: no actual support is provided, method call is forwarded to the normal update count method <text:span text:style-name="T204">returning an </text:span><text:span text:style-name="T53">int</text:span>.</text:p>
        </text:list-item>
        <text:list-item>
          <text:p text:style-name="P143"><text:span text:style-name="T183">Methods accepting </text:span><text:span text:style-name="T52">java.sql.SQLType</text:span><text:span text:style-name="T183">: no actual support is provided, method call is forwarded to equivalent method accepting a </text:span><text:span text:style-name="T52">java.sql.Types</text:span><text:span text:style-name="T183"> integer value.</text:span></text:p>
        </text:list-item>
        <text:list-item>
          <text:p text:style-name="P145"><text:soft-page-break/><text:span text:style-name="T15">PreparedStatement.setObject()</text:span> and <text:span text:style-name="T15">ResultSet.updateObject()</text:span> now accept <text:span text:style-name="T15">java.time</text:span> objects:</text:p>
        </text:list-item>
      </text:list>
      <table:table table:name="javatimesupport" table:style-name="javatimesupport">
        <table:table-column table:style-name="javatimesupport.A"/>
        <table:table-column table:style-name="javatimesupport.B"/>
        <table:table-column table:style-name="javatimesupport.C"/>
        <table:table-column table:style-name="javatimesupport.D"/>
        <table:table-column table:style-name="javatimesupport.E"/>
        <table:table-column table:style-name="javatimesupport.F"/>
        <table:table-header-rows>
          <table:table-row>
            <table:table-cell table:style-name="javatimesupport.A1" office:value-type="string">
              <text:p text:style-name="Table_20_Heading"/>
            </table:table-cell>
            <table:table-cell table:style-name="javatimesupport.A1" office:value-type="string">
              <text:p text:style-name="P28">DATE</text:p>
            </table:table-cell>
            <table:table-cell table:style-name="javatimesupport.A1" office:value-type="string">
              <text:p text:style-name="P28">TIME</text:p>
            </table:table-cell>
            <table:table-cell table:style-name="javatimesupport.A1" office:value-type="string">
              <text:p text:style-name="P28">TIMESTAMP</text:p>
            </table:table-cell>
            <table:table-cell table:style-name="javatimesupport.A1" office:value-type="string">
              <text:p text:style-name="P28">(VAR)CHAR</text:p>
            </table:table-cell>
            <table:table-cell table:style-name="javatimesupport.F1" office:value-type="string">
              <text:p text:style-name="P28">BLOB SUB_TYPE TEXT</text:p>
            </table:table-cell>
          </table:table-row>
        </table:table-header-rows>
        <table:table-row>
          <table:table-cell table:style-name="javatimesupport.A2" office:value-type="string">
            <text:p text:style-name="P29">java.time.LocalTime</text:p>
          </table:table-cell>
          <table:table-cell table:style-name="javatimesupport.A2" office:value-type="string">
            <text:p text:style-name="P62"/>
          </table:table-cell>
          <table:table-cell table:style-name="javatimesupport.A2" office:value-type="string">
            <text:p text:style-name="P68">X</text:p>
          </table:table-cell>
          <table:table-cell table:style-name="javatimesupport.A2" office:value-type="string">
            <text:p text:style-name="P62"/>
          </table:table-cell>
          <table:table-cell table:style-name="javatimesupport.A2" office:value-type="string">
            <text:p text:style-name="P68">X</text:p>
          </table:table-cell>
          <table:table-cell table:style-name="javatimesupport.F2" office:value-type="string">
            <text:p text:style-name="P68">X</text:p>
          </table:table-cell>
        </table:table-row>
        <table:table-row>
          <table:table-cell table:style-name="javatimesupport.A2" office:value-type="string">
            <text:p text:style-name="P29">java.time.LocalDate</text:p>
          </table:table-cell>
          <table:table-cell table:style-name="javatimesupport.A2" office:value-type="string">
            <text:p text:style-name="P68">X</text:p>
          </table:table-cell>
          <table:table-cell table:style-name="javatimesupport.A2" office:value-type="string">
            <text:p text:style-name="P62"/>
          </table:table-cell>
          <table:table-cell table:style-name="javatimesupport.A2" office:value-type="string">
            <text:p text:style-name="P62"/>
          </table:table-cell>
          <table:table-cell table:style-name="javatimesupport.A2" office:value-type="string">
            <text:p text:style-name="P68">X</text:p>
          </table:table-cell>
          <table:table-cell table:style-name="javatimesupport.F2" office:value-type="string">
            <text:p text:style-name="P68">X</text:p>
          </table:table-cell>
        </table:table-row>
        <table:table-row>
          <table:table-cell table:style-name="javatimesupport.A2" office:value-type="string">
            <text:p text:style-name="P29">java.time.LocalDateTime</text:p>
          </table:table-cell>
          <table:table-cell table:style-name="javatimesupport.A2" office:value-type="string">
            <text:p text:style-name="P68">X</text:p>
          </table:table-cell>
          <table:table-cell table:style-name="javatimesupport.A2" office:value-type="string">
            <text:p text:style-name="P68">X</text:p>
          </table:table-cell>
          <table:table-cell table:style-name="javatimesupport.A2" office:value-type="string">
            <text:p text:style-name="P68">X</text:p>
          </table:table-cell>
          <table:table-cell table:style-name="javatimesupport.A2" office:value-type="string">
            <text:p text:style-name="P68">X</text:p>
          </table:table-cell>
          <table:table-cell table:style-name="javatimesupport.F2" office:value-type="string">
            <text:p text:style-name="P68">X</text:p>
          </table:table-cell>
        </table:table-row>
        <table:table-row>
          <table:table-cell table:style-name="javatimesupport.A2" office:value-type="string">
            <text:p text:style-name="P29">java.time.OffsetTime</text:p>
          </table:table-cell>
          <table:table-cell table:style-name="javatimesupport.A2" office:value-type="string">
            <text:p text:style-name="P62"/>
          </table:table-cell>
          <table:table-cell table:style-name="javatimesupport.A2" office:value-type="string">
            <text:p text:style-name="P62"/>
          </table:table-cell>
          <table:table-cell table:style-name="javatimesupport.A2" office:value-type="string">
            <text:p text:style-name="P62"/>
          </table:table-cell>
          <table:table-cell table:style-name="javatimesupport.A2" office:value-type="string">
            <text:p text:style-name="P68">X</text:p>
          </table:table-cell>
          <table:table-cell table:style-name="javatimesupport.F2" office:value-type="string">
            <text:p text:style-name="P68">X</text:p>
          </table:table-cell>
        </table:table-row>
        <table:table-row>
          <table:table-cell table:style-name="javatimesupport.A2" office:value-type="string">
            <text:p text:style-name="P29">java.time.OffsetDateTime</text:p>
          </table:table-cell>
          <table:table-cell table:style-name="javatimesupport.A2" office:value-type="string">
            <text:p text:style-name="P62"/>
          </table:table-cell>
          <table:table-cell table:style-name="javatimesupport.A2" office:value-type="string">
            <text:p text:style-name="P62"/>
          </table:table-cell>
          <table:table-cell table:style-name="javatimesupport.A2" office:value-type="string">
            <text:p text:style-name="P62"/>
          </table:table-cell>
          <table:table-cell table:style-name="javatimesupport.A2" office:value-type="string">
            <text:p text:style-name="P68">X</text:p>
          </table:table-cell>
          <table:table-cell table:style-name="javatimesupport.F2" office:value-type="string">
            <text:p text:style-name="P68">X</text:p>
          </table:table-cell>
        </table:table-row>
      </table:table>
      <text:list xml:id="list4988134180539939410" text:style-name="L13">
        <text:list-item>
          <text:p text:style-name="P105">Retrieval of <text:span text:style-name="T15">java.time</text:span> objects using <text:span text:style-name="T15">getObject(int, Class&lt;?&gt;)</text:span> and <text:span text:style-name="T15">getObject(String, Class&lt;?&gt;)</text:span> is not yet supported.</text:p>
        </text:list-item>
      </text:list>
      <text:h text:style-name="Heading_20_3" text:outline-level="3"><text:bookmark-start text:name="__RefHeading__6631_1850987433"/>Jaybird on Maven<text:bookmark-end text:name="__RefHeading__6631_1850987433"/></text:h>
      <text:p text:style-name="Text_20_body">Jaybird 2.2.<text:change text:change-id="ct210019032"/><text:change-start text:change-id="ct210019864"/><text:span text:style-name="T13">6</text:span><text:change-end text:change-id="ct210019864"/> is available on maven, with a separate artifact for each supported Java version.</text:p>
      <text:p text:style-name="Text_20_body">Groupid: <text:span text:style-name="T15">org.firebirdsql.jdbc</text:span>, artifactid: <text:span text:style-name="T15">jaybird-jdkXX</text:span> (where <text:span text:style-name="T15">XX</text:span> is <text:span text:style-name="T15">15</text:span>, <text:span text:style-name="T15">16</text:span><text:span text:style-name="T17">,</text:span> <text:span text:style-name="T15">1</text:span><text:span text:style-name="T19">7</text:span><text:span text:style-name="T86"> or </text:span><text:span text:style-name="T19">18</text:span>).</text:p>
      <text:p text:style-name="Text_20_body">Version: <text:span text:style-name="T15">2.2.</text:span><text:change-start text:change-id="ct210017368"/><text:span text:style-name="T58">6</text:span><text:change-end text:change-id="ct210017368"/><text:change text:change-id="ct210018824"/></text:p>
      <text:p text:style-name="Text_20_body">When deploying to a JavaEE environment, exclude the <text:span text:style-name="T15">javax.resource</text:span> <text:span text:style-name="T15">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4679840671242408028" text:style-name="L14">
        <text:list-item>
          <text:p text:style-name="P146">The security database can be set</text:p>
        </text:list-item>
        <text:list-item>
          <text:p text:style-name="P146">Support for SET/DROP AUTO ADMIN</text:p>
        </text:list-item>
        <text:list-item>
          <text:p text:style-name="P146">Mapping for new role RDB$ADMIN in security database</text:p>
        </text:list-item>
        <text:list-item>
          <text:p text:style-name="P146">Added new Firebird 2.1 shutdown/online modes available in Firebird 2.5 via the Services API</text:p>
        </text:list-item>
        <text:list-item>
          <text:p text:style-name="P146">Support for NBackup via Services API in Firebird 2.5</text:p>
        </text:list-item>
        <text:list-item>
          <text:p text:style-name="P146">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6864113583226497441" text:style-name="L15">
        <text:list-item>
          <text:p text:style-name="P147">Ensure your Java application is executed with the system property <text:span text:style-name="T15">file.encoding=UTF-8</text:span> (either <text:span text:style-name="T144">because that is the default encoding for your OS, or by explicitly specifying this property on the commandline of your application using </text:span><text:span text:style-name="T15">-Dfile.encoding=UTF-8</text:span><text:span text:style-name="T144">)</text:span></text:p>
        </text:list-item>
        <text:list-item>
          <text:p text:style-name="P147"><text:span text:style-name="T144">Include property </text:span><text:span text:style-name="T15">utf8_filename=1</text:span><text:span text:style-name="T144"> in the JDBC URL or (non-standard) properties of the datasource</text:span></text:p>
        </text:list-item>
      </text:list>
      <text:p text:style-name="P22">This will only work if the Firebird server is version 2.5 or higher.</text:p>
      <text:h text:style-name="P83" text:outline-level="3"><text:bookmark-start text:name="__RefHeading__5438_42541898"/><text:soft-page-break/>Support for Firebird 3.0<text:bookmark-end text:name="__RefHeading__5438_42541898"/></text:h>
      <text:p text:style-name="P53">Jaybird 2.2.x only supports Firebird 3.0 using the legacy authentication. The new authentication model and wire protocol encryption is not yet supported. Technically these new protocol options will work when using <text:span text:style-name="T144">the Type 2 driver, but this hasn't been fully tested.</text:span></text:p>
      <text:p text:style-name="P25">When using Jaybird with Firebird 3.0, make sure that</text:p>
      <text:list xml:id="list4094029939353498684" text:style-name="L16">
        <text:list-item>
          <text:p text:style-name="P148">Wire protocol encryption is not required</text:p>
        </text:list-item>
        <text:list-item>
          <text:p text:style-name="P148">Legacy authentication is enabled</text:p>
        </text:list-item>
        <text:list-item>
          <text:p text:style-name="P148">The user has been created with the legacy usermanager</text:p>
        </text:list-item>
      </text:list>
      <text:p text:style-name="P53"><text:span text:style-name="T144">The new </text:span><text:span text:style-name="T15">BOOLEAN</text:span><text:span text:style-name="T144"> data type is supported</text:span></text:p>
      <text:p text:style-name="P53"><text:span text:style-name="T144">See the </text:span><text:change-start text:change-id="ct210018512"/><text:a xlink:type="simple" xlink:href="http://jaybirdwiki.firebirdsql.org/jaybird/doku.php?id=tip:firebird30b1" text:style-name="Internet_20_link" text:visited-style-name="Visited_20_Internet_20_Link"><text:span text:style-name="T144">Jaybird Wiki</text:span></text:a><text:change-end text:change-id="ct210018512"/><text:span text:style-name="T144"> for more details.</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15">jdbc:firebirdsql:oo:</text:span><text:span text:style-name="T94">. Be aware that this is a variant of the pure Java wire protocol and not the native or embedded protocol.</text:span></text:p>
      <text:p text:style-name="Text_20_body">Issues addressed by this protocol:</text:p>
      <text:list xml:id="list8121826494904936487" text:style-name="L17">
        <text:list-item>
          <text:p text:style-name="P150">Result<text:change-start text:change-id="ct210018096"/> <text:change-end text:change-id="ct210018096"/><text:change text:change-id="ct210018304"/><text:change-start text:change-id="ct210018928"/><text:span text:style-name="T217">s</text:span><text:change-end text:change-id="ct210018928"/>ets are not closed when a statements is finished (eg fully read <text:change-start text:change-id="ct210020384"/><text:span text:style-name="T15">ResultSet</text:span><text:change-end text:change-id="ct210020384"/> or when creating a new Statement in auto<text:change-start text:change-id="ct210018200"/>-<text:change-end text:change-id="ct210018200"/><text:change text:change-id="ct210019760"/><text:change-start text:change-id="ct210019448"/><text:span text:style-name="T217">c</text:span><text:change-end text:change-id="ct210019448"/>ommit mode)</text:p>
        </text:list-item>
        <text:list-item>
          <text:p text:style-name="P150"><text:span text:style-name="T15">DatabaseMetaData#getTablePrivileges(...)</text:span> <text:s/>reports privileges granted to <text:span text:style-name="T15">PUBLIC</text:span> and to the current role (as reported by <text:span text:style-name="T15">CURRENT_ROLE</text:span>) as being granted to the user <text:span text:style-name="T123">(after Jaybird 2.2.0 beta 1)</text:span>.</text:p>
        </text:list-item>
      </text:list>
      <text:h text:style-name="Heading_20_3" text:outline-level="3"><text:bookmark-start text:name="__RefHeading__3644_1575618738"/>Other fixes and changes<text:bookmark-end text:name="__RefHeading__3644_1575618738"/></text:h>
      <text:list xml:id="list6266779465777165174" text:style-name="L18">
        <text:list-item>
          <text:p text:style-name="P152">Replaced <text:span text:style-name="T15">mini-j2ee.jar</text:span> with <text:span text:style-name="T15">connector-api-1.5.jar</text:span>: make sure to remove the old <text:span text:style-name="T15">mini-j2ee.jar</text:span> from the classpath of your application.</text:p>
        </text:list-item>
        <text:list-item>
          <text:p text:style-name="P152">Dropped <text:span text:style-name="T15">jaybird-pool</text:span> jar from the distribution (all classes are include in the <text:span text:style-name="T15">jaybird</text:span> jar and the <text:span text:style-name="T15">jaybird-full</text:span> jar)</text:p>
        </text:list-item>
        <text:list-item>
          <text:p text:style-name="P151"><text:span text:style-name="T15">FBResultSetMetaData#getcolumnName(int)</text:span> will now return the original column name (if available) for compliance with the JDBC specification, <text:span text:style-name="T15">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15">CachedRowSet</text:span>.<text:line-break/><text:span text:style-name="T159">Jaybird 2.2.1 introduced the connection property </text:span><text:span text:style-name="T39">columnLabelForName</text:span><text:span text:style-name="T159"> which will revert to the old behavior when set to </text:span><text:span text:style-name="T39">true</text:span><text:span text:style-name="T159">. Be aware that the old behavior is not JDBC-compliant.</text:span></text:p>
        </text:list-item>
        <text:list-item>
          <text:p text:style-name="P151"><text:span text:style-name="T15">FBDatabaseMetaData</text:span> has been updated to include metadata columns defined by JDBC 3.0, 4.0 and 4.1. This also changes the position of <text:span text:style-name="T15">OWNER_NAME</text:span> column in the result set of <text:span text:style-name="T15">getTables(..) </text:span>as this column is Jaybird-specific and not defined in JDBC. </text:p>
        </text:list-item>
        <text:list-item>
          <text:p text:style-name="P151"><text:span text:style-name="T15">FBDatabaseMetaData#getIndexInfo(..)</text:span> now also returns expression indexes. The <text:span text:style-name="T15">COLUMN_NAME</text:span> column will contain the expression (if available).</text:p>
        </text:list-item>
        <text:list-item>
          <text:p text:style-name="P151"><text:span text:style-name="T15">FBDatabaseMetaData#getIndexInfo(..)</text:span> now correctly limits the returned indexes to <text:soft-page-break/>unique indexes when parameter <text:span text:style-name="T15">unique</text:span> is set to <text:span text:style-name="T15">true</text:span>.</text:p>
        </text:list-item>
        <text:list-item>
          <text:p text:style-name="P151">The connection property <text:span text:style-name="T15">octetsAsBytes</text:span> can be used to identify fields with <text:span text:style-name="T15">CHARACTER SET OCTETS</text:span> as being <text:span text:style-name="T15">(VAR)BINARY</text:span> (in <text:span text:style-name="T40">R</text:span><text:span text:style-name="T15">esult</text:span><text:span text:style-name="T40">S</text:span><text:span text:style-name="T15">et</text:span><text:span text:style-name="T40">M</text:span><text:span text:style-name="T15">eta</text:span><text:span text:style-name="T40">D</text:span><text:span text:style-name="T15">ata</text:span> only)</text:p>
        </text:list-item>
        <text:list-item>
          <text:p text:style-name="P151">The <text:span text:style-name="T15">getTime(</text:span>), <text:span text:style-name="T15">getDate()</text:span>, <text:span text:style-name="T15">getTimestamp()</text:span> methods which take a <text:span text:style-name="T15">Calendar</text:span> object now correctly handle conversions around Daylight Savings Time (DST) changes. Before, the time was first converted to the local JVM timezone, and then to the timezone of the provided <text:span text:style-name="T15">Calendar</text:span>, this could lose up to an hour in time. Now the time is converted directly to the timezone of the provided <text:span text:style-name="T15">Calendar</text:span>. <text:span text:style-name="T123">(</text:span><text:a xlink:type="simple" xlink:href="http://tracker.firebirdsql.org/browse/JDBC-154" text:style-name="Internet_20_link" text:visited-style-name="Visited_20_Internet_20_Link"><text:span text:style-name="T123">JDBC-154</text:span></text:a><text:span text:style-name="T123">)</text:span></text:p>
        </text:list-item>
      </text:list>
      <text:p text:style-name="Text_20_body">A full list of changes is available at:<text:change-start text:change-id="ct210019136"/></text:p>
      <text:p text:style-name="P54">Jaybird 2.2.6: <text:change-end text:change-id="ct210019136"/><text:change-start text:change-id="ct210018408"/><text:a xlink:type="simple" xlink:href="http://tracker.firebirdsql.org/secure/ReleaseNote.jspa?version=10588&amp;styleName=Text&amp;projectId=10002" text:style-name="Internet_20_link" text:visited-style-name="Visited_20_Internet_20_Link"><text:span text:style-name="T15">http://tracker.firebirdsql.org/secure/ReleaseNote.jspa?version=10588&amp;styleName=Text&amp;projectId=10002</text:span></text:a></text:p>
      <text:p text:style-name="P8"><text:change-end text:change-id="ct210018408"/><text:change text:change-id="ct210019240"/>Jaybird 2.2.5: <text:change-start text:change-id="ct210018616"/><text:a xlink:type="simple" xlink:href="http://tracker.firebirdsql.org/secure/ReleaseNote.jspa?version=10582&amp;styleName=Text&amp;projectId=10002" text:style-name="Internet_20_link" text:visited-style-name="Visited_20_Internet_20_Link"><text:span text:style-name="T15">http://tracker.firebirdsql.org/secure/ReleaseNote.jspa?version=10582&amp;styleName=Text&amp;projectId=10002</text:span></text:a><text:change-end text:change-id="ct210018616"/><text:change text:change-id="ct210019344"/></text:p>
      <text:p text:style-name="P52">Jaybird 2.2.4: <text:a xlink:type="simple" xlink:href="http://tracker.firebirdsql.org/secure/ReleaseNote.jspa?version=10531&amp;styleName=Text&amp;projectId=10002" text:style-name="Internet_20_link" text:visited-style-name="Visited_20_Internet_20_Link"><text:span text:style-name="T15">http://tracker.firebirdsql.org/secure/ReleaseNote.jspa?version=10531&amp;styleName=Text&amp;projectId=10002</text:span></text:a></text:p>
      <text:p text:style-name="P30">Jaybird 2.2.3: <text:a xlink:type="simple" xlink:href="http://tracker.firebirdsql.org/secure/ReleaseNote.jspa?version=10510&amp;styleName=Text&amp;projectId=10002" text:style-name="Internet_20_link" text:visited-style-name="Visited_20_Internet_20_Link"><text:span text:style-name="T15">http://tracker.firebirdsql.org/secure/ReleaseNote.jspa?version=10510&amp;styleName=Text&amp;projectId=10002</text:span></text:a></text:p>
      <text:p text:style-name="P9"><text:span text:style-name="T142">Jaybird 2.2.2: </text:span><text:a xlink:type="simple" xlink:href="http://tracker.firebirdsql.org/secure/ReleaseNote.jspa?projectId=10002&amp;styleName=Text&amp;version=10480" text:style-name="Internet_20_link" text:visited-style-name="Visited_20_Internet_20_Link"><text:span text:style-name="T46">http://tracker.firebirdsql.org/secure/ReleaseNote.jspa?projectId=10002&amp;styleName=Text&amp;version=10480</text:span></text:a></text:p>
      <text:p text:style-name="P9"><text:span text:style-name="T143">Jaybird 2.2.1: </text:span><text:change text:change-id="ct210019968"/><text:change-start text:change-id="ct210017472"/><text:a xlink:type="simple" xlink:href="http://tracker.firebirdsql.org/secure/ReleaseNote.jspa?version=10474&amp;styleName=Text&amp;projectId=10002" text:style-name="Internet_20_link" text:visited-style-name="Visited_20_Internet_20_Link"><text:span text:style-name="T55">http://tracker.firebirdsql.org/secure/ReleaseNote.jspa?version=10474&amp;styleName=Text&amp;projectId=10002</text:span></text:a><text:change-end text:change-id="ct210017472"/></text:p>
      <text:p text:style-name="P10"><text:span text:style-name="T143">Jaybird 2.2.0: </text:span><text:change text:change-id="ct210018720"/><text:change-start text:change-id="ct210020072"/><text:a xlink:type="simple" xlink:href="http://tracker.firebirdsql.org/secure/ReleaseNote.jspa?version=10053&amp;styleName=Text&amp;projectId=10002" text:style-name="Internet_20_link" text:visited-style-name="Visited_20_Internet_20_Link"><text:span text:style-name="T55">http://tracker.firebirdsql.org/secure/ReleaseNote.jspa?version=10053&amp;styleName=Text&amp;projectId=10002</text:span></text:a><text:change-end text:change-id="ct210020072"/></text:p>
      <text:h text:style-name="P88" text:outline-level="2"><text:bookmark-start text:name="__RefHeading__2751_1560579136"/>Compatibility changes<text:bookmark-end text:name="__RefHeading__2751_1560579136"/></text:h>
      <text:p text:style-name="Text_20_body">Jaybird 2.2 introduces some changes in compatibility and announces future breaking changes. <text:span text:style-name="T196">The version previously announced as Jaybird 2.3 will be released as Jaybird 3.0.</text:span></text:p>
      <text:h text:style-name="Heading_20_3" text:outline-level="3"><text:bookmark-start text:name="__RefHeading__3763_304866878"/>Java support<text:bookmark-end text:name="__RefHeading__3763_304866878"/></text:h>
      <text:p text:style-name="Text_20_body">Java 5 support <text:span text:style-name="T174">will be dropped </text:span>for Jaybird <text:span text:style-name="T120">3.0</text:span> as Java 5 has been on End-Of-<text:span text:style-name="T118">Public-Updates</text:span><text:note text:id="ftn3" text:note-class="footnote"><text:note-citation>3</text:note-citation><text:note-body><text:p text:style-name="Footnote">See <text:a xlink:type="simple" xlink:href="http://www.oracle.com/technetwork/java/eol-135779.html" text:style-name="Internet_20_link" text:visited-style-name="Visited_20_Internet_20_Link">http://www.oracle.com/technetwork/java/eol-135779.html</text:a></text:p></text:note-body></text:note> status since October 2009.</text:p>
      <text:p text:style-name="P45">Java 6 support will be dropped for Jaybird 3.1 as Java 6 has been on End-Of-Public-Updates status since February 2013.</text:p>
      <text:h text:style-name="Heading_20_3" text:outline-level="3"><text:bookmark-start text:name="__RefHeading__3765_304866878"/>Firebird support<text:bookmark-end text:name="__RefHeading__3765_304866878"/></text:h>
      <text:p text:style-name="P11">Jaybird 2.2 supports Firebird 1.0 and higher, but is only tested with Firebird 2.1<text:change text:change-id="ct210020176"/><text:change-start text:change-id="ct210020280"/>, <text:change-end text:change-id="ct210020280"/>2.5<text:change-start text:change-id="ct210940896"/> <text:span text:style-name="T219">and 3.0</text:span><text:change-end text:change-id="ct210940896"/>. <text:span text:style-name="T200">With</text:span> Jaybird <text:span text:style-name="T118">3.0</text:span> formal support for Firebird 1.0 and 1.5 will be dropped. In general this <text:span text:style-name="T201">should</text:span> not impact the use of the driver, but might have impact on the availability and use of metadata information. This also means that from Jaybird <text:span text:style-name="T120">3.0</text:span> bugs that only occur with Firebird 1.0 and 1.5 will not be fixed. <text:span text:style-name="T118">With Jaybird 3.1 support for Firebird 2.0 will be dropped.</text:span></text:p>
      <text:h text:style-name="Heading_20_3" text:outline-level="3"><text:bookmark-start text:name="__RefHeading__2753_1560579136"/>Important changes to Datasources<text:bookmark-end text:name="__RefHeading__2753_1560579136"/></text:h>
      <text:p text:style-name="Text_20_body">The <text:span text:style-name="T15">ConnectionPoolDataSource</text:span> and <text:span text:style-name="T15">XADataSource</text:span> implementations in <text:span text:style-name="T15">org.firebirdsql.pool</text:span> and <text:span text:style-name="T15">org.firebirdsql.pool.sun</text:span> contain several bugs with regard to pool and connection management when used by a JavaEE application server. The decision was made to write new implementations in the package <text:span text:style-name="T15">org.firebirdsql.ds</text:span>.</text:p>
      <text:p text:style-name="Text_20_body">The following implementation classes have been deprecated and will be removed in Jaybird <text:span text:style-name="T120">3.0</text:span>:</text:p>
      <text:list xml:id="list5797125392821305151" text:style-name="L19">
        <text:list-item>
          <text:p text:style-name="P102">org.firebirdsql.pool.DriverConnectionPoolDataSource</text:p>
        </text:list-item>
        <text:list-item>
          <text:p text:style-name="P102">org.firebirdsql.pool.FBConnectionPoolDataSource</text:p>
        </text:list-item>
        <text:list-item>
          <text:p text:style-name="P102">org.firebirdsql.pool.sun.AppServerDataSource</text:p>
        </text:list-item>
        <text:list-item>
          <text:p text:style-name="P102">org.firebirdsql.pool.sun.AppServerXADataSource</text:p>
        </text:list-item>
        <text:list-item>
          <text:p text:style-name="P102">org.firebirdsql.jca.FBXADataSource</text:p>
        </text:list-item>
        <text:list-item>
          <text:p text:style-name="P102">org.firebirdsql.pool.SimpleDataSource</text:p>
        </text:list-item>
      </text:list>
      <text:p text:style-name="Text_20_body">Their replacement classes are:</text:p>
      <text:list xml:id="list2822263653637618185" text:style-name="L20">
        <text:list-item>
          <text:p text:style-name="P103">org.firebirdsql.ds.FBConnectionPoolDataSource</text:p>
        </text:list-item>
        <text:list-item>
          <text:p text:style-name="P103">org.firebirdsql.ds.FBXADataSource</text:p>
        </text:list-item>
        <text:list-item>
          <text:p text:style-name="P153"><text:span text:style-name="T15">org.firebirdsql.pool.FBSimpleDataSource</text:span> (a normal <text:span text:style-name="T15">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 text:style-name="Internet_20_link" text:visited-style-name="Visited_20_Internet_20_Link">JDBC-86</text:a>, <text:a xlink:type="simple" xlink:href="http://tracker.firebirdsql.org/browse/JDBC-93" text:style-name="Internet_20_link" text:visited-style-name="Visited_20_Internet_20_Link">JDBC-93</text:a>, <text:a xlink:type="simple" xlink:href="http://tracker.firebirdsql.org/browse/JDBC-131" text:style-name="Internet_20_link" text:visited-style-name="Visited_20_Internet_20_Link">JDBC-131</text:a> and <text:a xlink:type="simple" xlink:href="http://tracker.firebirdsql.org/browse/JDBC-144" text:style-name="Internet_20_link" text:visited-style-name="Visited_20_Internet_20_Link">JDBC-144</text:a>.</text:p>
      <text:p text:style-name="Text_20_body">The deprecated classes can still be used with the <text:span text:style-name="T15">DataSource</text:span> implementations <text:span text:style-name="T15">WrappingDataSource</text:span> as the identified bugs do not occur with this implementation, but we advise you to switch to <text:span text:style-name="T15">FBSimpleDataSource</text:span><text:span text:style-name="T17">. If you require a standalone connection pool (outside an application server) or statement pooling, please consider using a third-party connection pool like C3P0, DBCP or </text:span><text:change text:change-id="ct207107112"/><text:change-start text:change-id="ct211968544"/><text:span text:style-name="T87">HikariCP</text:span><text:change-end text:change-id="ct211968544"/><text:span text:style-name="T17">.</text:span></text:p>
      <text:p text:style-name="Text_20_body">The new <text:span text:style-name="T15">ConnectionPoolDataSource</text:span> and <text:span text:style-name="T15">XADataSource</text:span> implementations only provide the basic functionality specified in the JDBC specifications and do <text:span text:style-name="T154">not</text:span> provide any pooling itself. The <text:soft-page-break/><text:span text:style-name="T15">ConnectionPoolDataSource</text:span> and <text:span text:style-name="T15">XADataSource</text:span> are intended to <text:span text:style-name="T153">be </text:span><text:span text:style-name="T154">used by</text:span><text:span text:style-name="T153"> </text:span>connection pools (as provided by application servers) and should not be connection pools themselves.</text:p>
      <text:h text:style-name="Heading_20_3" text:outline-level="3"><text:bookmark-start text:name="__RefHeading__3727_304866878"/>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P182">As announced above, the <text:span text:style-name="T15">ConnectionPoolDataSource</text:span> implementations in <text:span text:style-name="T15">org.firebirdsql.pool</text:span> and <text:span text:style-name="T15">org.firebirdsql.jca</text:span> will be removed in Jaybird <text:span text:style-name="T120">3.0</text:span>. Th<text:change text:change-id="ct213611016"/><text:change-start text:change-id="ct213608624"/><text:span text:style-name="T220">e</text:span><text:change-end text:change-id="ct213608624"/> <text:change text:change-id="ct211970624"/><text:change-start text:change-id="ct211967816"/><text:span text:style-name="T217">entire </text:span><text:change-end text:change-id="ct211967816"/><text:change text:change-id="ct213609560"/><text:change-start text:change-id="ct213610600"/><text:span text:style-name="T55">org.firebirdsql.pool</text:span><text:change-end text:change-id="ct213610600"/> package<text:change text:change-id="ct211968336"/><text:change-start text:change-id="ct211968856"/> <text:span text:style-name="T217">will be removed</text:span><text:change-end text:change-id="ct211968856"/>.</text:p>
      <text:p text:style-name="Text_20_body">The following (deprecated) classes will also be removed:</text:p>
      <text:list xml:id="list1432759571415325561" text:style-name="L21">
        <text:list-item>
          <text:p text:style-name="P154">org.firebirdsql.jdbc.FBWrappingDataSource<text:span text:style-name="T94"> (old deprecated class subclassing </text:span>org.firebirdsql.pool.FBWrappingDataSource<text:span text:style-name="T94">), only included in </text:span><text:span text:style-name="T28">jaybird-full</text:span><text:span text:style-name="T94"> jar</text:span></text:p>
        </text:list-item>
      </text:list>
      <text:p text:style-name="Text_20_body">Furthermore the following interfaces will be removed as they are no longer needed:</text:p>
      <text:list xml:id="list2685043019490495463" text:style-name="L22">
        <text:list-item>
          <text:p text:style-name="P156"><text:span text:style-name="T15">FirebirdSavepoint</text:span> (identical to <text:span text:style-name="T15">java.sql.Savepoint</text:span>)</text:p>
        </text:list-item>
      </text:list>
      <text:p text:style-name="Text_20_body">The following interfaces will have some of the methods removed:</text:p>
      <text:list xml:id="list8899285346634016469" text:style-name="L23">
        <text:list-item>
          <text:p text:style-name="P104">FirebirdConnection</text:p>
          <text:list>
            <text:list-item>
              <text:p text:style-name="P157"><text:span text:style-name="T15">setFirebirdSavepoint()</text:span> replace with <text:span text:style-name="T15">Connection#setSavepoint()</text:span></text:p>
            </text:list-item>
            <text:list-item>
              <text:p text:style-name="P157"><text:span text:style-name="T155">setFirebirdSavepoint(String name)</text:span><text:span text:style-name="T156"> replace with </text:span><text:span text:style-name="T155">Connection#setSavepoint(String name)</text:span></text:p>
            </text:list-item>
            <text:list-item>
              <text:p text:style-name="P155">rollback(FirebirdSavepoint savepoint)<text:span text:style-name="T94"> replace with </text:span>Connection#rollback(Savepoint savepoint)</text:p>
            </text:list-item>
            <text:list-item>
              <text:p text:style-name="P157"><text:span text:style-name="T155">releaseSavepoint(FirebirdSavepoint savepoint)</text:span><text:span text:style-name="T156"> replace with </text:span><text:span text:style-name="T155">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28">(VAR)CHAR CHARACTER SET OCTETS</text:span> as <text:span text:style-name="T28">(VAR)BINARY</text:span> type</text:p>
      <text:p text:style-name="Text_20_body">From Jaybird <text:span text:style-name="T181">3.0</text:span> on <text:span text:style-name="T15">(VAR)CHAR CHARACTER SET OCTETS</text:span> will be considered to be of <text:span text:style-name="T15">java.sql.Types</text:span> type <text:span text:style-name="T15">(VAR)BINARY</text:span><text:span text:style-name="T94">. This should not impact normal use of methods like </text:span><text:span text:style-name="T15">get/setString()</text:span><text:span text:style-name="T94">, but will impact the metadata and the type of object returned by </text:span><text:span text:style-name="T15">getObject()</text:span><text:span text:style-name="T94"> (a byte array instead of a String).</text:span></text:p>
      <text:p text:style-name="P58">Handling connections without explicit connection character set</text:p>
      <text:p text:style-name="Text_20_body">When no connection character set has been specified (properties <text:span text:style-name="T15">lc_ctype</text:span> or <text:span text:style-name="T15">encoding</text:span> with Firebird character set, or <text:span text:style-name="T15">charSet </text:span>or <text:span text:style-name="T15">localEncoding</text:span> <text:span text:style-name="T144">with Java character set), Jaybird will currently use the </text:span><text:span text:style-name="T15">NONE</text:span><text:span text:style-name="T144"> character set. This means that the Firebird server will return the bytes for </text:span><text:span text:style-name="T15">(VAR)CHAR</text:span><text:span text:style-name="T144"> columns as they are stored, while Jaybird will convert between bytes and Strings using the local platform encoding.</text:span></text:p>
      <text:p text:style-name="Text_20_body"><text:span text:style-name="T144">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 text:style-name="Internet_20_link" text:visited-style-name="Visited_20_Internet_20_Link"><text:span text:style-name="T144">JDBC-257</text:span></text:a><text:span text:style-name="T144">). We haven't decided on the exact changes yet, but most likely the next version of Jaybird will refuse to connect without an explicit connection character set. For the time being, </text:span><text:soft-page-break/><text:span text:style-name="T144">Jaybird will log a warning and add a warning on the </text:span><text:span text:style-name="T15">Connection</text:span><text:span text:style-name="T144"> when no explicit character set was specified.</text:span></text:p>
      <text:p text:style-name="Text_20_body"><text:span text:style-name="T144">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15">NONE</text:span><text:span text:style-name="T144"> is the correct character set for you, specify it explicitly in your connection string or connection properties.</text:span></text:p>
      <text:p text:style-name="P59">Replacement or upgrade of logging library</text:p>
      <text:p text:style-name="P12">Logging in Jaybird <text:span text:style-name="T181">3.0</text:span> will be changed. We will <text:change text:change-id="ct211968128"/><text:change-start text:change-id="ct211970208"/><text:span text:style-name="T218">probably</text:span><text:change-end text:change-id="ct211970208"/> switch to<text:change-start text:change-id="ct211968960"/> <text:change-end text:change-id="ct211968960"/><text:change-start text:change-id="ct211968648"/><text:span text:style-name="T218">java.util.logging,</text:span><text:change-end text:change-id="ct211968648"/> slf4j, or upgrade Log4J to version 2.x.</text:p>
      <text:p text:style-name="P60">Stricter JDBC compliance for <text:span text:style-name="T185">DatabaseMetaData</text:span> methods</text:p>
      <text:p text:style-name="P46">The current implementation of <text:span text:style-name="T189">DatabaseMetaData</text:span> methods do not conform to the JDBC specification when it comes to case sensitivity and quoted object names.</text:p>
      <text:p text:style-name="P46">In Jaybird 3.0 meta data methods will no longer <text:span text:style-name="T197">do</text:span> the following:</text:p>
      <text:list xml:id="list6832871205943024237" text:style-name="L24">
        <text:list-item>
          <text:p text:style-name="P158">Remov<text:span text:style-name="T199">e</text:span> quotes around object names</text:p>
        </text:list-item>
        <text:list-item>
          <text:p text:style-name="P158">Trying the uppercased value, when the original <text:span text:style-name="T197">parameter </text:span>value failed to produce results</text:p>
        </text:list-item>
      </text:list>
      <text:p text:style-name="P24">For example:</text:p>
      <text:p text:style-name="P73">CREATE TABLE tablename (</text:p>
      <text:p text:style-name="P73"><text:tab/>column1 INTEGER,</text:p>
      <text:p text:style-name="P73"><text:tab/><text:span text:style-name="T198">"</text:span>column2<text:span text:style-name="T198">"</text:span> INTEGER</text:p>
      <text:p text:style-name="P73">);</text:p>
      <text:p text:style-name="P47"><text:span text:style-name="T152">In Jaybird 2.2</text:span><text:span text:style-name="T144"> using </text:span><text:span text:style-name="T189">getColumns(null, null, </text:span><text:span text:style-name="T190">"</text:span><text:span text:style-name="T189">tablename</text:span><text:span text:style-name="T190">"</text:span><text:span text:style-name="T189">, </text:span><text:span text:style-name="T190">"</text:span><text:span text:style-name="T189">column%</text:span><text:span text:style-name="T190">"</text:span><text:span text:style-name="T189">)</text:span><text:span text:style-name="T144"> will return </text:span><text:span text:style-name="T191">COLUMN1</text:span><text:span text:style-name="T152">(!). U</text:span><text:span text:style-name="T144">nquoted object names are stored uppercase in Firebird, so in Jaybird 3.0 this will produce </text:span><text:span text:style-name="T145">no rows</text:span><text:span text:style-name="T147"> as </text:span><text:span text:style-name="T192">tablename</text:span><text:span text:style-name="T147"> does not match </text:span><text:span text:style-name="T192">TABLENAME</text:span><text:span text:style-name="T147">.</text:span></text:p>
      <text:p text:style-name="P47"><text:span text:style-name="T147">Changing the query to </text:span><text:span text:style-name="T192">getColumns(null, null, </text:span><text:span text:style-name="T193">"TABLENAME"</text:span><text:span text:style-name="T192">, </text:span><text:span text:style-name="T193">"</text:span><text:span text:style-name="T192">column%</text:span><text:span text:style-name="T193">"</text:span><text:span text:style-name="T192">)</text:span><text:span text:style-name="T147"> </text:span><text:span text:style-name="T148">in Jaybird </text:span><text:span text:style-name="T151">2.2 and </text:span><text:span text:style-name="T148">3.0 will only produce </text:span><text:span text:style-name="T146">one row</text:span><text:span text:style-name="T148"> (with </text:span><text:span text:style-name="T193">column2</text:span><text:span text:style-name="T148">), as </text:span><text:span text:style-name="T193">COLUMN1</text:span><text:span text:style-name="T148"> does not match </text:span><text:span text:style-name="T193">column%</text:span><text:span text:style-name="T148">.</text:span></text:p>
      <text:p text:style-name="P48"><text:span text:style-name="T147">In Jaybird 2.2 using </text:span><text:span text:style-name="T194">getColumns(null, null, </text:span><text:span text:style-name="T192">"\"TABLENAME\""</text:span><text:span text:style-name="T194">, </text:span><text:span text:style-name="T192">"</text:span><text:span text:style-name="T194">column%</text:span><text:span text:style-name="T192">"</text:span><text:span text:style-name="T194">)</text:span><text:span text:style-name="T149"> </text:span><text:span text:style-name="T147">will </text:span><text:span text:style-name="T150">return </text:span><text:span text:style-name="T195">column2</text:span><text:span text:style-name="T150"> </text:span><text:span text:style-name="T147">as the quotes will be stripped, with Jaybird 3.0 this will produce </text:span><text:span text:style-name="T145">no rows</text:span><text:span text:style-name="T147">.</text:span></text:p>
      <text:h text:style-name="P88" text:outline-level="2"><text:bookmark-start text:name="__RefHeading__8761_1080388197"/>Distribution package<text:bookmark-end text:name="__RefHeading__8761_1080388197"/></text:h>
      <text:p text:style-name="Text_20_body">The following file groups can be found in distribution package:</text:p>
      <text:list xml:id="list2172762826025055295" text:style-name="L25">
        <text:list-item>
          <text:p text:style-name="P159"><text:span text:style-name="Source_20_Text"><text:span text:style-name="T28">jaybird-2.2.</text:span></text:span><text:change text:change-id="ct211968232"/><text:change-start text:change-id="ct211968752"/><text:span text:style-name="Source_20_Text"><text:span text:style-name="T75">6</text:span></text:span><text:change-end text:change-id="ct211968752"/><text:span text:style-name="Source_20_Text"><text:span text:style-name="T28">.jar</text:span></text:span> – archive containing JCA/JDBC driver, implementation of connection pooling and statement pooling interfaces, and JMX management class. It requires JCA 1.5<text:change-start text:change-id="ct211968440"/>.<text:change-end text:change-id="ct211968440"/></text:p>
        </text:list-item>
        <text:list-item>
          <text:p text:style-name="P159"><text:span text:style-name="Source_20_Text"><text:span text:style-name="T28">jaybird-full-2.2.</text:span></text:span><text:change text:change-id="ct211969064"/><text:change-start text:change-id="ct211969688"/><text:span text:style-name="Source_20_Text"><text:span text:style-name="T75">6</text:span></text:span><text:change-end text:change-id="ct211969688"/><text:span text:style-name="Source_20_Text"><text:span text:style-name="T28">.jar</text:span></text:span> – merge of j<text:span text:style-name="Source_20_Text"><text:span text:style-name="T28">aybird-2.2.</text:span></text:span><text:change text:change-id="ct211969168"/><text:change-start text:change-id="ct211969272"/><text:span text:style-name="Source_20_Text"><text:span text:style-name="T75">6</text:span></text:span><text:change-end text:change-id="ct211969272"/><text:span text:style-name="Source_20_Text"><text:span text:style-name="T28">.jar</text:span></text:span> and <text:span text:style-name="Source_20_Text"><text:span text:style-name="T28">connector-api-1.5.jar</text:span></text:span>. This archive can be used for standalone Jaybird deployments<text:change-start text:change-id="ct211969376"/>, <text:span text:style-name="T218">it should not be used within application servers.</text:span><text:change-end text:change-id="ct211969376"/></text:p>
        </text:list-item>
        <text:list-item>
          <text:p text:style-name="P159"><text:span text:style-name="T15">jaybird-2.2.</text:span><text:change text:change-id="ct211969480"/><text:change-start text:change-id="ct211969584"/><text:span text:style-name="T56">6</text:span><text:change-end text:change-id="ct211969584"/><text:span text:style-name="T15">-sources.jar</text:span> – archive containing the sources of Jaybird (specific to this JDK version); for including Jaybird sources in your IDE<text:change-start text:change-id="ct211969792"/>.<text:change-end text:change-id="ct211969792"/></text:p>
        </text:list-item>
        <text:list-item>
          <text:p text:style-name="P159"><text:span text:style-name="Source_20_Text"><text:span text:style-name="T28">lib/connector-api-1.5.jar</text:span></text:span> – archive containing JCA 1.5 classes (required dependency)<text:change-start text:change-id="ct211969896"/>.<text:change-end text:change-id="ct211969896"/></text:p>
        </text:list-item>
        <text:list-item>
          <text:p text:style-name="P159"><text:span text:style-name="T15">lib/antlr-runtime-3.4.jar</text:span> – archive containing ANTLR runtime classes, required for generated keys functionality (optional dependency)<text:change-start text:change-id="ct211970000"/>.<text:change-end text:change-id="ct211970000"/></text:p>
        </text:list-item>
        <text:list-item>
          <text:p text:style-name="P159"><text:span text:style-name="Source_20_Text"><text:span text:style-name="T28">lib/log4j-core.jar</text:span></text:span> – archive containing core Log4J classes that provide logging (optional dependency)<text:change-start text:change-id="ct211970312"/>.<text:change-end text:change-id="ct211970312"/></text:p>
        </text:list-item>
      </text:list>
      <text:p text:style-name="Text_20_body">Jaybird has compile-time and run-time dependencies <text:span text:style-name="T179">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50235277154311" text:continue-numbering="true" text:style-name="L25">
        <text:list-item>
          <text:p text:style-name="P159"><text:span text:style-name="Source_20_Text"><text:span text:style-name="T28">jaybird22.dll</text:span></text:span> – Windows 32-bit</text:p>
        </text:list-item>
        <text:list-item>
          <text:p text:style-name="P159"><text:span text:style-name="Source_20_Text"><text:span text:style-name="T28">jaybird22_x64.dll</text:span></text:span> – Windows 64-bit</text:p>
        </text:list-item>
        <text:list-item>
          <text:p text:style-name="P159"><text:span text:style-name="T15">libjaybird22.so</text:span> – Linux 32-bit (x86)</text:p>
        </text:list-item>
        <text:list-item>
          <text:p text:style-name="P159"><text:span text:style-name="T15">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5429295480489942251" text:style-name="L26">
        <text:list-item>
          <text:p text:style-name="P160">x86: <text:a xlink:type="simple" xlink:href="http://www.microsoft.com/download/en/details.aspx?id=8328" text:style-name="Internet_20_link" text:visited-style-name="Visited_20_Internet_20_Link"><text:span text:style-name="T15">http://www.microsoft.com/download/en/details.aspx?id=8328</text:span></text:a></text:p>
        </text:list-item>
        <text:list-item>
          <text:p text:style-name="P160">x64: <text:a xlink:type="simple" xlink:href="http://www.microsoft.com/download/en/details.aspx?id=13523" text:style-name="Internet_20_link" text:visited-style-name="Visited_20_Internet_20_Link"><text:span text:style-name="T15">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 text:style-name="Internet_20_link" text:visited-style-name="Visited_20_Internet_20_Link"><text:span text:style-name="T15">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text:soft-page-break/>Source Code<text:bookmark-end text:name="__RefHeading__2775_1560579136"/></text:h>
      <text:p text:style-name="Text_20_body">The distribution package contains the normal sources in <text:span text:style-name="T15">jaybird-2.2.</text:span><text:change text:change-id="ct211970104"/><text:change-start text:change-id="ct211967712"/><text:span text:style-name="T59">6</text:span><text:change-end text:change-id="ct211967712"/><text:span text:style-name="T15">-sources.jar</text:span>; this file does not include the sources of the tests, nor the sourcecode for other JDK-versions.</text:p>
      <text:p text:style-name="P38">Full source code, including tests and build files, can be obtained from <text:span text:style-name="T167">the Subversion repository</text:span> at SourceForge.net. The <text:span text:style-name="T167">repository URL is</text:span><text:line-break/><text:a xlink:type="simple" xlink:href="svn://svn.code.sf.net/p/firebird/code/client-java" text:style-name="Internet_20_link" text:visited-style-name="Visited_20_Internet_20_Link"><text:span text:style-name="T174">svn://svn.code.sf.net/p/firebird/code/client-java</text:span></text:a></text:p>
      <text:p text:style-name="P31">Alternatively source code can be viewed online at</text:p>
      <text:p text:style-name="P31"><text:a xlink:type="simple" xlink:href="http://sourceforge.net/p/firebird/code/" text:style-name="Internet_20_link" text:visited-style-name="Visited_20_Internet_20_Link"><text:span text:style-name="T179">http://sourceforge.net/p/firebird/code/ </text:span></text:a></text:p>
      <text:h text:style-name="P88" text:outline-level="2"><text:bookmark-start text:name="__RefHeading__8763_1080388197"/>Documentation and Support<text:bookmark-end text:name="__RefHeading__8763_1080388197"/></text:h>
      <text:h text:style-name="P84" text:outline-level="3"><text:bookmark-start text:name="__RefHeading__8435_506006295"/>Where to get more information on Jaybird<text:bookmark-end text:name="__RefHeading__8435_506006295"/></text:h>
      <text:p text:style-name="P32">The most detailed information can be found in the Jaybird Frequently Asked Questions (FAQ). The FAQ is included in the distribution, and is available on-line in several places. </text:p>
      <text:p text:style-name="P32">JaybirdWiki is available at <text:a xlink:type="simple" xlink:href="http://jaybirdwiki.firebirdsql.org/" text:style-name="Internet_20_link" text:visited-style-name="Visited_20_Internet_20_Link"><text:span text:style-name="T49">http://jaybirdwiki.firebirdsql.org/</text:span></text:a></text:p>
      <text:p text:style-name="P32">Jaybird 2.1 Programmers Manual: <text:a xlink:type="simple" xlink:href="http://www.firebirdsql.org/file/documentation/drivers_documentation/Jaybird_2_1_JDBC_driver_manual.pdf" text:style-name="Internet_20_link" text:visited-style-name="Visited_20_Internet_20_Link"><text:span text:style-name="T15">http://www.firebirdsql.org/file/documentation/drivers_documentation/Jaybird_2_1_JDBC_driver_manual.pdf</text:span></text:a></text:p>
      <text:h text:style-name="P84" text:outline-level="3"><text:bookmark-start text:name="__RefHeading__2823_15605791361"/>Where to get help<text:bookmark-end text:name="__RefHeading__2823_15605791361"/></text:h>
      <text:p text:style-name="P32">The best place to start is the FAQ. Many details for using Jaybird with various programs are located there. Below are some links to useful web sites.</text:p>
      <text:list xml:id="list7569738655214746202" text:style-name="L27">
        <text:list-item>
          <text:p text:style-name="P161">The <text:a xlink:type="simple" xlink:href="http://groups.yahoo.com/group/Firebird-Java" text:style-name="Internet_20_link" text:visited-style-name="Visited_20_Internet_20_Link"><text:span text:style-name="T15">http://groups.yahoo.com/group/Firebird-Java</text:span></text:a> and corresponding mailing<text:span text:style-name="T175">-</text:span>list <text:span text:style-name="T15">Firebird-Java@yahoogroups.com</text:span></text:p>
        </text:list-item>
        <text:list-item>
          <text:p text:style-name="P161">The code for Firebird and this driver are on <text:a xlink:type="simple" xlink:href="http://sourceforge.net/projects/firebird" text:style-name="Internet_20_link" text:visited-style-name="Visited_20_Internet_20_Link"><text:span text:style-name="T15">http://sourceforge.net/projects/firebird</text:span></text:a></text:p>
        </text:list-item>
        <text:list-item>
          <text:p text:style-name="P161">The Firebird project home page <text:a xlink:type="simple" xlink:href="http://www.firebirdsql.org/" text:style-name="Internet_20_link" text:visited-style-name="Visited_20_Internet_20_Link"><text:span text:style-name="T42">http://www.firebirdsql.org</text:span></text:a></text:p>
        </text:list-item>
      </text:list>
      <text:h text:style-name="P85" text:outline-level="3"><text:bookmark-start text:name="__RefHeading__8437_506006295"/>Contributing<text:bookmark-end text:name="__RefHeading__8437_506006295"/></text:h>
      <text:p text:style-name="P39">There are several ways you can contribute to Jaybird or Firebird in general:</text:p>
      <text:list xml:id="list7668060406319476665" text:style-name="L28">
        <text:list-item>
          <text:p text:style-name="P162"><text:span text:style-name="T176">Participate on the mailinglists (see </text:span><text:a xlink:type="simple" xlink:href="http://www.firebirdsql.org/en/mailing-lists/" text:style-name="Internet_20_link" text:visited-style-name="Visited_20_Internet_20_Link"><text:span text:style-name="T176">http://www.firebirdsql.org/en/mailing-lists/</text:span></text:a><text:span text:style-name="T176">)</text:span></text:p>
        </text:list-item>
        <text:list-item>
          <text:p text:style-name="P163">Report bugs or submit patches on the tracker (see below)</text:p>
        </text:list-item>
        <text:list-item>
          <text:p text:style-name="P164">Become a developer (for Jaybird contact us on Firebird-Java, for Firebird in general, use the Firebird-devel mailing-list)</text:p>
        </text:list-item>
        <text:list-item>
          <text:p text:style-name="P162"><text:span text:style-name="T177">Become a paying member or sponsor of the Firebird Foundation (see </text:span><text:a xlink:type="simple" xlink:href="http://www.firebirdsql.org/en/firebird-foundation/" text:style-name="Internet_20_link" text:visited-style-name="Visited_20_Internet_20_Link"><text:span text:style-name="T177">http://www.firebirdsql.org/en/firebird-foundation/</text:span></text:a><text:span text:style-name="T177">)</text:span></text:p>
        </text:list-item>
      </text:list>
      <text:p text:style-name="P32"><text:span text:style-name="T175">See also </text:span><text:a xlink:type="simple" xlink:href="http://www.firebirdsql.org/en/consider-your-contribution/" text:style-name="Internet_20_link" text:visited-style-name="Visited_20_Internet_20_Link"><text:span text:style-name="T175">http://www.firebirdsql.org/en/consider-your-contribution/</text:span></text:a></text:p>
      <text:h text:style-name="P84" text:outline-level="3"><text:bookmark-start text:name="__RefHeading__2825_15605791361"/>Reporting Bugs<text:bookmark-end text:name="__RefHeading__2825_15605791361"/></text:h>
      <text:p text:style-name="P32">The developers follow the <text:span text:style-name="T15">Firebird-Java@yahoogroups.com</text:span> list. <text:span text:style-name="T178">Join the list and post information about suspected bugs. List members may be able to help out to determine if it is an actual bug, provide a workaround and get you going again, <text:s/>whereas bug fixes might take awhile.</text:span></text:p>
      <text:p text:style-name="P32">If you are sure that this is a bug you can report it in the Firebird bug tracker, project “Java Client (Jaybird)” at <text:a xlink:type="simple" xlink:href="http://tracker.firebirdsql.org/browse/JDBC" text:style-name="Internet_20_link" text:visited-style-name="Visited_20_Internet_20_Link"><text:span text:style-name="T15">http://tracker.firebirdsql.org/browse/JDBC</text:span></text:a></text:p>
      <text:p text:style-name="P40">When reporting bugs, please provide a minimal, but complete reproduction, including databases and sourcecode to reproduce the problem. Patches to fix bugs are also appreciated. Make sure the patch is against a recent trunk version of the code.</text:p>
      <text:h text:style-name="P84"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 text:style-name="Internet_20_link" text:visited-style-name="Visited_20_Internet_20_Link"><text:span text:style-name="T15">Firebird-Java@yahoogroups.com</text:span></text:a>.<text:bookmark-end text:name="__RefHeading__2821_1560579136"/></text:p>
      <text:h text:style-name="P88" text:outline-level="2"><text:bookmark-start text:name="__RefHeading__8767_1080388197"/>JDBC URL Format<text:bookmark-end text:name="__RefHeading__8767_1080388197"/></text:h>
      <text:p text:style-name="P55">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15">jdbc:firebirdsql://host[:port]/&lt;database&gt;</text:span></text:span></text:p>
      <text:p text:style-name="Table_20_Contents"><text:span text:style-name="Source_20_Text"><text:span text:style-name="T94">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94">The </text:span></text:span><text:span text:style-name="Source_20_Text"><text:span text:style-name="T15">&lt;database&gt;</text:span></text:span><text:span text:style-name="Source_20_Text"><text:span text:style-name="T94"> part should be replaced with the database alias or the path to the database. In general it is advisable to uses database aliases instead of the path the file.</text:span></text:span></text:p>
      <text:p text:style-name="Text_20_body"><text:span text:style-name="Source_20_Text"><text:span text:style-name="T94">On Linux the root </text:span></text:span><text:span text:style-name="Source_20_Text"><text:span text:style-name="T15">/</text:span></text:span><text:span text:style-name="Source_20_Text"><text:span text:style-name="T94"> should be included in the path. A database located on </text:span></text:span><text:span text:style-name="Source_20_Text"><text:span text:style-name="T15">/opt/firebird/db.fdb</text:span></text:span><text:span text:style-name="Source_20_Text"><text:span text:style-name="T94"> should use the URL below (note the double slash after port!). </text:span></text:span><text:span text:style-name="Source_20_Text"><text:span text:style-name="T15">jdbc:firebirdsql://host:port//opt/firebird/db.fdb </text:span></text:span></text:p>
      <text:p text:style-name="Table_20_Contents"><text:span text:style-name="Source_20_Text"><text:span text:style-name="T94">Deprecated but still available alternative URL:</text:span></text:span></text:p>
      <text:p text:style-name="Table_20_Contents"><text:span text:style-name="Source_20_Text"><text:span text:style-name="T15">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15">jdbc:firebirdsql:native:host[/port]:&lt;database&gt;</text:span></text:span></text:p>
      <text:p text:style-name="Table_20_Contents">Type 2 driver, will connect to the database using client library (<text:span text:style-name="Source_20_Text"><text:span text:style-name="T15">fbclient.dl</text:span></text:span><text:span text:style-name="T15">l</text:span> on Windows, and <text:span text:style-name="Source_20_Text"><text:span text:style-name="T28">libfbclient.so</text:span></text:span> on Linux). Requires correct installation of the client library.</text:p>
      <text:p text:style-name="Table_20_Contents"><text:span text:style-name="Source_20_Text"><text:span text:style-name="T28">jdbc:firebirdsql:local:</text:span></text:span><text:span text:style-name="Source_20_Text"><text:span text:style-name="T15">&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28">jdbc:firebirdsql:embedded:</text:span></text:span><text:span text:style-name="Source_20_Text"><text:span text:style-name="T15">&lt;database&gt;</text:span></text:span></text:p>
      <text:p text:style-name="Table_20_Contents">Similar to the Firebird client library, however <text:span text:style-name="Source_20_Text"><text:span text:style-name="T28">fbembed.dll</text:span></text:span> on Windows and <text:span text:style-name="Source_20_Text"><text:span text:style-name="T28">libfbembed.so</text:span></text:span> on Linux are used. Requires correctly installed and configured Firebird embedded library.</text:p>
      <text:h text:style-name="P88" text:outline-level="2"><text:bookmark-start text:name="__RefHeading__8769_1080388197"/>Using Type 2 and Embedded Server driver<text:bookmark-end text:name="__RefHeading__8769_1080388197"/></text:h>
      <text:p text:style-name="P33">Jaybird 2.2 provides a Type 2 JDBC driver that uses the native client library to connect to the databases. Additionally Jaybird 2.2 can use the embedded version of Firebird so Java applications do not require a separate server setup.</text:p>
      <text:p text:style-name="P33">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451416288940977046" text:style-name="L29">
        <text:list-item>
          <text:p text:style-name="P165"><text:span text:style-name="Source_20_Text"><text:span text:style-name="T28">jaybird22.dll / jaybird22_x64.dll</text:span></text:span> is a precompiled binary for the Windows platform. It was successfully tested with Windows XP and Windows 7, but there should be no issues in other Win<text:span text:style-name="T160">dows</text:span> OS versions (as long as the MS Visual C++ 2010 SP1 distributable is available). <text:line-break/>The library should be copied into a directory in the <text:span text:style-name="T15">PATH</text:span> environment variable, or be made available to the JVM using the <text:span text:style-name="Source_20_Text"><text:span text:style-name="T28">java.library.path</text:span></text:span> system property.</text:p>
        </text:list-item>
        <text:list-item>
          <text:p text:style-name="P166"><text:span text:style-name="Source_20_Text"><text:span text:style-name="T28">libjaybird22.so / libjaybird22_x64.so</text:span></text:span> is a precompiled binary for the Linux platform (AMD/Intel). It must be available via the <text:span text:style-name="T15">LD_LIBRARY_PATH</text:span> environment variable, or be made available to the JVM using the <text:span text:style-name="Source_20_Text"><text:span text:style-name="T28">java.library.path</text:span></text:span> system property.<text:line-break/><text:span text:style-name="T160">Dependent libraries (</text:span><text:span text:style-name="T41">libfbclient.so</text:span><text:span text:style-name="T160"> or </text:span><text:span text:style-name="T41">libfbembed.so</text:span><text:span text:style-name="T160">) need to be on the </text:span><text:span text:style-name="T41">LD_LIBRARY_PATH</text:span><text:span text:style-name="T160">. The </text:span><text:span text:style-name="T41">java.library.path</text:span><text:span text:style-name="T160"> is ignored for these libraries as they are loaded from the JNI library, and not from Java.<text:line-break/>Some Firebird distributions will not create </text:span><text:span text:style-name="T41">libfbclient.so</text:span><text:span text:style-name="T160"> (but only </text:span><text:span text:style-name="T41">libfbclient.so.2</text:span><text:span text:style-name="T160"> and </text:span><text:span text:style-name="T41">.so.2.5</text:span><text:span text:style-name="T160">), you will need to add a symlink with the name as expected by Jaybird. </text:span></text:p>
        </text:list-item>
        <text:list-item>
          <text:p text:style-name="P165">Other platforms can easily compile the JNI library by checking out the Jaybird sources from the CVS and using <text:span text:style-name="T15">./</text:span><text:span text:style-name="Source_20_Text"><text:span text:style-name="T15">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28">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28">fbintl.dll</text:span></text:span> or <text:span text:style-name="Source_20_Text"><text:span text:style-name="T28">libfbintl.so</text:span></text:span> library that contains various character encodings and collation orders. This library is expected to be installed in the <text:span text:style-name="Source_20_Text"><text:span text:style-name="T28">intl/</text:span></text:span> subdirectory of the server installation. The algorithm of directory resolution is the following:</text:p>
      <text:list xml:id="list2413203528062764309" text:style-name="L30">
        <text:list-item>
          <text:p text:style-name="P167"><text:span text:style-name="Source_20_Text"><text:span text:style-name="T28">FIREBIRD</text:span></text:span> environment variable.</text:p>
        </text:list-item>
        <text:list-item>
          <text:p text:style-name="P167"><text:span text:style-name="Source_20_Text"><text:span text:style-name="T28">RootDirectory</text:span></text:span> parameter in the <text:span text:style-name="Source_20_Text"><text:span text:style-name="T28">firebird.conf</text:span></text:span> file.</text:p>
        </text:list-item>
        <text:list-item>
          <text:p text:style-name="P167">The directory where server binary is located.</text:p>
        </text:list-item>
      </text:list>
      <text:p text:style-name="Text_20_body">When Embedded Server is used from Java and no <text:span text:style-name="Source_20_Text"><text:span text:style-name="T28">FIREBIRD</text:span></text:span> environment variable is specified, it tries to find <text:span text:style-name="Source_20_Text"><text:span text:style-name="T28">firebird.conf</text:span></text:span> in the directory where application binary is located. In our case application binary is JVM and therefore Embedded Server tries to find its configuration file in the <text:span text:style-name="Source_20_Text"><text:span text:style-name="T28">bin/</text:span></text:span> directory of the JDK or JRE installation. Same happens to the last item of the list. In most cases this is not desired behavior.</text:p>
      <text:p text:style-name="P33">Therefore, if the application uses character encodings, UDFs or wants to fine-tune server behavior <text:s/>through the configuration file, the <text:span text:style-name="Source_20_Text"><text:span text:style-name="T28">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15">fbembed.dll</text:span></text:span><text:span text:style-name="T17">/</text:span><text:span text:style-name="Source_20_Text"><text:span text:style-name="T15">libfbembed.so</text:span></text:span>), or Firebird client library (<text:span text:style-name="Source_20_Text"><text:span text:style-name="T15">fbclient.dll</text:span></text:span><text:span text:style-name="T17">/</text:span><text:span text:style-name="Source_20_Text"><text:span text:style-name="T15">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33">Since Jaybird 2.1, Jaybird is able to correctly load arbitrary number of shared libraries that implement the ISC API and forward the requests correctly depending on the type of the driver being used.</text:p>
      <text:h text:style-name="P88"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28">org.firebirdsql.event</text:span></text:span> package, which includes:</text:p>
      <text:list xml:id="list5572683987818811591" text:style-name="L31">
        <text:list-item>
          <text:p text:style-name="P168"><text:span text:style-name="Source_20_Text"><text:span text:style-name="T28">EventManager</text:span></text:span> interface to register for the synchronous and asynchronous notification about the events in the database;</text:p>
        </text:list-item>
        <text:list-item>
          <text:p text:style-name="P168"><text:span text:style-name="Source_20_Text"><text:span text:style-name="T28">EventListener</text:span></text:span> interface which has to be implemented by the application that wants to participate in the asynchronous notification;</text:p>
        </text:list-item>
        <text:list-item>
          <text:p text:style-name="P168"><text:span text:style-name="Source_20_Text"><text:span text:style-name="T28">DatabaseEvent</text:span></text:span> interface which represents the object that will be passed to the <text:span text:style-name="Source_20_Text"><text:span text:style-name="T28">EventListener</text:span></text:span> notification method;</text:p>
        </text:list-item>
        <text:list-item>
          <text:p text:style-name="P168">Implementation of the above interfaces: <text:span text:style-name="Source_20_Text"><text:span text:style-name="T28">FBEventManager</text:span></text:span> and <text:span text:style-name="Source_20_Text"><text:span text:style-name="T28">FBDatabaseEvent</text:span></text:span>.</text:p>
        </text:list-item>
      </text:list>
      <text:p text:style-name="Text_20_body"><text:span text:style-name="Strong_20_Emphasis">Please note, that each instance of </text:span><text:span text:style-name="Source_20_Text"><text:span text:style-name="T71">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161">LibreOffice</text:span> Base users have problems with the JDBC compatibility in Jaybird.</text:p>
      <text:p text:style-name="Text_20_body">The property is called:</text:p>
      <text:list xml:id="list8104679394596549790" text:style-name="L32">
        <text:list-item>
          <text:p text:style-name="P169"><text:span text:style-name="Source_20_Text"><text:span text:style-name="T28">defaultResultSetHoldable</text:span></text:span> as connection property for JDBC URL or for <text:span text:style-name="Source_20_Text"><text:span text:style-name="T28">java.sql.DriverManager</text:span></text:span> class and no or empty value should be assigned to it; it has an alias <text:span text:style-name="Source_20_Text"><text:span text:style-name="T28">defaultHoldable</text:span></text:span> to simplify the typing;</text:p>
        </text:list-item>
        <text:list-item>
          <text:p text:style-name="P169"><text:span text:style-name="Source_20_Text"><text:span text:style-name="T28">isc_dpb_result_set_holdable</text:span></text:span> as a DPB member;</text:p>
        </text:list-item>
        <text:list-item>
          <text:p text:style-name="P169"><text:span text:style-name="Source_20_Text"><text:span text:style-name="T28">FirebirdConnectionProperties</text:span></text:span> interface methods <text:span text:style-name="Source_20_Text"><text:span text:style-name="T28">isDefaultResultSetHoldable()</text:span></text:span> and <text:span text:style-name="Source_20_Text"><text:span text:style-name="T28">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33">Jaybird provides support for updatable result sets. This feature allows a Java application to update the current record using the <text:span text:style-name="Source_20_Text"><text:span text:style-name="T28">update</text:span></text:span><text:span text:style-name="Source_20_Text"><text:span text:style-name="T72">XXX</text:span></text:span> methods of <text:span text:style-name="Source_20_Text"><text:span text:style-name="T28">java.sql.ResultSet</text:span></text:span> interface. Updates are performed within the current transaction using a best row identifier in <text:span text:style-name="Source_20_Text"><text:span text:style-name="T28">WHERE</text:span></text:span> clause. This sets the following limitation on the result set “updatability”:</text:p>
      <text:list xml:id="list3022888453585138670" text:style-name="L33">
        <text:list-item>
          <text:p text:style-name="P170"><text:soft-page-break/>the <text:span text:style-name="Source_20_Text"><text:span text:style-name="T28">SELECT</text:span></text:span> references a single table;</text:p>
        </text:list-item>
        <text:list-item>
          <text:p text:style-name="P170">all columns not referenced in <text:span text:style-name="Source_20_Text"><text:span text:style-name="T28">SELECT</text:span></text:span> permit <text:span text:style-name="Source_20_Text"><text:span text:style-name="T28">NULL</text:span></text:span>s (otherwise <text:span text:style-name="Source_20_Text"><text:span text:style-name="T28">INSERT</text:span></text:span>s will fail);</text:p>
        </text:list-item>
        <text:list-item>
          <text:p text:style-name="P170">the <text:span text:style-name="Source_20_Text"><text:span text:style-name="T28">SELECT</text:span></text:span> statement does not contain <text:span text:style-name="Source_20_Text"><text:span text:style-name="T28">DISTINCT</text:span></text:span> predicate, aggregate functions, joined tables or stored procedures;</text:p>
        </text:list-item>
        <text:list-item>
          <text:p text:style-name="P170">the <text:span text:style-name="Source_20_Text"><text:span text:style-name="T28">SELECT</text:span></text:span> statement references all columns from the table primary key definition or an <text:span text:style-name="Source_20_Text"><text:span text:style-name="T28">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4233758781594018150" text:style-name="L34">
        <text:list-item>
          <text:p text:style-name="P172">database backup/restore on remote server; it is possible to performs metadata-only backups, switch the garbage collection during backup off, restore databases with no validity constraints or active indices, etc.</text:p>
        </text:list-item>
        <text:list-item>
          <text:p text:style-name="P172">database maintenance, e.g. database shutdown, sweep, changing the forced writes settings, changing SQL dialect of the database, shadow management, etc.</text:p>
        </text:list-item>
        <text:list-item>
          <text:p text:style-name="P172">retrieving database statistics including header page statistics, system table statistics, data page statistics and index statistics.</text:p>
        </text:list-item>
        <text:list-item>
          <text:p text:style-name="P171">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33">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28">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61"><text:span text:style-name="Source_20_Text"><text:span text:style-name="T15">FirebirdDriver</text:span></text:span></text:p>
          </table:table-cell>
          <table:table-cell table:style-name="Table4.B3" office:value-type="string">
            <text:p text:style-name="P62">2.0</text:p>
          </table:table-cell>
          <table:table-cell table:style-name="Table4.A2" office:value-type="string">
            <text:p text:style-name="P61"><text:span text:style-name="Source_20_Text"><text:span text:style-name="T28">newConnectionProperties()</text:span></text:span></text:p>
          </table:table-cell>
          <table:table-cell table:style-name="Table4.A2" office:value-type="string">
            <text:p text:style-name="P61">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64"/>
          </table:table-cell>
          <table:table-cell table:style-name="Table4.B3" office:value-type="string">
            <text:p text:style-name="P62"/>
          </table:table-cell>
          <table:table-cell table:style-name="Table4.A2" office:value-type="string">
            <text:p text:style-name="P61"><text:span text:style-name="Source_20_Text"><text:span text:style-name="T28">connect(FirebirdConnectionProperties)</text:span></text:span></text:p>
          </table:table-cell>
          <table:table-cell table:style-name="Table4.A2" office:value-type="string">
            <text:p text:style-name="P61">Connect to the Firebird database using the specified connection properties.</text:p>
          </table:table-cell>
        </table:table-row>
        <table:table-row>
          <table:table-cell table:style-name="Table4.A2" office:value-type="string">
            <text:p text:style-name="P61"><text:span text:style-name="Source_20_Text"><text:span text:style-name="T15">FirebirdConnectionProperties</text:span></text:span></text:p>
          </table:table-cell>
          <table:table-cell table:style-name="Table4.B3" office:value-type="string">
            <text:p text:style-name="P62">2.0</text:p>
          </table:table-cell>
          <table:table-cell table:style-name="Table4.A2" office:value-type="string">
            <text:p text:style-name="P61">see <text:a xlink:type="simple" xlink:href="#2.4.JDBC connection properties|outline" text:style-name="Internet_20_link" text:visited-style-name="Visited_20_Internet_20_Link">JDBC connection properties</text:a> section for more details.</text:p>
          </table:table-cell>
          <table:table-cell table:style-name="Table4.A2" office:value-type="string">
            <text:p text:style-name="P61"/>
          </table:table-cell>
        </table:table-row>
        <table:table-row>
          <table:table-cell table:style-name="Table4.A2" office:value-type="string">
            <text:p text:style-name="P61"><text:span text:style-name="Source_20_Text"><text:span text:style-name="T15">FirebirdConnection</text:span></text:span></text:p>
          </table:table-cell>
          <table:table-cell table:style-name="Table4.B3" office:value-type="string">
            <text:p text:style-name="P62">1.5</text:p>
          </table:table-cell>
          <table:table-cell table:style-name="Table4.A2" office:value-type="string">
            <text:p text:style-name="P61"><text:span text:style-name="Source_20_Text"><text:span text:style-name="T28">createBlob()</text:span></text:span></text:p>
          </table:table-cell>
          <table:table-cell table:style-name="Table4.A2" office:value-type="string">
            <text:p text:style-name="P61">Create new BLOB in the database. Later this BLOB can be passed as a parameter into <text:span text:style-name="Source_20_Text"><text:span text:style-name="T28">PreparedStatement</text:span></text:span> or <text:span text:style-name="Source_20_Text"><text:span text:style-name="T28">CallableStatement</text:span></text:span>.</text:p>
          </table:table-cell>
        </table:table-row>
        <table:table-row>
          <table:table-cell table:style-name="Table4.A2" office:value-type="string">
            <text:p text:style-name="P64"/>
          </table:table-cell>
          <table:table-cell table:style-name="Table4.A2" office:value-type="string">
            <text:p text:style-name="P62">1.5</text:p>
          </table:table-cell>
          <table:table-cell table:style-name="Table4.A2" office:value-type="string">
            <text:p text:style-name="P61"><text:span text:style-name="Source_20_Text"><text:span text:style-name="T28">getIscEncoding()</text:span></text:span></text:p>
          </table:table-cell>
          <table:table-cell table:style-name="Table4.A2" office:value-type="string">
            <text:p text:style-name="P61">Get connection character <text:soft-page-break/>encoding.</text:p>
          </table:table-cell>
        </table:table-row>
        <table:table-row>
          <table:table-cell table:style-name="Table4.A2" office:value-type="string">
            <text:p text:style-name="P64"/>
          </table:table-cell>
          <table:table-cell table:style-name="Table4.A2" office:value-type="string">
            <text:p text:style-name="P62">2.0</text:p>
          </table:table-cell>
          <table:table-cell table:style-name="Table4.A2" office:value-type="string">
            <text:p text:style-name="P61"><text:span text:style-name="Source_20_Text"><text:span text:style-name="T28">getTransactionParameters(<text:line-break/> <text:s text:c="3"/>int isolationLevel<text:line-break/>)</text:span></text:span></text:p>
          </table:table-cell>
          <table:table-cell table:style-name="Table4.A2" office:value-type="string">
            <text:p text:style-name="P61">Get the TPB parameters for the specified transaction isolation level.</text:p>
          </table:table-cell>
        </table:table-row>
        <table:table-row>
          <table:table-cell table:style-name="Table4.A2" office:value-type="string">
            <text:p text:style-name="P64"/>
          </table:table-cell>
          <table:table-cell table:style-name="Table4.A2" office:value-type="string">
            <text:p text:style-name="P62">2.0</text:p>
          </table:table-cell>
          <table:table-cell table:style-name="Table4.A2" office:value-type="string">
            <text:p text:style-name="P61"><text:span text:style-name="Source_20_Text"><text:span text:style-name="T28">createTransactionParameterBuffer()</text:span></text:span></text:p>
          </table:table-cell>
          <table:table-cell table:style-name="Table4.A2" office:value-type="string">
            <text:p text:style-name="P61">Create an empty transaction parameter buffer.</text:p>
          </table:table-cell>
        </table:table-row>
        <table:table-row>
          <table:table-cell table:style-name="Table4.A2" office:value-type="string">
            <text:p text:style-name="P64"/>
          </table:table-cell>
          <table:table-cell table:style-name="Table4.A2" office:value-type="string">
            <text:p text:style-name="P62">2.0</text:p>
          </table:table-cell>
          <table:table-cell table:style-name="Table4.A2" office:value-type="string">
            <text:p text:style-name="P61"><text:span text:style-name="Source_20_Text"><text:span text:style-name="T28">setTransactionParameters(<text:line-break/> <text:s text:c="3"/>int isolationLevel,<text:line-break/> <text:s text:c="3"/>TransactionParameterBuffer tpb<text:line-break/>)</text:span></text:span></text:p>
          </table:table-cell>
          <table:table-cell table:style-name="Table4.A2" office:value-type="string">
            <text:p text:style-name="P61">Set TPB parameters for the specified transaction isolation level. The newly specified mapping is valid for the whole connection lifetime.</text:p>
          </table:table-cell>
        </table:table-row>
        <table:table-row>
          <table:table-cell table:style-name="Table4.A2" office:value-type="string">
            <text:p text:style-name="P64"/>
          </table:table-cell>
          <table:table-cell table:style-name="Table4.A2" office:value-type="string">
            <text:p text:style-name="P62">2.0</text:p>
          </table:table-cell>
          <table:table-cell table:style-name="Table4.A2" office:value-type="string">
            <text:p text:style-name="P61"><text:span text:style-name="Source_20_Text"><text:span text:style-name="T28">setTransactionParameters(<text:line-break/> <text:s text:c="3"/>TransactionParameterBuffer tpb<text:line-break/>)</text:span></text:span></text:p>
          </table:table-cell>
          <table:table-cell table:style-name="Table4.A2" office:value-type="string">
            <text:p text:style-name="P61">meters are effective until the transaction isolation is changed.</text:p>
          </table:table-cell>
        </table:table-row>
        <table:table-row>
          <table:table-cell table:style-name="Table4.A2" office:value-type="string">
            <text:p text:style-name="P61"><text:span text:style-name="Source_20_Text"><text:span text:style-name="T15">FirebirdDatabaseMetaData</text:span></text:span></text:p>
          </table:table-cell>
          <table:table-cell table:style-name="Table4.A2" office:value-type="string">
            <text:p text:style-name="P62"/>
          </table:table-cell>
          <table:table-cell table:style-name="Table4.A2" office:value-type="string">
            <text:p text:style-name="P61"><text:span text:style-name="Source_20_Text"><text:span text:style-name="T28">getProcedureSourceCode(String)</text:span></text:span></text:p>
          </table:table-cell>
          <table:table-cell table:style-name="Table4.A2" office:value-type="string">
            <text:p text:style-name="P61">Get source code for the specified stored procedure name.</text:p>
          </table:table-cell>
        </table:table-row>
        <table:table-row>
          <table:table-cell table:style-name="Table4.A2" office:value-type="string">
            <text:p text:style-name="P64"/>
          </table:table-cell>
          <table:table-cell table:style-name="Table4.A2" office:value-type="string">
            <text:p text:style-name="P62"/>
          </table:table-cell>
          <table:table-cell table:style-name="Table4.A2" office:value-type="string">
            <text:p text:style-name="P61"><text:span text:style-name="Source_20_Text"><text:span text:style-name="T28">getTriggerSourceCode(String)</text:span></text:span></text:p>
          </table:table-cell>
          <table:table-cell table:style-name="Table4.A2" office:value-type="string">
            <text:p text:style-name="P61">Get source code for the specified trigger name.</text:p>
          </table:table-cell>
        </table:table-row>
        <table:table-row>
          <table:table-cell table:style-name="Table4.A2" office:value-type="string">
            <text:p text:style-name="P64"/>
          </table:table-cell>
          <table:table-cell table:style-name="Table4.A2" office:value-type="string">
            <text:p text:style-name="P62"/>
          </table:table-cell>
          <table:table-cell table:style-name="Table4.A2" office:value-type="string">
            <text:p text:style-name="P61"><text:span text:style-name="Source_20_Text"><text:span text:style-name="T28">getViewSourceCode(String)</text:span></text:span></text:p>
          </table:table-cell>
          <table:table-cell table:style-name="Table4.A2" office:value-type="string">
            <text:p text:style-name="P61">Get source code for the specified view name.</text:p>
          </table:table-cell>
        </table:table-row>
        <table:table-row>
          <table:table-cell table:style-name="Table4.A2" office:value-type="string">
            <text:p text:style-name="P61"><text:span text:style-name="Source_20_Text"><text:span text:style-name="T15">FirebirdStatement</text:span></text:span></text:p>
          </table:table-cell>
          <table:table-cell table:style-name="Table4.A2" office:value-type="string">
            <text:p text:style-name="P62">1.5</text:p>
          </table:table-cell>
          <table:table-cell table:style-name="Table4.A2" office:value-type="string">
            <text:p text:style-name="P61"><text:span text:style-name="Source_20_Text"><text:span text:style-name="T28">getInsertedRowsCount()<text:line-break/>getUpdatedRowsCount()<text:line-break/>getDeletedRowsCount()</text:span></text:span></text:p>
          </table:table-cell>
          <table:table-cell table:style-name="Table4.A2" office:value-type="string">
            <text:p text:style-name="P61">Extension that allows to get more precise information about outcome of some statement.</text:p>
          </table:table-cell>
        </table:table-row>
        <table:table-row>
          <table:table-cell table:style-name="Table4.A2" office:value-type="string">
            <text:p text:style-name="P64"/>
          </table:table-cell>
          <table:table-cell table:style-name="Table4.A2" office:value-type="string">
            <text:p text:style-name="P62">1.5</text:p>
          </table:table-cell>
          <table:table-cell table:style-name="Table4.A2" office:value-type="string">
            <text:p text:style-name="P61"><text:span text:style-name="Source_20_Text"><text:span text:style-name="T28">hasOpenResultSet()</text:span></text:span></text:p>
          </table:table-cell>
          <table:table-cell table:style-name="Table4.A2" office:value-type="string">
            <text:p text:style-name="P61">Check if this statement has open result set. Correctly works only when auto-commit is disabled. Check method documentation for details.</text:p>
          </table:table-cell>
        </table:table-row>
        <table:table-row>
          <table:table-cell table:style-name="Table4.A2" office:value-type="string">
            <text:p text:style-name="P64"/>
          </table:table-cell>
          <table:table-cell table:style-name="Table4.A2" office:value-type="string">
            <text:p text:style-name="P62">1.5</text:p>
          </table:table-cell>
          <table:table-cell table:style-name="Table4.A2" office:value-type="string">
            <text:p text:style-name="P61"><text:span text:style-name="Source_20_Text"><text:span text:style-name="T28">getCurrentResultSet()</text:span></text:span></text:p>
          </table:table-cell>
          <table:table-cell table:style-name="Table4.A2" office:value-type="string">
            <text:p text:style-name="P61">Get current result set. Behaviour of this method is similar to the behavior of the <text:s/><text:span text:style-name="Source_20_Text"><text:span text:style-name="T28">Statement.getResultSet()</text:span></text:span>, except that this method can be called as much as you like.</text:p>
          </table:table-cell>
        </table:table-row>
        <table:table-row>
          <table:table-cell table:style-name="Table4.A2" office:value-type="string">
            <text:p text:style-name="P64"/>
          </table:table-cell>
          <table:table-cell table:style-name="Table4.A2" office:value-type="string">
            <text:p text:style-name="P62">1.5</text:p>
          </table:table-cell>
          <table:table-cell table:style-name="Table4.A2" office:value-type="string">
            <text:p text:style-name="P61"><text:span text:style-name="Source_20_Text"><text:span text:style-name="T28">isValid()</text:span></text:span></text:p>
          </table:table-cell>
          <table:table-cell table:style-name="Table4.A2" office:value-type="string">
            <text:p text:style-name="P61">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64"/>
          </table:table-cell>
          <table:table-cell table:style-name="Table4.A2" office:value-type="string">
            <text:p text:style-name="P62">2.0</text:p>
          </table:table-cell>
          <table:table-cell table:style-name="Table4.A2" office:value-type="string">
            <text:p text:style-name="P61"><text:span text:style-name="Source_20_Text"><text:span text:style-name="T28">getLastExecutionPlan()</text:span></text:span></text:p>
          </table:table-cell>
          <table:table-cell table:style-name="Table4.A2" office:value-type="string">
            <text:p text:style-name="P61">Get execution plan for the last <text:soft-page-break/>executed statement.</text:p>
          </table:table-cell>
        </table:table-row>
        <table:table-row>
          <table:table-cell table:style-name="Table4.A2" office:value-type="string">
            <text:p text:style-name="P61"><text:span text:style-name="Source_20_Text"><text:span text:style-name="T15">FirebirdPreparedStatement</text:span></text:span></text:p>
          </table:table-cell>
          <table:table-cell table:style-name="Table4.A2" office:value-type="string">
            <text:p text:style-name="P62">2.0</text:p>
          </table:table-cell>
          <table:table-cell table:style-name="Table4.A2" office:value-type="string">
            <text:p text:style-name="P61"><text:span text:style-name="Source_20_Text"><text:span text:style-name="T28">getExecutionPlan()</text:span></text:span></text:p>
          </table:table-cell>
          <table:table-cell table:style-name="Table4.A2" office:value-type="string">
            <text:p text:style-name="P61">Get the execution plan of this prepared statement.</text:p>
          </table:table-cell>
        </table:table-row>
        <table:table-row>
          <table:table-cell table:style-name="Table4.A2" office:value-type="string">
            <text:p text:style-name="P64"/>
          </table:table-cell>
          <table:table-cell table:style-name="Table4.A2" office:value-type="string">
            <text:p text:style-name="P62">2.0</text:p>
          </table:table-cell>
          <table:table-cell table:style-name="Table4.A2" office:value-type="string">
            <text:p text:style-name="P61"><text:span text:style-name="Source_20_Text"><text:span text:style-name="T28">getStatementType()</text:span></text:span></text:p>
          </table:table-cell>
          <table:table-cell table:style-name="Table4.A2" office:value-type="string">
            <text:p text:style-name="P61">Get the statement type of this prepared statement.</text:p>
          </table:table-cell>
        </table:table-row>
        <table:table-row>
          <table:table-cell table:style-name="Table4.A2" office:value-type="string">
            <text:p text:style-name="P61"><text:span text:style-name="Source_20_Text"><text:span text:style-name="T15">FirebirdCallableStatement</text:span></text:span></text:p>
          </table:table-cell>
          <table:table-cell table:style-name="Table4.A2" office:value-type="string">
            <text:p text:style-name="P62">1.5</text:p>
          </table:table-cell>
          <table:table-cell table:style-name="Table4.A2" office:value-type="string">
            <text:p text:style-name="P61"><text:span text:style-name="Source_20_Text"><text:span text:style-name="T28">setSelectableProcedure(<text:line-break/> <text:s text:c="3"/>boolean selectable<text:line-break/>)</text:span></text:span></text:p>
          </table:table-cell>
          <table:table-cell table:style-name="Table4.A2" office:value-type="string">
            <text:p text:style-name="P61">Mark this callable statement as a call of the selectable procedure. By default callable statement uses <text:span text:style-name="T15">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61"><text:span text:style-name="Source_20_Text"><text:span text:style-name="T15">FirebirdResultSet</text:span></text:span></text:p>
          </table:table-cell>
          <table:table-cell table:style-name="Table4.A2" office:value-type="string">
            <text:p text:style-name="P62">2.0</text:p>
          </table:table-cell>
          <table:table-cell table:style-name="Table4.A2" office:value-type="string">
            <text:p text:style-name="P61"><text:span text:style-name="Source_20_Text"><text:span text:style-name="T28">getExecutionPlan()</text:span></text:span></text:p>
          </table:table-cell>
          <table:table-cell table:style-name="Table4.A2" office:value-type="string">
            <text:p text:style-name="P61">Get execution plan for this result set.</text:p>
          </table:table-cell>
        </table:table-row>
        <table:table-row>
          <table:table-cell table:style-name="Table4.A2" office:value-type="string">
            <text:p text:style-name="P61"><text:span text:style-name="Source_20_Text"><text:span text:style-name="T15">FirebirdBlob</text:span></text:span></text:p>
          </table:table-cell>
          <table:table-cell table:style-name="Table4.A2" office:value-type="string">
            <text:p text:style-name="P62">1.5</text:p>
          </table:table-cell>
          <table:table-cell table:style-name="Table4.A2" office:value-type="string">
            <text:p text:style-name="P61"><text:span text:style-name="Source_20_Text"><text:span text:style-name="T28">detach()</text:span></text:span></text:p>
          </table:table-cell>
          <table:table-cell table:style-name="Table4.A2" office:value-type="string">
            <text:p text:style-name="P61">Method “detaches” a BLOB object from the underlying result set. Lifetime of “detached” BLOB is limited by the lifetime of the connection.</text:p>
          </table:table-cell>
        </table:table-row>
        <table:table-row>
          <table:table-cell table:style-name="Table4.A2" office:value-type="string">
            <text:p text:style-name="P64"/>
          </table:table-cell>
          <table:table-cell table:style-name="Table4.A2" office:value-type="string">
            <text:p text:style-name="P62">1.5</text:p>
          </table:table-cell>
          <table:table-cell table:style-name="Table4.A2" office:value-type="string">
            <text:p text:style-name="P61"><text:span text:style-name="Source_20_Text"><text:span text:style-name="T28">isSegmented()</text:span></text:span></text:p>
          </table:table-cell>
          <table:table-cell table:style-name="Table4.A2" office:value-type="string">
            <text:p text:style-name="P61">Check if this BLOB is segmented. Seek operation is not defined for the segmented BLOBs.</text:p>
          </table:table-cell>
        </table:table-row>
        <table:table-row>
          <table:table-cell table:style-name="Table4.A2" office:value-type="string">
            <text:p text:style-name="P64"/>
          </table:table-cell>
          <table:table-cell table:style-name="Table4.A2" office:value-type="string">
            <text:p text:style-name="P62">1.5</text:p>
          </table:table-cell>
          <table:table-cell table:style-name="Table4.A2" office:value-type="string">
            <text:p text:style-name="P61"><text:span text:style-name="Source_20_Text"><text:span text:style-name="T28">setBinaryStream(<text:line-break/> <text:s/>long position<text:line-break/>)</text:span></text:span></text:p>
          </table:table-cell>
          <table:table-cell table:style-name="Table4.A2" office:value-type="string">
            <text:p text:style-name="P61">Opens an output stream at the specified position, allows modifying BLOB content. Due to server limitations only position 0 is supported.</text:p>
          </table:table-cell>
        </table:table-row>
        <table:table-row>
          <table:table-cell table:style-name="Table4.A2" office:value-type="string">
            <text:p text:style-name="P61"><text:span text:style-name="Source_20_Text"><text:span text:style-name="T15">FirebirdBlob.BlobInputStream</text:span></text:span></text:p>
          </table:table-cell>
          <table:table-cell table:style-name="Table4.A2" office:value-type="string">
            <text:p text:style-name="P62">1.5</text:p>
          </table:table-cell>
          <table:table-cell table:style-name="Table4.A2" office:value-type="string">
            <text:p text:style-name="P61"><text:span text:style-name="Source_20_Text"><text:span text:style-name="T28">getBlob()</text:span></text:span></text:p>
          </table:table-cell>
          <table:table-cell table:style-name="Table4.A2" office:value-type="string">
            <text:p text:style-name="P61">Get corresponding BLOB instance.</text:p>
          </table:table-cell>
        </table:table-row>
        <table:table-row>
          <table:table-cell table:style-name="Table4.A2" office:value-type="string">
            <text:p text:style-name="P64"/>
          </table:table-cell>
          <table:table-cell table:style-name="Table4.A2" office:value-type="string">
            <text:p text:style-name="P62">1.5</text:p>
          </table:table-cell>
          <table:table-cell table:style-name="Table4.A2" office:value-type="string">
            <text:p text:style-name="P61"><text:span text:style-name="Source_20_Text"><text:span text:style-name="T28">seek(int position)</text:span></text:span></text:p>
          </table:table-cell>
          <table:table-cell table:style-name="Table4.A2" office:value-type="string">
            <text:p text:style-name="P61">Change the position from which BLOB content will be read, works only for stream BLOBs.</text:p>
          </table:table-cell>
        </table:table-row>
        <table:table-row>
          <table:table-cell table:style-name="Table4.A2" office:value-type="string">
            <text:p text:style-name="P61"><text:span text:style-name="Source_20_Text"><text:span text:style-name="T15">FirebirdSavepoint</text:span></text:span><text:span text:style-name="Source_20_Text"><text:span text:style-name="T15"><text:note text:id="ftn4" text:note-class="footnote"><text:note-citation>4</text:note-citation><text:note-body><text:p text:style-name="Footnote">To be removed in Jaybird <text:span text:style-name="T182">3.0</text:span></text:p></text:note-body></text:note></text:span></text:span></text:p>
          </table:table-cell>
          <table:table-cell table:style-name="Table4.A2" office:value-type="string">
            <text:p text:style-name="P62">2.0</text:p>
          </table:table-cell>
          <table:table-cell table:style-name="Table4.A2" table:number-columns-spanned="2" office:value-type="string">
            <text:p text:style-name="P61">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28">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15">database</text:span></text:span></text:p>
          </table:table-cell>
          <table:table-cell table:style-name="Table6.B2" office:value-type="string">
            <text:p text:style-name="P62">+</text:p>
          </table:table-cell>
          <table:table-cell table:style-name="Table6.C21" office:value-type="string">
            <text:p text:style-name="P62">+</text:p>
          </table:table-cell>
          <table:table-cell table:style-name="Table6.D2" office:value-type="string">
            <text:p text:style-name="Table_20_Contents"><text:span text:style-name="T154">(deprecated) </text:span>Path to the database in the format</text:p>
            <text:p text:style-name="Table_20_Contents"><text:span text:style-name="Source_20_Text"><text:span text:style-name="T28">[host/port:]</text:span></text:span><text:span text:style-name="Source_20_Text"><text:span text:style-name="T15">&lt;database&gt;</text:span></text:span></text:p>
            <text:p text:style-name="Table_20_Contents"><text:span text:style-name="Source_20_Text"><text:span text:style-name="T94">This property is not specified in the JDBC standard. Use the the standard defined </text:span></text:span><text:span text:style-name="Source_20_Text"><text:span text:style-name="T15">serverName</text:span></text:span><text:span text:style-name="Source_20_Text"><text:span text:style-name="T94">, </text:span></text:span><text:span text:style-name="Source_20_Text"><text:span text:style-name="T15">portNumber</text:span></text:span><text:span text:style-name="Source_20_Text"><text:span text:style-name="T94"> and </text:span></text:span><text:span text:style-name="Source_20_Text"><text:span text:style-name="T15">databaseName</text:span></text:span><text:span text:style-name="Source_20_Text"><text:span text:style-name="T94"> instead</text:span></text:span></text:p>
          </table:table-cell>
        </table:table-row>
        <table:table-row>
          <table:table-cell table:style-name="Table6.A21" office:value-type="string">
            <text:p text:style-name="P63">serverName</text:p>
          </table:table-cell>
          <table:table-cell table:style-name="Table6.B3" office:value-type="string">
            <text:p text:style-name="P62">+</text:p>
          </table:table-cell>
          <table:table-cell table:style-name="Table6.C21" office:value-type="string">
            <text:p text:style-name="P62">+</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63">portNumber</text:p>
          </table:table-cell>
          <table:table-cell table:style-name="Table6.B4" office:value-type="string">
            <text:p text:style-name="P62">+</text:p>
          </table:table-cell>
          <table:table-cell table:style-name="Table6.C21" office:value-type="string">
            <text:p text:style-name="P62">+</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63">databaseName</text:p>
          </table:table-cell>
          <table:table-cell table:style-name="Table6.B5" office:value-type="string">
            <text:p text:style-name="P62">+</text:p>
          </table:table-cell>
          <table:table-cell table:style-name="Table6.C21" office:value-type="string">
            <text:p text:style-name="P62">+</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15">type</text:span></text:span></text:p>
          </table:table-cell>
          <table:table-cell table:style-name="Table6.B6" office:value-type="string">
            <text:p text:style-name="P62">+</text:p>
          </table:table-cell>
          <table:table-cell table:style-name="Table6.C21" office:value-type="string">
            <text:p text:style-name="P62">+</text:p>
          </table:table-cell>
          <table:table-cell table:style-name="Table6.D6" office:value-type="string">
            <text:p text:style-name="Table_20_Contents">Type of the driver to use. Possible values are:</text:p>
            <text:list xml:id="list4591648907561506900" text:style-name="L35">
              <text:list-item>
                <text:p text:style-name="P94"><text:span text:style-name="Source_20_Text"><text:span text:style-name="T28">PURE_JAVA</text:span></text:span> or <text:span text:style-name="Source_20_Text"><text:span text:style-name="T28">TYPE4</text:span></text:span> for type 4 JDBC driver </text:p>
              </text:list-item>
              <text:list-item>
                <text:p text:style-name="P94"><text:span text:style-name="Source_20_Text"><text:span text:style-name="T28">NATIVE</text:span></text:span> or <text:span text:style-name="Source_20_Text"><text:span text:style-name="T28">TYPE2</text:span></text:span> for type 2 JDBC driver </text:p>
              </text:list-item>
              <text:list-item>
                <text:p text:style-name="P89"><text:span text:style-name="Source_20_Text"><text:span text:style-name="T28">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15">blobBufferSize</text:span></text:span></text:p>
          </table:table-cell>
          <table:table-cell table:style-name="Table6.B7" office:value-type="string">
            <text:p text:style-name="P62">+</text:p>
          </table:table-cell>
          <table:table-cell table:style-name="Table6.C21" office:value-type="string">
            <text:p text:style-name="P62">+</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15">socketBufferSize</text:span></text:span></text:p>
          </table:table-cell>
          <table:table-cell table:style-name="Table6.B8" office:value-type="string">
            <text:p text:style-name="P62">+</text:p>
          </table:table-cell>
          <table:table-cell table:style-name="Table6.C21" office:value-type="string">
            <text:p text:style-name="P62">+</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15">buffersNumber</text:span></text:span></text:p>
          </table:table-cell>
          <table:table-cell table:style-name="Table6.B9" office:value-type="string">
            <text:p text:style-name="P62">+</text:p>
          </table:table-cell>
          <table:table-cell table:style-name="Table6.C21" office:value-type="string">
            <text:p text:style-name="P62">+</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15">charSet</text:span></text:span></text:p>
          </table:table-cell>
          <table:table-cell table:style-name="Table6.B10" office:value-type="string">
            <text:p text:style-name="P62">+</text:p>
          </table:table-cell>
          <table:table-cell table:style-name="Table6.C21" office:value-type="string">
            <text:p text:style-name="P62">+</text:p>
          </table:table-cell>
          <table:table-cell table:style-name="Table6.D10" office:value-type="string">
            <text:p text:style-name="Table_20_Contents">Character set for the connection. Similar to <text:span text:style-name="Source_20_Text"><text:span text:style-name="T28">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15">encoding</text:span></text:span></text:p>
          </table:table-cell>
          <table:table-cell table:style-name="Table6.B11" office:value-type="string">
            <text:p text:style-name="P62">+</text:p>
          </table:table-cell>
          <table:table-cell table:style-name="Table6.C21" office:value-type="string">
            <text:p text:style-name="P62">+</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15">useTranslation</text:span></text:span></text:p>
          </table:table-cell>
          <table:table-cell table:style-name="Table6.B12" office:value-type="string">
            <text:p text:style-name="P62">+</text:p>
          </table:table-cell>
          <table:table-cell table:style-name="Table6.C21" office:value-type="string">
            <text:p text:style-name="P62">+</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15">password</text:span></text:span></text:p>
          </table:table-cell>
          <table:table-cell table:style-name="Table6.B13" office:value-type="string">
            <text:p text:style-name="P62">+</text:p>
          </table:table-cell>
          <table:table-cell table:style-name="Table6.C21" office:value-type="string">
            <text:p text:style-name="P62">+</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15">roleName</text:span></text:span></text:p>
          </table:table-cell>
          <table:table-cell table:style-name="Table6.B14" office:value-type="string">
            <text:p text:style-name="P62">+</text:p>
          </table:table-cell>
          <table:table-cell table:style-name="Table6.C21" office:value-type="string">
            <text:p text:style-name="P62">+</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15">userName</text:span></text:span></text:p>
          </table:table-cell>
          <table:table-cell table:style-name="Table6.B15" office:value-type="string">
            <text:p text:style-name="P62">+</text:p>
          </table:table-cell>
          <table:table-cell table:style-name="Table6.C21" office:value-type="string">
            <text:p text:style-name="P62">+</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15">useStreamBlobs</text:span></text:span></text:p>
          </table:table-cell>
          <table:table-cell table:style-name="Table6.B16" office:value-type="string">
            <text:p text:style-name="P62">+</text:p>
          </table:table-cell>
          <table:table-cell table:style-name="Table6.C21" office:value-type="string">
            <text:p text:style-name="P62">+</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15">useStandardUdf</text:span></text:span></text:p>
          </table:table-cell>
          <table:table-cell table:style-name="Table6.B17" office:value-type="string">
            <text:p text:style-name="P62">+</text:p>
          </table:table-cell>
          <table:table-cell table:style-name="Table6.C21" office:value-type="string">
            <text:p text:style-name="P62">+</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15">defaultResultSetHoldable</text:span></text:span></text:p>
          </table:table-cell>
          <table:table-cell table:style-name="Table6.B18" office:value-type="string">
            <text:p text:style-name="P62">+</text:p>
          </table:table-cell>
          <table:table-cell table:style-name="Table6.C21" office:value-type="string">
            <text:p text:style-name="P62">+</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15">tpbMapping</text:span></text:span></text:p>
          </table:table-cell>
          <table:table-cell table:style-name="Table6.B19" office:value-type="string">
            <text:p text:style-name="P62">+</text:p>
          </table:table-cell>
          <table:table-cell table:style-name="Table6.C21" office:value-type="string">
            <text:p text:style-name="P62">+</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15">defaultIsolation</text:span></text:span></text:p>
          </table:table-cell>
          <table:table-cell table:style-name="Table6.B20" office:value-type="string">
            <text:p text:style-name="P62">+</text:p>
          </table:table-cell>
          <table:table-cell table:style-name="Table6.C21" office:value-type="string">
            <text:p text:style-name="P62">+</text:p>
          </table:table-cell>
          <table:table-cell table:style-name="Table6.D20" office:value-type="string">
            <text:p text:style-name="Table_20_Contents">Default transaction isolation level. All newly created connections will have this isolation level. One of:</text:p>
            <text:list xml:id="list7647808839520294991" text:style-name="L36">
              <text:list-item>
                <text:p text:style-name="P95"><text:span text:style-name="Source_20_Text"><text:span text:style-name="T15">TRANSACTION_READ_COMMITTED</text:span></text:span><text:span text:style-name="T15"> </text:span></text:p>
              </text:list-item>
              <text:list-item>
                <text:p text:style-name="P95"><text:span text:style-name="Source_20_Text"><text:span text:style-name="T15">TRANSACTION_REPEATABLE_READ</text:span></text:span><text:span text:style-name="T15"> </text:span></text:p>
              </text:list-item>
              <text:list-item>
                <text:p text:style-name="P90"><text:span text:style-name="Source_20_Text"><text:span text:style-name="T15">TRANSACTION_SERIALIZABLE</text:span></text:span> </text:p>
              </text:list-item>
            </text:list>
          </table:table-cell>
        </table:table-row>
        <table:table-row>
          <table:table-cell table:style-name="Table6.A21" office:value-type="string">
            <text:p text:style-name="Table_20_Contents"><text:span text:style-name="Source_20_Text"><text:span text:style-name="T15">defaultTransactionIsolation</text:span></text:span></text:p>
          </table:table-cell>
          <table:table-cell table:style-name="Table6.B21" office:value-type="string">
            <text:p text:style-name="P62">+</text:p>
          </table:table-cell>
          <table:table-cell table:style-name="Table6.C21" office:value-type="string">
            <text:p text:style-name="P62">+</text:p>
          </table:table-cell>
          <table:table-cell table:style-name="Table6.D21" office:value-type="string">
            <text:p text:style-name="Table_20_Contents">Integer value from <text:span text:style-name="Source_20_Text"><text:span text:style-name="T28">java.sql.Connection</text:span></text:span> interface corresponding to the transaction isolation level specified in <text:span text:style-name="Source_20_Text"><text:span text:style-name="T28">isolation</text:span></text:span> property.</text:p>
          </table:table-cell>
        </table:table-row>
        <table:table-row>
          <table:table-cell table:style-name="Table6.A23" office:value-type="string">
            <text:p text:style-name="Table_20_Contents"><text:span text:style-name="Source_20_Text"><text:span text:style-name="T15">nonStandardProperty</text:span></text:span></text:p>
          </table:table-cell>
          <table:table-cell table:style-name="Table6.B23" office:value-type="string">
            <text:p text:style-name="P62"><text:span text:style-name="Source_20_Text"><text:span text:style-name="T28">getNonStandardProperty(String)</text:span></text:span></text:p>
          </table:table-cell>
          <table:table-cell table:style-name="Table6.C23" office:value-type="string">
            <text:p text:style-name="P62">+</text:p>
            <text:p text:style-name="P62"><text:span text:style-name="Source_20_Text"><text:span text:style-name="T28">setNonStandardProperty(String)</text:span></text:span></text:p>
            <text:p text:style-name="P62"><text:span text:style-name="Source_20_Text"><text:span text:style-name="T28">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28">setNonStandardProperty(String)</text:span></text:span> method takes only one parameter in form <text:span text:style-name="Source_20_Text">“</text:span><text:span text:style-name="Source_20_Text"><text:span text:style-name="T28">propertyName[=propertyValue]</text:span></text:span><text:span text:style-name="Source_20_Text">”</text:span>, this allows setting non-standard <text:soft-page-break/>parameters using configuration files.</text:p>
            <text:p text:style-name="Table_20_Contents"><text:span text:style-name="Source_20_Text"><text:span text:style-name="T28">setNonStandardProperty(String, String)</text:span></text:span> takes property name as first parameter, and its value as the second parameter.</text:p>
          </table:table-cell>
        </table:table-row>
        <table:table-row>
          <table:table-cell table:style-name="Table6.A23" office:value-type="string">
            <text:p text:style-name="P65">connectTimeout</text:p>
          </table:table-cell>
          <table:table-cell table:style-name="Table6.B23" office:value-type="string">
            <text:p text:style-name="P67">+</text:p>
          </table:table-cell>
          <table:table-cell table:style-name="Table6.C23" office:value-type="string">
            <text:p text:style-name="P67">+</text:p>
          </table:table-cell>
          <table:table-cell table:style-name="Table6.D23" office:value-type="string">
            <text:p text:style-name="P66"><text:span text:style-name="T121">The connect timeout in seconds. For the Java wire protocol detects unreachable hosts, for JNI (native protocol) only defines a timeout during the </text:span><text:span text:style-name="T35">op_accept</text:span><text:span text:style-name="T121"> phase after connecting to the server.</text:span></text:p>
          </table:table-cell>
        </table:table-row>
      </table:table>
      <text:h text:style-name="P173" text:outline-level="2"/>
      <text:h text:style-name="P88"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1068793227310729951" text:style-name="L37">
        <text:list-item>
          <text:p text:style-name="P174"><text:span text:style-name="Source_20_Text"><text:span text:style-name="T28">java.sql.Array</text:span></text:span> data type is not (yet) supported</text:p>
        </text:list-item>
        <text:list-item>
          <text:p text:style-name="P174"><text:span text:style-name="Source_20_Text"><text:span text:style-name="T28">java.sql.Blob</text:span></text:span> does not implement following methods:</text:p>
          <text:list>
            <text:list-item>
              <text:p text:style-name="P174"><text:span text:style-name="Source_20_Text"><text:span text:style-name="T28">position(Blob, long)</text:span></text:span> and <text:span text:style-name="Source_20_Text"><text:span text:style-name="T28">position(byte[], long)</text:span></text:span>; Firebird does not provide any server-side optimization for these calls, client application must fetch complete BLOB content from the server to do pattern search.</text:p>
            </text:list-item>
            <text:list-item>
              <text:p text:style-name="P174"><text:span text:style-name="Source_20_Text"><text:span text:style-name="T28">truncate(long)</text:span></text:span>; Firebird does not provide such functionality on the server side, application must fetch old BLOB from the server and pump old content into a newly created BLOB.</text:p>
            </text:list-item>
          </text:list>
        </text:list-item>
        <text:list-item>
          <text:p text:style-name="P174"><text:span text:style-name="Source_20_Text"><text:span text:style-name="T28">java.sql.Connection</text:span></text:span></text:p>
          <text:list>
            <text:list-item>
              <text:p text:style-name="P174"><text:span text:style-name="Source_20_Text"><text:span text:style-name="T28">getCatalog()</text:span></text:span> and <text:span text:style-name="Source_20_Text"><text:span text:style-name="T28">setCatalog(String)</text:span></text:span> are not supported by Firebird server</text:p>
            </text:list-item>
            <text:list-item>
              <text:p text:style-name="P174"><text:span text:style-name="Source_20_Text"><text:span text:style-name="T28">getTypeMap()</text:span></text:span> and <text:span text:style-name="Source_20_Text"><text:span text:style-name="T28">setTypeMap(Map)</text:span></text:span> are not supported</text:p>
            </text:list-item>
          </text:list>
        </text:list-item>
        <text:list-item>
          <text:p text:style-name="P174"><text:span text:style-name="Source_20_Text"><text:span text:style-name="T28">java.sql.Ref</text:span></text:span><text:span text:style-name="Source_20_Text"> </text:span>data type is not supported by Firebird server</text:p>
        </text:list-item>
        <text:list-item>
          <text:p text:style-name="P174"><text:span text:style-name="Source_20_Text"><text:span text:style-name="T28">java.sql.SQLData</text:span></text:span> data type is not supported by Firebird server</text:p>
        </text:list-item>
        <text:list-item>
          <text:p text:style-name="P174"><text:span text:style-name="Source_20_Text"><text:span text:style-name="T28">java.sql.SQLInput</text:span></text:span> is not supported</text:p>
        </text:list-item>
        <text:list-item>
          <text:p text:style-name="P174"><text:span text:style-name="Source_20_Text"><text:span text:style-name="T28">java.sql.SQLOutput</text:span></text:span> is not supported</text:p>
        </text:list-item>
        <text:list-item>
          <text:p text:style-name="P174"><text:span text:style-name="T15">java.sql.SQLXML</text:span> is not supported</text:p>
        </text:list-item>
        <text:list-item>
          <text:p text:style-name="P174"><text:span text:style-name="T15">java.sql.RowId</text:span> is not supported</text:p>
        </text:list-item>
        <text:list-item>
          <text:p text:style-name="P174"><text:span text:style-name="T15">java.sql.NClob</text:span> is not supported</text:p>
        </text:list-item>
        <text:list-item>
          <text:p text:style-name="P174"><text:span text:style-name="Source_20_Text"><text:span text:style-name="T28">java.sql.Statement</text:span></text:span></text:p>
          <text:list>
            <text:list-item>
              <text:p text:style-name="P174"><text:span text:style-name="Source_20_Text"><text:span text:style-name="T28">cancel()</text:span></text:span> is implemented, but not fully supported by Jaybird</text:p>
            </text:list-item>
          </text:list>
        </text:list-item>
        <text:list-item>
          <text:p text:style-name="P174"><text:span text:style-name="Source_20_Text"><text:span text:style-name="T28">java.sql.Struct</text:span></text:span> data type is not supported by server.</text:p>
        </text:list-item>
      </text:list>
      <text:p text:style-name="Text_20_body">The following methods are implemented, but deviate from the specification:</text:p>
      <text:list xml:id="list150235398144421" text:continue-list="list1068793227310729951" text:style-name="L37">
        <text:list-item text:start-value="1">
          <text:p text:style-name="P174"><text:span text:style-name="Source_20_Text"><text:span text:style-name="T28">java.sql.Statement</text:span></text:span> </text:p>
          <text:list>
            <text:list-item>
              <text:p text:style-name="P174"><text:span text:style-name="Source_20_Text"><text:span text:style-name="T28">get</text:span></text:span><text:span text:style-name="Source_20_Text">/</text:span><text:span text:style-name="Source_20_Text"><text:span text:style-name="T28">setMaxFieldSize</text:span></text:span> does nothing, Firebird server does not support this feature.</text:p>
            </text:list-item>
            <text:list-item>
              <text:p text:style-name="P174"><text:span text:style-name="Source_20_Text"><text:span text:style-name="T28">get</text:span></text:span><text:span text:style-name="Source_20_Text">/</text:span><text:span text:style-name="Source_20_Text"><text:span text:style-name="T28">setQueryTimeout</text:span></text:span> does nothing, Firebird server does not support this feature.</text:p>
            </text:list-item>
          </text:list>
        </text:list-item>
        <text:list-item>
          <text:p text:style-name="P174"><text:span text:style-name="Source_20_Text"><text:span text:style-name="T28">java.sql.PreparedStatement</text:span></text:span> </text:p>
          <text:list>
            <text:list-item>
              <text:p text:style-name="P174"><text:span text:style-name="Source_20_Text"><text:span text:style-name="T28">setObject(int index, Object object, int type)</text:span></text:span> Target SQL type is determined from the class of the passed object and corresponding parameter is ignored.</text:p>
            </text:list-item>
            <text:list-item>
              <text:p text:style-name="P174"><text:span text:style-name="Source_20_Text"><text:span text:style-name="T28">setObject(int index, Object object, int type, int scale)</text:span></text:span> Same as above, type and scale are ignored.</text:p>
            </text:list-item>
          </text:list>
        </text:list-item>
        <text:list-item>
          <text:p text:style-name="P174"><text:span text:style-name="Source_20_Text"><text:span text:style-name="T28">java.sql.ResultSetMetaData</text:span></text:span> </text:p>
          <text:list>
            <text:list-item>
              <text:p text:style-name="P174"><text:soft-page-break/><text:span text:style-name="Source_20_Text"><text:span text:style-name="T28">isReadOnly()</text:span></text:span> always returns false </text:p>
            </text:list-item>
            <text:list-item>
              <text:p text:style-name="P174"><text:span text:style-name="Source_20_Text"><text:span text:style-name="T28">isWritable()</text:span></text:span> always returns true </text:p>
            </text:list-item>
            <text:list-item>
              <text:p text:style-name="P183"><text:span text:style-name="Source_20_Text"><text:span text:style-name="T28">isDefinitivelyWritable()</text:span></text:span> always returns true</text:p>
            </text:list-item>
          </text:list>
        </text:list-item>
      </text:list>
      <text:h text:style-name="P88"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811918921343518126" text:style-name="L38">
        <text:list-item>
          <text:p text:style-name="P175"><text:span text:style-name="Source_20_Text"><text:span text:style-name="T28">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175"><text:span text:style-name="Source_20_Text"><text:span text:style-name="T28">ResultSet.TYPE_SCROLL_INSENSITIVE</text:span></text:span> result sets are always cached on the client. The reason is quite simple – the Firebird API does not provide scrollable cursor support, navigation is possible only in one direction.</text:p>
        </text:list-item>
        <text:list-item>
          <text:p text:style-name="P175"><text:span text:style-name="Source_20_Text"><text:span text:style-name="T28">ResultSet.HOLD_CURSORS_OVER_COMMIT</text:span></text:span> holdability is supported in Jaybird only for result sets of type <text:span text:style-name="Source_20_Text"><text:span text:style-name="T28">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28">PreparedStatement.getParameterMetaData</text:span></text:span> method before all of the OUT parameters are registered. Otherwise the corresponding method of <text:span text:style-name="Source_20_Text"><text:span text:style-name="T28">CallableStatement</text:span></text:span> throws an <text:span text:style-name="Source_20_Text"><text:span text:style-name="T28">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28">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28">XAResource.forget(Xid)</text:span></text:span> is called.</text:p>
      <text:h text:style-name="Heading_20_3" text:outline-level="3"><text:bookmark-start text:name="__RefHeading__3722_2133805793"/>Compatibility with <text:span text:style-name="T73">com.sun.rowset.*</text:span><text:bookmark-end text:name="__RefHeading__3722_2133805793"/></text:h>
      <text:p text:style-name="P16">The reference implementation of <text:span text:style-name="T15">javax.sql.rowset</text:span> included with Java in package <text:span text:style-name="T15">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 text:style-name="Internet_20_link" text:visited-style-name="Visited_20_Internet_20_Link">JDBC-162</text:a> and <text:a xlink:type="simple" xlink:href="http://bugs.sun.com/bugdatabase/view_bug.do?bug_id=7046875" text:style-name="Internet_20_link" text:visited-style-name="Visited_20_Internet_20_Link">http://bugs.sun.com/bugdatabase/view_bug.do?bug_id=7046875</text:a> for details</text:p></text:note-body></text:note> (this specifically applies to <text:soft-page-break/><text:span text:style-name="T15">com.sun.rowset.CachedRowSetImpl</text:span>).</text:p>
      <text:p text:style-name="P16">We advise you to either only access columns by their index or use an implementation which correctly uses the column label for column lookup (which is either the alias or the original column name if no alias was defined).</text:p>
      <text:p text:style-name="P17"><text:span text:style-name="T162">Jaybird 2.2.1 introduced the connection property</text:span><text:span text:style-name="T164"> </text:span><text:span text:style-name="T37">columnLabelForName</text:span><text:span text:style-name="T164"> for backwards compatible behavior of </text:span><text:span text:style-name="T37">ResultSetMetaData#getColumnName(int)</text:span><text:span text:style-name="T66">. </text:span><text:span text:style-name="T165">Set property to </text:span><text:span text:style-name="T38">true</text:span><text:span text:style-name="T165"> for backwards compatible behavior (</text:span><text:span text:style-name="T38">getColumnName()</text:span><text:span text:style-name="T165"> returns the column label); don't set the property or set </text:span><text:span text:style-name="T166">it</text:span><text:span text:style-name="T165"> to </text:span><text:span text:style-name="T38">false</text:span><text:span text:style-name="T165"> for JDBC-compliant behavior (recommended)</text:span><text:span text:style-name="T164">.</text:span></text:p>
      <text:h text:style-name="P86" text:outline-level="3"><text:bookmark-start text:name="__RefHeading__4766_1756560361"/><text:span text:style-name="T164">S</text:span><text:span text:style-name="T163">upport for Firebird 3 </text:span><text:span text:style-name="T73">BOOLEAN</text:span><text:span text:style-name="T163"> type</text:span><text:bookmark-end text:name="__RefHeading__4766_1756560361"/></text:h>
      <text:p text:style-name="P42"><text:span text:style-name="T98">J</text:span><text:span text:style-name="T99">aybird 2.2.</text:span><text:span text:style-name="T100">4</text:span><text:span text:style-name="T99"> introduces support for the Firebird 3 </text:span><text:span text:style-name="T64">BOOLEAN</text:span><text:span text:style-name="T99"> type. </text:span><text:span text:style-name="T98">A boolean field can also be set with all numeric setters and the string setter (as implied by JDBC 4.1 appendix B).</text:span></text:p>
      <text:p text:style-name="P42"><text:span text:style-name="T99">For numeric types, currently only </text:span><text:span text:style-name="T64">0</text:span><text:span text:style-name="T99"> will set to </text:span><text:span text:style-name="T64">false</text:span><text:span text:style-name="T99"> and all other values will set to </text:span><text:span text:style-name="T64">true</text:span><text:span text:style-name="T99">. This is something that might change in the future. Only </text:span><text:span text:style-name="T64">0</text:span><text:span text:style-name="T99"> for </text:span><text:span text:style-name="T64">false</text:span><text:span text:style-name="T99"> and </text:span><text:span text:style-name="T64">1</text:span><text:span text:style-name="T99"> for </text:span><text:span text:style-name="T64">true</text:span><text:span text:style-name="T99"> are guaranteed, in the future we might decide to throw a conversion exception for other values!</text:span></text:p>
      <text:p text:style-name="P42"><text:span text:style-name="T99">For string types we currently set </text:span><text:span text:style-name="T64">true</text:span><text:span text:style-name="T99"> for </text:span><text:span text:style-name="T64">"true"</text:span><text:span text:style-name="T99">, </text:span><text:span text:style-name="T64">"T"</text:span><text:span text:style-name="T99">, </text:span><text:span text:style-name="T64">"Y"</text:span><text:span text:style-name="T99"> and </text:span><text:span text:style-name="T64">"1"</text:span><text:span text:style-name="T99"> (case insensitive, ignoring whitespace), all other values will set </text:span><text:span text:style-name="T64">false</text:span><text:span text:style-name="T99">; this is for compatibility with the current </text:span><text:span text:style-name="T64">getBoolean</text:span><text:span text:style-name="T99"> behaviour of </text:span><text:span text:style-name="T64">FBStringField</text:span><text:span text:style-name="T99">. This is something that might change in the future. Only </text:span><text:span text:style-name="T64">"true"</text:span><text:span text:style-name="T99"> and </text:span><text:span text:style-name="T64">"1"</text:span><text:span text:style-name="T99"> for </text:span><text:span text:style-name="T64">true</text:span><text:span text:style-name="T99"> and </text:span><text:span text:style-name="T64">"false"</text:span><text:span text:style-name="T99"> and </text:span><text:span text:style-name="T64">"0"</text:span><text:span text:style-name="T99"> for </text:span><text:span text:style-name="T64">false</text:span><text:span text:style-name="T99"> are guaranteed (case insensitive, ignoring whitespace), in the future we might decide to throw a conversion exception for other values!</text:span></text:p>
      <text:p text:style-name="P13"><text:span text:style-name="T99">W</text:span><text:span text:style-name="T21">hen using string or numeric setters for a boolean field we </text:span><text:span text:style-name="T116">strongly recommend</text:span><text:span text:style-name="T21"> to only use the guaranteed values (</text:span><text:span text:style-name="T20">0</text:span><text:span text:style-name="T21">, </text:span><text:span text:style-name="T20">1</text:span><text:span text:style-name="T21">, </text:span><text:change text:change-id="ct211967400"/><text:change-start text:change-id="ct211970416"/><text:span text:style-name="T20">"0"</text:span><text:change-end text:change-id="ct211970416"/><text:span text:style-name="T21">, </text:span><text:change text:change-id="ct211970520"/><text:change-start text:change-id="ct211967504"/><text:span text:style-name="T20">"1"</text:span><text:change-end text:change-id="ct211967504"/><text:span text:style-name="T21">, </text:span><text:change text:change-id="ct211967608"/><text:change-start text:change-id="ct211967920"/><text:span text:style-name="T20">"true"</text:span><text:change-end text:change-id="ct211967920"/><text:span text:style-name="T21"> and </text:span><text:change text:change-id="ct211968024"/><text:change-start text:change-id="ct211970936"/><text:span text:style-name="T20">"false"</text:span><text:change-end text:change-id="ct211970936"/><text:span text:style-name="T21">). </text:span><text:span text:style-name="T101">Better yet: use the boolean setter instead.</text:span></text:p>
      <text:h text:style-name="P88"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15">ConnectionPoolDataSource </text:span>implementations in <text:span text:style-name="T15">org.firebirdsql.pool</text:span> contain some serious issues. The connection pool capability <text:span text:style-name="T144">which depends on these classes</text:span> will be removed in Jaybird <text:span text:style-name="T182">3.0</text:span>.</text:p>
      <text:p text:style-name="Text_20_body">This change leaves only the <text:span text:style-name="T15">ConnectionPoolDataSource</text:span> implementations in <text:span text:style-name="T15">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17">a third-party connection pool like </text:span><text:span text:style-name="T85">c</text:span><text:span text:style-name="T17">3</text:span><text:span text:style-name="T85">p0</text:span><text:span text:style-name="T17">, DBCP or </text:span><text:change text:change-id="ct211971040"/><text:change-start text:change-id="ct211971352"/><text:span text:style-name="T88">HikariCP</text:span><text:change-end text:change-id="ct211971352"/><text:span text:style-name="T17">.</text:span></text:p>
      <text:h text:style-name="Heading_20_3" text:outline-level="3"><text:bookmark-start text:name="__RefHeading__3729_304866878"/>Description of deprecated <text:span text:style-name="T28">org.firebirdsql.pool</text:span> classes<text:bookmark-end text:name="__RefHeading__3729_304866878"/></text:h>
      <text:section text:style-name="Sect2" text:name="Warning deprecation">
        <text:p text:style-name="P34">WARNING: This section provides information on deprecated classes,</text:p>
        <text:p text:style-name="P35">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69">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69">...</text:p>
          </table:table-cell>
        </table:table-row>
      </table:table>
      <text:p text:style-name="P33">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69"><text:span text:style-name="Source_20_Text"><text:span text:style-name="T15">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69"><text:span text:style-name="Source_20_Text"><text:span text:style-name="T15">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69"><text:span text:style-name="Source_20_Text"><text:span text:style-name="T15">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69"><text:span text:style-name="Source_20_Text"><text:span text:style-name="T15">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69"><text:span text:style-name="Source_20_Text"><text:span text:style-name="T15">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69"><text:span text:style-name="Source_20_Text"><text:span text:style-name="T15">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69"><text:span text:style-name="Source_20_Text"><text:span text:style-name="T15">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28">java.io.Serializable</text:span></text:span> and <text:span text:style-name="Source_20_Text"><text:span text:style-name="T28">javax.naming.Referenceable</text:span></text:span> interfaces, which allows using it in a wide range of web and application servers. </text:p>
      <text:p text:style-name="Text_20_body">Class implements both <text:span text:style-name="Source_20_Text"><text:span text:style-name="T15">javax.sql.ConnectionPoolDataSource</text:span></text:span> and <text:span text:style-name="T15">j</text:span><text:span text:style-name="Source_20_Text"><text:span text:style-name="T15">avax.sql.XADataSource</text:span></text:span> interfaces. Pooled connections returned by this class implement <text:span text:style-name="Source_20_Text"><text:span text:style-name="T15">javax.sql.PooledConnection</text:span></text:span> and <text:span text:style-name="Source_20_Text"><text:span text:style-name="T15">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28">maxIdleTime</text:span></text:span></text:p>
          </table:table-cell>
          <table:table-cell table:style-name="Table5.A2" office:value-type="string">
            <text:p text:style-name="P62">+</text:p>
          </table:table-cell>
          <table:table-cell table:style-name="Table5.A2" office:value-type="string">
            <text:p text:style-name="P62">+</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28">maxPoolSize</text:span></text:span></text:p>
          </table:table-cell>
          <table:table-cell table:style-name="Table5.A2" office:value-type="string">
            <text:p text:style-name="P62">+</text:p>
          </table:table-cell>
          <table:table-cell table:style-name="Table5.A2" office:value-type="string">
            <text:p text:style-name="P62">+</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28">minPoolSize</text:span></text:span></text:p>
          </table:table-cell>
          <table:table-cell table:style-name="Table5.A2" office:value-type="string">
            <text:p text:style-name="P62">+</text:p>
          </table:table-cell>
          <table:table-cell table:style-name="Table5.A2" office:value-type="string">
            <text:p text:style-name="P62">+</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28">maxStatements</text:span></text:span></text:p>
          </table:table-cell>
          <table:table-cell table:style-name="Table5.A2" office:value-type="string">
            <text:p text:style-name="P62">+</text:p>
          </table:table-cell>
          <table:table-cell table:style-name="Table5.A2" office:value-type="string">
            <text:p text:style-name="P62">+</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28">blockingTimeout</text:span></text:span></text:p>
          </table:table-cell>
          <table:table-cell table:style-name="Table7.A2" office:value-type="string">
            <text:p text:style-name="P62">+</text:p>
          </table:table-cell>
          <table:table-cell table:style-name="Table7.A2" office:value-type="string">
            <text:p text:style-name="P62">+</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28">retryInterval</text:span></text:span></text:p>
          </table:table-cell>
          <table:table-cell table:style-name="Table7.A2" office:value-type="string">
            <text:p text:style-name="P62">+</text:p>
          </table:table-cell>
          <table:table-cell table:style-name="Table7.A2" office:value-type="string">
            <text:p text:style-name="P62">+</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28">pooling</text:span></text:span></text:p>
          </table:table-cell>
          <table:table-cell table:style-name="Table7.A2" office:value-type="string">
            <text:p text:style-name="P62">+</text:p>
          </table:table-cell>
          <table:table-cell table:style-name="Table7.A2" office:value-type="string">
            <text:p text:style-name="P62">+</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28">statementPooling</text:span></text:span></text:p>
          </table:table-cell>
          <table:table-cell table:style-name="Table7.A2" office:value-type="string">
            <text:p text:style-name="P62">+</text:p>
          </table:table-cell>
          <table:table-cell table:style-name="Table7.A2" office:value-type="string">
            <text:p text:style-name="P62">+</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28">pingStatement</text:span></text:span></text:p>
          </table:table-cell>
          <table:table-cell table:style-name="Table7.A2" office:value-type="string">
            <text:p text:style-name="P62">+</text:p>
          </table:table-cell>
          <table:table-cell table:style-name="Table7.A2" office:value-type="string">
            <text:p text:style-name="P62">+</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28">pingInterval</text:span></text:span></text:p>
          </table:table-cell>
          <table:table-cell table:style-name="Table7.A2" office:value-type="string">
            <text:p text:style-name="P62">+</text:p>
          </table:table-cell>
          <table:table-cell table:style-name="Table7.A2" office:value-type="string">
            <text:p text:style-name="P62">+</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56">Runtime Pool Properties</text:p>
      <text:p text:style-name="P55">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28">freeSize</text:span></text:span></text:p>
          </table:table-cell>
          <table:table-cell table:style-name="Table10.A2" office:value-type="string">
            <text:p text:style-name="P62">+</text:p>
          </table:table-cell>
          <table:table-cell table:style-name="Table10.A2" office:value-type="string">
            <text:p text:style-name="P62">-</text:p>
          </table:table-cell>
          <table:table-cell table:style-name="Table10.A2" office:value-type="string">
            <text:p text:style-name="Table_20_Contents">Tells how many free connections are in the pool. Value is between 0 and <text:span text:style-name="Source_20_Text"><text:span text:style-name="T28">totalSize</text:span></text:span>.</text:p>
          </table:table-cell>
        </table:table-row>
        <table:table-row>
          <table:table-cell table:style-name="Table10.A2" office:value-type="string">
            <text:p text:style-name="Table_20_Contents"><text:span text:style-name="Source_20_Text"><text:span text:style-name="T28">workingSize</text:span></text:span></text:p>
          </table:table-cell>
          <table:table-cell table:style-name="Table10.A2" office:value-type="string">
            <text:p text:style-name="P62">+</text:p>
          </table:table-cell>
          <table:table-cell table:style-name="Table10.A2" office:value-type="string">
            <text:p text:style-name="P62">-</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28">totalSize</text:span></text:span></text:p>
          </table:table-cell>
          <table:table-cell table:style-name="Table10.A2" office:value-type="string">
            <text:p text:style-name="P62">+</text:p>
          </table:table-cell>
          <table:table-cell table:style-name="Table10.A2" office:value-type="string">
            <text:p text:style-name="P62">-</text:p>
          </table:table-cell>
          <table:table-cell table:style-name="Table10.A2" office:value-type="string">
            <text:p text:style-name="Table_20_Contents">Total size of open connection. At the pool creation – 0, after obtaining first connection – between <text:span text:style-name="Source_20_Text"><text:span text:style-name="T28">minPoolSize</text:span></text:span> and <text:span text:style-name="Source_20_Text"><text:span text:style-name="T28">maxPoolSize</text:span></text:span>.</text:p>
          </table:table-cell>
        </table:table-row>
        <table:table-row>
          <table:table-cell table:style-name="Table10.A2" office:value-type="string">
            <text:p text:style-name="Table_20_Contents"><text:span text:style-name="Source_20_Text"><text:span text:style-name="T28">connectionCount</text:span></text:span></text:p>
          </table:table-cell>
          <table:table-cell table:style-name="Table10.A2" office:value-type="string">
            <text:p text:style-name="P62">+</text:p>
          </table:table-cell>
          <table:table-cell table:style-name="Table10.A2" office:value-type="string">
            <text:p text:style-name="P62">-</text:p>
          </table:table-cell>
          <table:table-cell table:style-name="Table10.A2" office:value-type="string">
            <text:p text:style-name="Table_20_Contents"><text:span text:style-name="T122">Deprecated</text:span>. Same as <text:span text:style-name="Source_20_Text"><text:span text:style-name="T28">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33">This class is a wrapper for <text:span text:style-name="Source_20_Text"><text:span text:style-name="T28">FBConnectionPoolDataSource</text:span></text:span> converting interface from <text:span text:style-name="Source_20_Text"><text:span text:style-name="T28">javax.sql.ConnectionPoolDataSource</text:span></text:span> to <text:span text:style-name="Source_20_Text"><text:span text:style-name="T28">javax.sql.DataSource</text:span></text:span>. It defines same properties as <text:span text:style-name="Source_20_Text"><text:span text:style-name="T28">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33">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28">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28">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28">false</text:span></text:span>, no debug information is available.</text:p>
            <text:p text:style-name="Table_20_Contents">When it is set to <text:span text:style-name="Source_20_Text"><text:span text:style-name="T28">true</text:span></text:span>, pool automatically prints the following information:</text:p>
            <text:list xml:id="list3844278729275736171" text:style-name="L39">
              <text:list-item>
                <text:p text:style-name="P91">When physical connection is added to the pool – <text:span text:style-name="Source_20_Text"><text:span text:style-name="T28">DEBUG</text:span></text:span></text:p>
              </text:list-item>
              <text:list-item>
                <text:p text:style-name="P91">When a maximum pool capacity is reached – <text:span text:style-name="Source_20_Text"><text:span text:style-name="T28">DEBUG</text:span></text:span></text:p>
              </text:list-item>
              <text:list-item>
                <text:p text:style-name="P91">When connection is obtained from pool – <text:span text:style-name="Source_20_Text"><text:span text:style-name="T28">DEBUG</text:span></text:span></text:p>
              </text:list-item>
              <text:list-item>
                <text:p text:style-name="P91">When connection is released back to pool – <text:span text:style-name="Source_20_Text"><text:span text:style-name="T28">DEBUG</text:span></text:span></text:p>
              </text:list-item>
              <text:list-item>
                <text:p text:style-name="P91">Whether pool supports open statements across transaction boundaries – <text:span text:style-name="Source_20_Text"><text:span text:style-name="T28">INFO</text:span></text:span></text:p>
              </text:list-item>
            </text:list>
          </table:table-cell>
        </table:table-row>
        <table:table-row>
          <table:table-cell table:style-name="Table9.A2" office:value-type="string">
            <text:p text:style-name="Table_20_Contents"><text:span text:style-name="Source_20_Text"><text:span text:style-name="T28">FBPoolShowTrace</text:span></text:span></text:p>
          </table:table-cell>
          <table:table-cell table:style-name="Table9.A2" office:value-type="string">
            <text:p text:style-name="Table_20_Contents">Enables logging of the thread stack trace when debugging is enabled and:</text:p>
            <text:list xml:id="list6876490715426835112" text:style-name="L40">
              <text:list-item>
                <text:p text:style-name="P92">Connection is allocated from the pool – <text:span text:style-name="Source_20_Text"><text:span text:style-name="T28">DEBUG</text:span></text:span></text:p>
              </text:list-item>
              <text:list-item>
                <text:p text:style-name="P92">Thread is blocked while waiting for a free connection – <text:span text:style-name="Source_20_Text"><text:span text:style-name="T28">WARN</text:span></text:span></text:p>
              </text:list-item>
            </text:list>
          </table:table-cell>
        </table:table-row>
        <table:table-row>
          <table:table-cell table:style-name="Table9.A2" office:value-type="string">
            <text:p text:style-name="Table_20_Contents"><text:span text:style-name="Source_20_Text"><text:span text:style-name="T28">FBPoolDebugStmtCache</text:span></text:span></text:p>
          </table:table-cell>
          <table:table-cell table:style-name="Table9.A2" office:value-type="string">
            <text:p text:style-name="Table_20_Contents">When statement caching is used and debugging is enabled, following information is logged:</text:p>
            <text:list xml:id="list5751463697915855141" text:style-name="L41">
              <text:list-item>
                <text:p text:style-name="P93">When a statement is prepared – <text:span text:style-name="Source_20_Text"><text:span text:style-name="T28">INFO</text:span></text:span></text:p>
              </text:list-item>
              <text:list-item>
                <text:p text:style-name="P93">When statement cache is cleaned – <text:span text:style-name="Source_20_Text"><text:span text:style-name="T28">INFO</text:span></text:span></text:p>
              </text:list-item>
              <text:list-item>
                <text:p text:style-name="P93">When statement is obtained from or returned back to pool – <text:span text:style-name="Source_20_Text"><text:span text:style-name="T28">INFO</text:span></text:span></text:p>
              </text:list-item>
            </text:list>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4-07-23T10:39:52</meta:creation-date>
    <dc:date>2014-12-29T15:02:34.910000000</dc:date>
    <meta:print-date>2011-10-09T10:12:42.06</meta:print-date>
    <dc:language>en-US</dc:language>
    <meta:editing-cycles>525</meta:editing-cycles>
    <meta:editing-duration>P4DT16H25M12S</meta:editing-duration>
    <meta:document-statistic meta:table-count="10" meta:image-count="0" meta:object-count="0" meta:page-count="37" meta:paragraph-count="877" meta:word-count="10327" meta:character-count="71948" meta:non-whitespace-character-count="62518"/>
    <meta:user-defined meta:name="Info 1"/>
    <meta:user-defined meta:name="Info 2"/>
    <meta:user-defined meta:name="Info 3"/>
    <meta:user-defined meta:name="Info 4"/>
  </office:meta>
</office:document-meta>
</file>